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2pt"/>
    </style:style>
    <style:style style:name="co3" style:family="table-column">
      <style:table-column-properties fo:break-before="auto" style:column-width="125.35pt"/>
    </style:style>
    <style:style style:name="co4" style:family="table-column">
      <style:table-column-properties fo:break-before="auto" style:column-width="78.86pt"/>
    </style:style>
    <style:style style:name="co5" style:family="table-column">
      <style:table-column-properties fo:break-before="auto" style:column-width="113.84pt"/>
    </style:style>
    <style:style style:name="co6" style:family="table-column">
      <style:table-column-properties fo:break-before="auto" style:column-width="326.75pt"/>
    </style:style>
    <style:style style:name="co7" style:family="table-column">
      <style:table-column-properties fo:break-before="auto" style:column-width="43.91pt"/>
    </style:style>
    <style:style style:name="co8" style:family="table-column">
      <style:table-column-properties fo:break-before="auto" style:column-width="37.96pt"/>
    </style:style>
    <style:style style:name="co9" style:family="table-column">
      <style:table-column-properties fo:break-before="auto" style:column-width="122.29pt"/>
    </style:style>
    <style:style style:name="co10" style:family="table-column">
      <style:table-column-properties fo:break-before="auto" style:column-width="94.99pt"/>
    </style:style>
    <style:style style:name="co11" style:family="table-column">
      <style:table-column-properties fo:break-before="auto" style:column-width="29.76pt"/>
    </style:style>
    <style:style style:name="co12" style:family="table-column">
      <style:table-column-properties fo:break-before="auto" style:column-width="51.14pt"/>
    </style:style>
    <style:style style:name="co13" style:family="table-column">
      <style:table-column-properties fo:break-before="auto" style:column-width="63.55pt"/>
    </style:style>
    <style:style style:name="co14" style:family="table-column">
      <style:table-column-properties fo:break-before="auto" style:column-width="36.45pt"/>
    </style:style>
    <style:style style:name="co15" style:family="table-column">
      <style:table-column-properties fo:break-before="auto" style:column-width="39.4pt"/>
    </style:style>
    <style:style style:name="co16" style:family="table-column">
      <style:table-column-properties fo:break-before="auto" style:column-width="44.65pt"/>
    </style:style>
    <style:style style:name="co17" style:family="table-column">
      <style:table-column-properties fo:break-before="auto" style:column-width="27.5pt"/>
    </style:style>
    <style:style style:name="co18" style:family="table-column">
      <style:table-column-properties fo:break-before="auto" style:column-width="105.39pt"/>
    </style:style>
    <style:style style:name="co19" style:family="table-column">
      <style:table-column-properties fo:break-before="auto" style:column-width="139.35pt"/>
    </style:style>
    <style:style style:name="co20" style:family="table-column">
      <style:table-column-properties fo:break-before="auto" style:column-width="59.1pt"/>
    </style:style>
    <style:style style:name="co21" style:family="table-column">
      <style:table-column-properties fo:break-before="auto" style:column-width="235.25pt"/>
    </style:style>
    <style:style style:name="co22" style:family="table-column">
      <style:table-column-properties fo:break-before="auto" style:column-width="88.55pt"/>
    </style:style>
    <style:style style:name="co23" style:family="table-column">
      <style:table-column-properties fo:break-before="auto" style:column-width="73.11pt"/>
    </style:style>
    <style:style style:name="co24" style:family="table-column">
      <style:table-column-properties fo:break-before="auto" style:column-width="57.8pt"/>
    </style:style>
    <style:style style:name="co25" style:family="table-column">
      <style:table-column-properties fo:break-before="auto" style:column-width="355.75pt"/>
    </style:style>
    <style:style style:name="co26" style:family="table-column">
      <style:table-column-properties fo:break-before="auto" style:column-width="118.15pt"/>
    </style:style>
    <style:style style:name="co27" style:family="table-column">
      <style:table-column-properties fo:break-before="auto" style:column-width="35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 style:data-style-name="N2"/>
    <style:style style:name="ce15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5" style:family="table-cell" style:parent-style-name="Default" style:data-style-name="N100"/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 style:data-style-name="N2"/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stimates</text:p>
          </table:table-cell>
          <table:table-cell table:number-columns-repeated="3"/>
          <table:table-cell office:value-type="string" calcext:value-type="string">
            <text:p>order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Base board</text:p>
          </table:table-cell>
          <table:table-cell table:style-name="ce4"/>
          <table:table-cell table:style-name="ce6"/>
          <table:table-cell/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amount</text:p>
          </table:table-cell>
          <table:table-cell table:style-name="ce4" office:value-type="string" calcext:value-type="string">
            <text:p>baseboard </text:p>
          </table:table-cell>
          <table:table-cell table:style-name="ce4" office:value-type="float" office:value="3310" calcext:value-type="float">
            <text:p>3310</text:p>
          </table:table-cell>
          <table:table-cell table:style-name="ce6" office:value-type="string" calcext:value-type="string">
            <text:p>type</text:p>
          </table:table-cell>
        </table:table-row>
        <table:table-row table:style-name="ro1">
          <table:table-cell/>
          <table:table-cell table:style-name="ce2" office:value-type="string" calcext:value-type="string">
            <text:p>Supplier</text:p>
          </table:table-cell>
          <table:table-cell office:value-type="string" calcext:value-type="string">
            <text:p>What</text:p>
          </table:table-cell>
          <table:table-cell table:style-name="ce7" office:value-type="string" calcext:value-type="string">
            <text:p>EUR</text:p>
          </table:table-cell>
          <table:table-cell/>
          <table:table-cell table:style-name="ce2" office:value-type="string" calcext:value-type="string">
            <text:p>dummy orde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string" calcext:value-type="string">
            <text:p>bank</text:p>
          </table:table-cell>
        </table:table-row>
        <table:table-row table:style-name="ro1">
          <table:table-cell/>
          <table:table-cell table:style-name="ce2" office:value-type="string" calcext:value-type="string">
            <text:p>Farnell</text:p>
          </table:table-cell>
          <table:table-cell office:value-type="string" calcext:value-type="string">
            <text:p>most parts</text:p>
          </table:table-cell>
          <table:table-cell table:style-name="ce8" table:formula="of:=['farnell-a'.I42]" office:value-type="float" office:value="254.854164516129" calcext:value-type="float">
            <text:p>254.85</text:p>
          </table:table-cell>
          <table:table-cell/>
          <table:table-cell table:style-name="ce2" office:value-type="string" calcext:value-type="string">
            <text:p>dummy orde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7" office:value-type="string" calcext:value-type="string">
            <text:p>paypal</text:p>
          </table:table-cell>
        </table:table-row>
        <table:table-row table:style-name="ro1">
          <table:table-cell/>
          <table:table-cell table:style-name="ce2" office:value-type="string" calcext:value-type="string">
            <text:p>Mouser</text:p>
          </table:table-cell>
          <table:table-cell office:value-type="string" calcext:value-type="string">
            <text:p>keys,switches,nrf,rng</text:p>
          </table:table-cell>
          <table:table-cell table:style-name="ce7" table:formula="of:=['mouser-a'.E14]" office:value-type="float" office:value="86.977" calcext:value-type="float">
            <text:p>86.977</text:p>
          </table:table-cell>
          <table:table-cell/>
          <table:table-cell table:style-name="ce2"/>
          <table:table-cell table:number-columns-repeated="3"/>
          <table:table-cell table:style-name="ce7"/>
        </table:table-row>
        <table:table-row table:style-name="ro1">
          <table:table-cell/>
          <table:table-cell table:style-name="ce2" office:value-type="string" calcext:value-type="string">
            <text:p>Electrodragon</text:p>
          </table:table-cell>
          <table:table-cell office:value-type="string" calcext:value-type="string">
            <text:p>pcb, stencil</text:p>
          </table:table-cell>
          <table:table-cell table:style-name="ce7" table:formula="of:=[electrodragon.D8]" office:value-type="float" office:value="41.84" calcext:value-type="float">
            <text:p>41.84</text:p>
          </table:table-cell>
          <table:table-cell/>
          <table:table-cell table:style-name="ce2"/>
          <table:table-cell table:number-columns-repeated="3"/>
          <table:table-cell table:style-name="ce7"/>
        </table:table-row>
        <table:table-row table:style-name="ro1">
          <table:table-cell/>
          <table:table-cell table:style-name="ce2" office:value-type="string" calcext:value-type="string">
            <text:p>DealExtreme</text:p>
          </table:table-cell>
          <table:table-cell office:value-type="string" calcext:value-type="string">
            <text:p>battery, oled</text:p>
          </table:table-cell>
          <table:table-cell table:style-name="ce7" table:formula="of:=[DealExtreme.D8]" office:value-type="float" office:value="101.46" calcext:value-type="float">
            <text:p>101.46</text:p>
          </table:table-cell>
          <table:table-cell/>
          <table:table-cell table:style-name="ce2"/>
          <table:table-cell table:number-columns-repeated="3"/>
          <table:table-cell table:style-name="ce7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8" table:formula="of:=SUM([Overview.D5:.D8])" office:value-type="float" office:value="485.131164516129" calcext:value-type="float">
            <text:p>485.13</text:p>
          </table:table-cell>
          <table:table-cell/>
          <table:table-cell table:style-name="ce2"/>
          <table:table-cell table:number-columns-repeated="3"/>
          <table:table-cell table:style-name="ce7"/>
        </table:table-row>
        <table:table-row table:style-name="ro1">
          <table:table-cell/>
          <table:table-cell table:style-name="ce2" office:value-type="string" calcext:value-type="string">
            <text:p>per person</text:p>
          </table:table-cell>
          <table:table-cell/>
          <table:table-cell table:style-name="ce8" table:formula="of:=[Overview.D9]/[.H16]" office:value-type="float" office:value="44.1028331378299" calcext:value-type="float">
            <text:p>44.10</text:p>
          </table:table-cell>
          <table:table-cell/>
          <table:table-cell table:style-name="ce2"/>
          <table:table-cell table:number-columns-repeated="3"/>
          <table:table-cell table:style-name="ce7"/>
        </table:table-row>
        <table:table-row table:style-name="ro1">
          <table:table-cell/>
          <table:table-cell table:style-name="ce3"/>
          <table:table-cell table:style-name="ce5"/>
          <table:table-cell table:style-name="ce9"/>
          <table:table-cell/>
          <table:table-cell table:style-name="ce2"/>
          <table:table-cell table:number-columns-repeated="3"/>
          <table:table-cell table:style-name="ce7"/>
        </table:table-row>
        <table:table-row table:style-name="ro1">
          <table:table-cell/>
          <table:table-cell table:style-name="ce2"/>
          <table:table-cell/>
          <table:table-cell table:style-name="ce7"/>
          <table:table-cell/>
          <table:table-cell table:style-name="ce2"/>
          <table:table-cell table:number-columns-repeated="3"/>
          <table:table-cell table:style-name="ce7"/>
        </table:table-row>
        <table:table-row table:style-name="ro1">
          <table:table-cell/>
          <table:table-cell table:style-name="ce2" office:value-type="string" calcext:value-type="string">
            <text:p>3310 board</text:p>
          </table:table-cell>
          <table:table-cell office:value-type="string" calcext:value-type="string">
            <text:p>(*3310 sheets)</text:p>
          </table:table-cell>
          <table:table-cell table:style-name="ce7"/>
          <table:table-cell/>
          <table:table-cell table:style-name="ce2"/>
          <table:table-cell table:number-columns-repeated="3"/>
          <table:table-cell table:style-name="ce7"/>
        </table:table-row>
        <table:table-row table:style-name="ro1">
          <table:table-cell/>
          <table:table-cell table:style-name="ce2" office:value-type="string" calcext:value-type="string">
            <text:p>Supplier</text:p>
          </table:table-cell>
          <table:table-cell office:value-type="string" calcext:value-type="string">
            <text:p>What</text:p>
          </table:table-cell>
          <table:table-cell table:style-name="ce7" office:value-type="string" calcext:value-type="string">
            <text:p>EUR</text:p>
          </table:table-cell>
          <table:table-cell/>
          <table:table-cell table:style-name="ce2"/>
          <table:table-cell table:number-columns-repeated="3"/>
          <table:table-cell table:style-name="ce7"/>
        </table:table-row>
        <table:table-row table:style-name="ro1">
          <table:table-cell/>
          <table:table-cell table:style-name="ce2" office:value-type="string" calcext:value-type="string">
            <text:p>Farnell</text:p>
          </table:table-cell>
          <table:table-cell office:value-type="string" calcext:value-type="string">
            <text:p>most parts</text:p>
          </table:table-cell>
          <table:table-cell table:style-name="ce8" table:formula="of:=[farnell3310.I45]" office:value-type="float" office:value="266.122422580645" calcext:value-type="float">
            <text:p>266.12</text:p>
          </table:table-cell>
          <table:table-cell/>
          <table:table-cell table:style-name="ce2"/>
          <table:table-cell table:number-columns-repeated="3"/>
          <table:table-cell table:style-name="ce7"/>
        </table:table-row>
        <table:table-row table:style-name="ro1">
          <table:table-cell/>
          <table:table-cell table:style-name="ce2" office:value-type="string" calcext:value-type="string">
            <text:p>Mouser</text:p>
          </table:table-cell>
          <table:table-cell office:value-type="string" calcext:value-type="string">
            <text:p>switches,nrf,rng</text:p>
          </table:table-cell>
          <table:table-cell table:style-name="ce7" table:formula="of:=[mouser3310.E14]" office:value-type="float" office:value="66.077" calcext:value-type="float">
            <text:p>66.077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5" table:formula="of:=SUM([.G4:.G15])" office:value-type="float" office:value="1000" calcext:value-type="float">
            <text:p>1000</text:p>
          </table:table-cell>
          <table:table-cell table:style-name="ce5" table:formula="of:=SUM([.H4:.H15])" office:value-type="float" office:value="11" calcext:value-type="float">
            <text:p>11</text:p>
          </table:table-cell>
          <table:table-cell table:style-name="ce5" table:formula="of:=SUM([.I4:.I15])" office:value-type="float" office:value="11" calcext:value-type="float">
            <text:p>11</text:p>
          </table:table-cell>
          <table:table-cell table:style-name="ce9"/>
        </table:table-row>
        <table:table-row table:style-name="ro1">
          <table:table-cell/>
          <table:table-cell table:style-name="ce2" office:value-type="string" calcext:value-type="string">
            <text:p>Electrodragon</text:p>
          </table:table-cell>
          <table:table-cell office:value-type="string" calcext:value-type="string">
            <text:p>pcb, stencil</text:p>
          </table:table-cell>
          <table:table-cell table:style-name="ce7" table:formula="of:=[electrodragon.D8]" office:value-type="float" office:value="41.84" calcext:value-type="float">
            <text:p>41.84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8" table:formula="of:=SUM([Overview.D15:.D17])" office:value-type="float" office:value="374.039422580645" calcext:value-type="float">
            <text:p>374.0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per person</text:p>
          </table:table-cell>
          <table:table-cell table:style-name="ce5"/>
          <table:table-cell table:style-name="ce10" table:formula="of:=[Overview.D18]/[.I16]" office:value-type="float" office:value="34.0035838709677" calcext:value-type="float">
            <text:p>34.00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explanation of pages</text:p>
          </table:table-cell>
          <table:table-cell table:number-columns-repeated="5"/>
          <table:table-cell office:value-type="string" calcext:value-type="string">
            <text:p>bank</text:p>
          </table:table-cell>
          <table:table-cell table:formula="of:=SUMIF([.J2:.J13];&quot;=bank&quot;;[.G2:.G13])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dragon</text:p>
          </table:table-cell>
          <table:table-cell office:value-type="string" calcext:value-type="string">
            <text:p><text:s/>no comment</text:p>
          </table:table-cell>
          <table:table-cell table:number-columns-repeated="4"/>
          <table:table-cell office:value-type="string" calcext:value-type="string">
            <text:p>paypal</text:p>
          </table:table-cell>
          <table:table-cell table:formula="of:=SUMIF([.J4:.J15];&quot;=paypal&quot;;[.G4:.G15])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nell</text:p>
          </table:table-cell>
          <table:table-cell office:value-type="string" calcext:value-type="string">
            <text:p>combined baseboard + 3310 order, some columns are in hungarian forints, not EUR!</text:p>
          </table:table-cell>
          <table:table-cell table:number-columns-repeated="5"/>
          <table:table-cell table:formula="of:=SUM([.H23:.H24])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combined baseboard + 3310 or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alextreme</text:p>
          </table:table-cell>
          <table:table-cell office:value-type="string" calcext:value-type="string">
            <text:p>no com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rnell-a</text:p>
          </table:table-cell>
          <table:table-cell office:value-type="string" calcext:value-type="string">
            <text:p>baseboard order (some columns in HUF, not EUR!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rnell3310</text:p>
          </table:table-cell>
          <table:table-cell office:value-type="string" calcext:value-type="string">
            <text:p>3310 order (some columns in HUF, not EUR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ser-a</text:p>
          </table:table-cell>
          <table:table-cell office:value-type="string" calcext:value-type="string">
            <text:p>Base board ord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ser3310</text:p>
          </table:table-cell>
          <table:table-cell office:value-type="string" calcext:value-type="string">
            <text:p>3310 order</text:p>
          </table:table-cell>
          <table:table-cell table:number-columns-repeated="8"/>
        </table:table-row>
      </table:table>
      <table:table table:name="electrodragon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ic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<text:a xlink:href="http://www.electrodragon.com/product/pcb-stencil-service-frameless/" xlink:type="simple">http://www.electrodragon.com/product/pcb-stencil-service-frameless/</text:a>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EU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<text:a xlink:href="http://www.electrodragon.com/product/pcb-service-demo-ver/" xlink:type="simple">http://www.electrodragon.com/product/pcb-service-demo-ver/</text:a></text:p>
          </table:table-cell>
          <table:table-cell office:value-type="float" office:value="24.03" calcext:value-type="float">
            <text:p>24.03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electrodragon.D2:.D3])" office:value-type="float" office:value="37.63" calcext:value-type="float">
            <text:p>37.63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pping</text:p>
          </table:table-cell>
          <table:table-cell office:value-type="float" office:value="4.21" calcext:value-type="float">
            <text:p>4.21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electrodragon.D5:.D6])" office:value-type="float" office:value="41.84" calcext:value-type="float">
            <text:p>41.84</text:p>
          </table:table-cell>
          <table:table-cell office:value-type="string" calcext:value-type="string">
            <text:p>EUR</text:p>
          </table:table-cell>
        </table:table-row>
      </table:table>
      <table:table table:name="farnell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arnell id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endor #</text:p>
          </table:table-cell>
          <table:table-cell office:value-type="string" calcext:value-type="string">
            <text:p>Vendor / description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unit price (HUF)</text:p>
          </table:table-cell>
          <table:table-cell office:value-type="string" calcext:value-type="string">
            <text:p>total price (HUF)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Unit price (EUR)</text:p>
          </table:table-cell>
          <table:table-cell office:value-type="string" calcext:value-type="string">
            <text:p>unit price (HU)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price (EUR)</text:p>
          </table:table-cell>
          <table:table-cell table:number-columns-repeated="2"/>
        </table:table-row>
        <table:table-row table:style-name="ro1">
          <table:table-cell office:value-type="float" office:value="2215221" calcext:value-type="float">
            <text:p>2215221</text:p>
          </table:table-cell>
          <table:table-cell table:formula="of:=['farnell-a'.B2]+[farnell3310.B2]+[.H2]" office:value-type="float" office:value="22" calcext:value-type="float">
            <text:p>22</text:p>
          </table:table-cell>
          <table:table-cell office:value-type="string" calcext:value-type="string">
            <text:p>STM32F205RGT6</text:p>
          </table:table-cell>
          <table:table-cell office:value-type="string" calcext:value-type="string">
            <text:p>Architecture:ARM Cortex-M3; CPU Speed:120MHz; Program Memory Size:1MB; RAM Memory Size:128KB; No. of Pins:64; MCU Case Style:LQFP; No. of I/O's:51; Embedded Interface Type:CAN, I2C</text:p>
          </table:table-cell>
          <table:table-cell office:value-type="float" office:value="37" calcext:value-type="float">
            <text:p>37</text:p>
          </table:table-cell>
          <table:table-cell office:value-type="float" office:value="3122.849" calcext:value-type="float">
            <text:p>3122.849</text:p>
          </table:table-cell>
          <table:table-cell table:formula="of:=[farnell.F2]*[farnell.B2]" office:value-type="float" office:value="68702.678" calcext:value-type="float">
            <text:p>68702.678</text:p>
          </table:table-cell>
          <table:table-cell/>
          <table:table-cell office:value-type="float" office:value="9.09" calcext:value-type="float">
            <text:p>9.09</text:p>
          </table:table-cell>
          <table:table-cell table:formula="of:=[.I2]*310" office:value-type="float" office:value="2817.9" calcext:value-type="float">
            <text:p>2817.9</text:p>
          </table:table-cell>
          <table:table-cell office:value-type="float" office:value="15" calcext:value-type="float">
            <text:p>15</text:p>
          </table:table-cell>
          <table:table-cell table:formula="of:=[.I2]*[.K2]" office:value-type="float" office:value="136.35" calcext:value-type="float">
            <text:p>136.35</text:p>
          </table:table-cell>
          <table:table-cell table:number-columns-repeated="2"/>
        </table:table-row>
        <table:table-row table:style-name="ro1">
          <table:table-cell office:value-type="float" office:value="1764377" calcext:value-type="float">
            <text:p>1764377</text:p>
          </table:table-cell>
          <table:table-cell table:formula="of:=['farnell-a'.B3]+[farnell3310.B3]+[.H3]" office:value-type="float" office:value="22" calcext:value-type="float">
            <text:p>22</text:p>
          </table:table-cell>
          <table:table-cell office:value-type="string" calcext:value-type="string">
            <text:p>DM3D-SF</text:p>
          </table:table-cell>
          <table:table-cell office:value-type="string" calcext:value-type="string">
            <text:p>Product Range:DM3 Series; Connector Type:Memory Socket; No. of Contacts:8; Contact Material:Copper Alloy; Contact Plating:Gold Plated Contacts; Contact Resistance:100mohm; Contac</text:p>
          </table:table-cell>
          <table:table-cell office:value-type="float" office:value="13" calcext:value-type="float">
            <text:p>13</text:p>
          </table:table-cell>
          <table:table-cell office:value-type="float" office:value="371.032" calcext:value-type="float">
            <text:p>371.032</text:p>
          </table:table-cell>
          <table:table-cell table:formula="of:=[farnell.F3]*[farnell.B3]" office:value-type="float" office:value="8162.704" calcext:value-type="float">
            <text:p>8162.704</text:p>
          </table:table-cell>
          <table:table-cell/>
          <table:table-cell office:value-type="float" office:value="1.083" calcext:value-type="float">
            <text:p>1.083</text:p>
          </table:table-cell>
          <table:table-cell table:formula="of:=[.I3]*310" office:value-type="float" office:value="335.73" calcext:value-type="float">
            <text:p>335.73</text:p>
          </table:table-cell>
          <table:table-cell office:value-type="float" office:value="20" calcext:value-type="float">
            <text:p>20</text:p>
          </table:table-cell>
          <table:table-cell table:formula="of:=[.I3]*[.K3]" office:value-type="float" office:value="21.66" calcext:value-type="float">
            <text:p>21.66</text:p>
          </table:table-cell>
          <table:table-cell table:number-columns-repeated="2"/>
        </table:table-row>
        <table:table-row table:style-name="ro1">
          <table:table-cell office:value-type="float" office:value="9786465" calcext:value-type="float">
            <text:p>9786465</text:p>
          </table:table-cell>
          <table:table-cell table:formula="of:=['farnell-a'.B4]+[farnell3310.B4]+[.H4]" office:value-type="float" office:value="22" calcext:value-type="float">
            <text:p>22</text:p>
          </table:table-cell>
          <table:table-cell table:style-name="ce11" office:value-type="string" calcext:value-type="string">
            <text:p>548190519</text:p>
          </table:table-cell>
          <table:table-cell office:value-type="string" calcext:value-type="string">
            <text:p>USB Connector Type:Mini USB Type B; USB Standard:USB 2.0 OTG; Gender:Receptacle; No. of Positions:5; Connector Mounting:Through Hole Mount; Orientation:Right Angle; Contact Material:Co</text:p>
          </table:table-cell>
          <table:table-cell office:value-type="float" office:value="9634" calcext:value-type="float">
            <text:p>9634</text:p>
          </table:table-cell>
          <table:table-cell office:value-type="float" office:value="411.227" calcext:value-type="float">
            <text:p>411.227</text:p>
          </table:table-cell>
          <table:table-cell table:formula="of:=[farnell.F4]*[farnell.B4]" office:value-type="float" office:value="9046.994" calcext:value-type="float">
            <text:p>9046.994</text:p>
          </table:table-cell>
          <table:table-cell/>
          <table:table-cell office:value-type="float" office:value="1.131" calcext:value-type="float">
            <text:p>1.131</text:p>
          </table:table-cell>
          <table:table-cell table:formula="of:=[.I4]*310" office:value-type="float" office:value="350.61" calcext:value-type="float">
            <text:p>350.61</text:p>
          </table:table-cell>
          <table:table-cell office:value-type="float" office:value="16" calcext:value-type="float">
            <text:p>16</text:p>
          </table:table-cell>
          <table:table-cell table:formula="of:=[.I4]*[.K4]" office:value-type="float" office:value="18.096" calcext:value-type="float">
            <text:p>18.096</text:p>
          </table:table-cell>
          <table:table-cell table:number-columns-repeated="2"/>
        </table:table-row>
        <table:table-row table:style-name="ro1">
          <table:table-cell office:value-type="float" office:value="1842068" calcext:value-type="float">
            <text:p>1842068</text:p>
          </table:table-cell>
          <table:table-cell table:formula="of:=['farnell-a'.B5]+[farnell3310.B5]+[.H5]" office:value-type="float" office:value="22" calcext:value-type="float">
            <text:p>22</text:p>
          </table:table-cell>
          <table:table-cell office:value-type="string" calcext:value-type="string">
            <text:p>7M-25.000MAAJ-T</text:p>
          </table:table-cell>
          <table:table-cell office:value-type="string" calcext:value-type="string">
            <text:p>Product Range:7M Series; Frequency Nom:25MHz; Frequency Stability + / -:30ppm; Frequency Tolerance + / -:30ppm; Crystal Case:SMD, 3.2mm x 2.5mm; Load Capacitance:18pF; Operating Tempe</text:p>
          </table:table-cell>
          <table:table-cell office:value-type="float" office:value="3037" calcext:value-type="float">
            <text:p>3037</text:p>
          </table:table-cell>
          <table:table-cell office:value-type="float" office:value="307.647" calcext:value-type="float">
            <text:p>307.647</text:p>
          </table:table-cell>
          <table:table-cell table:formula="of:=[farnell.F5]*[farnell.B5]" office:value-type="float" office:value="6768.234" calcext:value-type="float">
            <text:p>6768.234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[.I5]*310" office:value-type="float" office:value="279" calcext:value-type="float">
            <text:p>279</text:p>
          </table:table-cell>
          <table:table-cell office:value-type="float" office:value="15" calcext:value-type="float">
            <text:p>15</text:p>
          </table:table-cell>
          <table:table-cell table:formula="of:=[.I5]*[.K5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float" office:value="1842060" calcext:value-type="float">
            <text:p>1842060</text:p>
          </table:table-cell>
          <table:table-cell table:formula="of:=['farnell-a'.B6]+[farnell3310.B6]+[.H6]" office:value-type="float" office:value="22" calcext:value-type="float">
            <text:p>22</text:p>
          </table:table-cell>
          <table:table-cell office:value-type="string" calcext:value-type="string">
            <text:p>7M-16.000MAAJ-T</text:p>
          </table:table-cell>
          <table:table-cell office:value-type="string" calcext:value-type="string">
            <text:p>Product Range:7M Series; Frequency Nom:16MHz; Frequency Stability + / -:30ppm; Frequency Tolerance + / -:30ppm; Crystal Case:SMD, 3.2mm x 2.5mm; Load Capacitance:18pF; Operating Tempe</text:p>
          </table:table-cell>
          <table:table-cell office:value-type="float" office:value="13369" calcext:value-type="float">
            <text:p>13369</text:p>
          </table:table-cell>
          <table:table-cell office:value-type="float" office:value="280.438" calcext:value-type="float">
            <text:p>280.438</text:p>
          </table:table-cell>
          <table:table-cell table:formula="of:=[farnell.F6]*[farnell.B6]" office:value-type="float" office:value="6169.636" calcext:value-type="float">
            <text:p>6169.636</text:p>
          </table:table-cell>
          <table:table-cell/>
          <table:table-cell office:value-type="float" office:value="0.797" calcext:value-type="float">
            <text:p>0.797</text:p>
          </table:table-cell>
          <table:table-cell table:formula="of:=[.I6]*310" office:value-type="float" office:value="247.07" calcext:value-type="float">
            <text:p>247.07</text:p>
          </table:table-cell>
          <table:table-cell office:value-type="float" office:value="15" calcext:value-type="float">
            <text:p>15</text:p>
          </table:table-cell>
          <table:table-cell table:formula="of:=[.I6]*[.K6]" office:value-type="float" office:value="11.955" calcext:value-type="float">
            <text:p>11.955</text:p>
          </table:table-cell>
          <table:table-cell table:number-columns-repeated="2"/>
        </table:table-row>
        <table:table-row table:style-name="ro1">
          <table:table-cell office:value-type="float" office:value="7568347" calcext:value-type="float">
            <text:p>7568347</text:p>
          </table:table-cell>
          <table:table-cell table:formula="of:=['farnell-a'.B7]+[farnell3310.B7]+[.H7]" office:value-type="float" office:value="88" calcext:value-type="float">
            <text:p>88</text:p>
          </table:table-cell>
          <table:table-cell office:value-type="string" calcext:value-type="string">
            <text:p>06031U220GAT2A</text:p>
          </table:table-cell>
          <table:table-cell office:value-type="string" calcext:value-type="string">
            <text:p>Capacitance:22pF; Capacitance Tolerance:± 2%; Voltage Rating:100V; Capacitor Case Style:0603 [1608 Metric]; Operating Temperature Max:125°C; Packaging:Cut Tape; Product Range:Accu-P Se</text:p>
          </table:table-cell>
          <table:table-cell office:value-type="float" office:value="6115" calcext:value-type="float">
            <text:p>6115</text:p>
          </table:table-cell>
          <table:table-cell office:value-type="float" office:value="64.931" calcext:value-type="float">
            <text:p>64.931</text:p>
          </table:table-cell>
          <table:table-cell table:formula="of:=[farnell.F7]*[farnell.B7]" office:value-type="float" office:value="5713.928" calcext:value-type="float">
            <text:p>5713.928</text:p>
          </table:table-cell>
          <table:table-cell/>
          <table:table-cell office:value-type="float" office:value="0.209" calcext:value-type="float">
            <text:p>0.209</text:p>
          </table:table-cell>
          <table:table-cell table:formula="of:=[.I7]*310" office:value-type="float" office:value="64.79" calcext:value-type="float">
            <text:p>64.79</text:p>
          </table:table-cell>
          <table:table-cell office:value-type="float" office:value="60" calcext:value-type="float">
            <text:p>60</text:p>
          </table:table-cell>
          <table:table-cell table:formula="of:=[.I7]*[.K7]" office:value-type="float" office:value="12.54" calcext:value-type="float">
            <text:p>12.54</text:p>
          </table:table-cell>
          <table:table-cell office:value-type="string" calcext:value-type="string">
            <text:p>not in stock</text:p>
          </table:table-cell>
          <table:table-cell office:value-type="string" calcext:value-type="string">
            <text:p>digikey?</text:p>
          </table:table-cell>
        </table:table-row>
        <table:table-row table:style-name="ro1">
          <table:table-cell office:value-type="float" office:value="1685757" calcext:value-type="float">
            <text:p>1685757</text:p>
          </table:table-cell>
          <table:table-cell table:formula="of:=['farnell-a'.B8]+[farnell3310.B8]+[.H8]" office:value-type="float" office:value="22" calcext:value-type="float">
            <text:p>22</text:p>
          </table:table-cell>
          <table:table-cell office:value-type="string" calcext:value-type="string">
            <text:p>LM3670MF-3.3/NOPB</text:p>
          </table:table-cell>
          <table:table-cell office:value-type="string" calcext:value-type="string">
            <text:p>Input Voltage Min:2.5V; Input Voltage Max:5.5V; DC / DC Converter IC Case:SOT-23; No. of Pins:5; Output Current:350mA; Output Voltage Nom.:3.3V; Switching Frequency:1MHz; Topology:Buck (Step Down); O</text:p>
          </table:table-cell>
          <table:table-cell office:value-type="float" office:value="1396" calcext:value-type="float">
            <text:p>1396</text:p>
          </table:table-cell>
          <table:table-cell office:value-type="float" office:value="248.9" calcext:value-type="float">
            <text:p>248.9</text:p>
          </table:table-cell>
          <table:table-cell table:formula="of:=[farnell.F8]*[farnell.B8]" office:value-type="float" office:value="5475.8" calcext:value-type="float">
            <text:p>5475.8</text:p>
          </table:table-cell>
          <table:table-cell/>
          <table:table-cell office:value-type="float" office:value="0.684" calcext:value-type="float">
            <text:p>0.684</text:p>
          </table:table-cell>
          <table:table-cell table:formula="of:=[.I8]*310" office:value-type="float" office:value="212.04" calcext:value-type="float">
            <text:p>212.04</text:p>
          </table:table-cell>
          <table:table-cell office:value-type="float" office:value="15" calcext:value-type="float">
            <text:p>15</text:p>
          </table:table-cell>
          <table:table-cell table:formula="of:=[.I8]*[.K8]" office:value-type="float" office:value="10.26" calcext:value-type="float">
            <text:p>10.26</text:p>
          </table:table-cell>
          <table:table-cell table:number-columns-repeated="2"/>
        </table:table-row>
        <table:table-row table:style-name="ro1">
          <table:table-cell office:value-type="float" office:value="1828826" calcext:value-type="float">
            <text:p>1828826</text:p>
          </table:table-cell>
          <table:table-cell table:formula="of:=['farnell-a'.B9]+[farnell3310.B9]+[.H9]" office:value-type="float" office:value="110" calcext:value-type="float">
            <text:p>110</text:p>
          </table:table-cell>
          <table:table-cell office:value-type="string" calcext:value-type="string">
            <text:p>GRM188R71C105KA12D</text:p>
          </table:table-cell>
          <table:table-cell office:value-type="string" calcext:value-type="string">
            <text:p>Product Range:GRM Series; Capacitance:1µF; Capacitance Tolerance:± 10%; Dielectric Characteristic:X7R; Voltage Rating:16V; Ceramic Capacitor Case:0603 [1608 Metric]; Operating Temperature</text:p>
          </table:table-cell>
          <table:table-cell office:value-type="float" office:value="18491" calcext:value-type="float">
            <text:p>18491</text:p>
          </table:table-cell>
          <table:table-cell office:value-type="float" office:value="40.288" calcext:value-type="float">
            <text:p>40.288</text:p>
          </table:table-cell>
          <table:table-cell table:formula="of:=[farnell.F9]*[farnell.B9]" office:value-type="float" office:value="4431.68" calcext:value-type="float">
            <text:p>4431.68</text:p>
          </table:table-cell>
          <table:table-cell table:number-columns-repeated="2"/>
          <table:table-cell table:formula="of:=[.I12]*310" office:value-type="float" office:value="57.04" calcext:value-type="float">
            <text:p>57.04</text:p>
          </table:table-cell>
          <table:table-cell/>
          <table:table-cell table:formula="of:=[.I9]*[.K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7012" calcext:value-type="float">
            <text:p>1797012</text:p>
          </table:table-cell>
          <table:table-cell table:formula="of:=['farnell-a'.B10]+[farnell3310.B10]+[.H10]" office:value-type="float" office:value="88" calcext:value-type="float">
            <text:p>88</text:p>
          </table:table-cell>
          <table:table-cell office:value-type="string" calcext:value-type="string">
            <text:p>GRM188R71A225KE15D</text:p>
          </table:table-cell>
          <table:table-cell office:value-type="string" calcext:value-type="string">
            <text:p>Product Range:GRM Series; Capacitance:2.2µF; Capacitance Tolerance:± 10%; Dielectric Characteristic:X7R; Voltage Rating:10V; Ceramic Capacitor Case:0603 [1608 Metric]; Operating Temperat</text:p>
          </table:table-cell>
          <table:table-cell office:value-type="float" office:value="780" calcext:value-type="float">
            <text:p>780</text:p>
          </table:table-cell>
          <table:table-cell office:value-type="float" office:value="49.471" calcext:value-type="float">
            <text:p>49.471</text:p>
          </table:table-cell>
          <table:table-cell table:formula="of:=[farnell.F10]*[farnell.B10]" office:value-type="float" office:value="4353.448" calcext:value-type="float">
            <text:p>4353.448</text:p>
          </table:table-cell>
          <table:table-cell table:number-columns-repeated="2"/>
          <table:table-cell table:formula="of:=[.I10]*310" office:value-type="float" office:value="0" calcext:value-type="float">
            <text:p>0</text:p>
          </table:table-cell>
          <table:table-cell/>
          <table:table-cell table:formula="of:=[.I10]*[.K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2159" calcext:value-type="float">
            <text:p>1332159</text:p>
          </table:table-cell>
          <table:table-cell table:formula="of:=['farnell-a'.B11]+[farnell3310.B11]+[.H11]" office:value-type="float" office:value="22" calcext:value-type="float">
            <text:p>22</text:p>
          </table:table-cell>
          <table:table-cell office:value-type="string" calcext:value-type="string">
            <text:p>MCP73832T-2ACI/OT</text:p>
          </table:table-cell>
          <table:table-cell office:value-type="string" calcext:value-type="string">
            <text:p>Battery Type:Li-Ion, Li-Pol; Input Voltage:6V; Battery Charge Voltage:4.2V; Charge Current Max:500mA; Battery IC Case Style:SOT-23; No. of Pins:5; No. of Series Cells:1; Operating Temper</text:p>
          </table:table-cell>
          <table:table-cell office:value-type="float" office:value="9342" calcext:value-type="float">
            <text:p>9342</text:p>
          </table:table-cell>
          <table:table-cell office:value-type="float" office:value="161.708" calcext:value-type="float">
            <text:p>161.708</text:p>
          </table:table-cell>
          <table:table-cell table:formula="of:=[farnell.F11]*[farnell.B11]" office:value-type="float" office:value="3557.576" calcext:value-type="float">
            <text:p>3557.576</text:p>
          </table:table-cell>
          <table:table-cell table:number-columns-repeated="2"/>
          <table:table-cell table:formula="of:=[.I11]*310" office:value-type="float" office:value="0" calcext:value-type="float">
            <text:p>0</text:p>
          </table:table-cell>
          <table:table-cell/>
          <table:table-cell table:formula="of:=[.I11]*[.K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5528" calcext:value-type="float">
            <text:p>1735528</text:p>
          </table:table-cell>
          <table:table-cell table:formula="of:=['farnell-a'.B12]+[farnell3310.B12]+[.H12]" office:value-type="float" office:value="44" calcext:value-type="float">
            <text:p>44</text:p>
          </table:table-cell>
          <table:table-cell office:value-type="string" calcext:value-type="string">
            <text:p>GRM188R60J106ME47D</text:p>
          </table:table-cell>
          <table:table-cell office:value-type="string" calcext:value-type="string">
            <text:p>Product Range:GRM Series; Capacitance:10µF; Capacitance Tolerance:± 20%; Dielectric Characteristic:X5R; Voltage Rating:6.3V; Ceramic Capacitor Case:0603 [1608 Metric]; Operating Temperat</text:p>
          </table:table-cell>
          <table:table-cell office:value-type="float" office:value="37278" calcext:value-type="float">
            <text:p>37278</text:p>
          </table:table-cell>
          <table:table-cell office:value-type="float" office:value="78.844" calcext:value-type="float">
            <text:p>78.844</text:p>
          </table:table-cell>
          <table:table-cell table:formula="of:=[farnell.F12]*[farnell.B12]" office:value-type="float" office:value="3469.136" calcext:value-type="float">
            <text:p>3469.136</text:p>
          </table:table-cell>
          <table:table-cell/>
          <table:table-cell office:value-type="float" office:value="0.184" calcext:value-type="float">
            <text:p>0.184</text:p>
          </table:table-cell>
          <table:table-cell table:formula="of:=[.I12]*310" office:value-type="float" office:value="57.04" calcext:value-type="float">
            <text:p>57.04</text:p>
          </table:table-cell>
          <table:table-cell office:value-type="float" office:value="40" calcext:value-type="float">
            <text:p>40</text:p>
          </table:table-cell>
          <table:table-cell table:formula="of:=[.I12]*[.K12]" office:value-type="float" office:value="7.36" calcext:value-type="float">
            <text:p>7.36</text:p>
          </table:table-cell>
          <table:table-cell table:number-columns-repeated="2"/>
        </table:table-row>
        <table:table-row table:style-name="ro1">
          <table:table-cell office:value-type="float" office:value="1685057" calcext:value-type="float">
            <text:p>1685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L-211YTT86K</text:p>
          </table:table-cell>
          <table:table-cell office:value-type="string" calcext:value-type="string">
            <text:p>LED Colour:Yellow; Bulb Size:1.25mm x 1.4mm; Wavelength Typ:590nm; Forward Voltage:1.8V; Forward Current If:2mA; Luminous Intensity:4mcd; Available until stocks are exhausted Alternative available</text:p>
          </table:table-cell>
          <table:table-cell office:value-type="string" calcext:value-type="string">
            <text:p>5227 Amíg a készlet tart</text:p>
          </table:table-cell>
          <table:table-cell office:value-type="float" office:value="155.215" calcext:value-type="float">
            <text:p>155.215</text:p>
          </table:table-cell>
          <table:table-cell table:formula="of:=[farnell.F13]*[farnell.B13]" office:value-type="float" office:value="0" calcext:value-type="float">
            <text:p>0</text:p>
          </table:table-cell>
          <table:table-cell table:number-columns-repeated="2"/>
          <table:table-cell table:formula="of:=[.I13]*310" office:value-type="float" office:value="0" calcext:value-type="float">
            <text:p>0</text:p>
          </table:table-cell>
          <table:table-cell/>
          <table:table-cell table:formula="of:=[.I13]*[.K13]" office:value-type="float" office:value="0" calcext:value-type="float">
            <text:p>0</text:p>
          </table:table-cell>
          <table:table-cell office:value-type="string" calcext:value-type="string">
            <text:p>replaced by line 37</text:p>
          </table:table-cell>
          <table:table-cell/>
        </table:table-row>
        <table:table-row table:style-name="ro1">
          <table:table-cell office:value-type="float" office:value="1463485" calcext:value-type="float">
            <text:p>1463485</text:p>
          </table:table-cell>
          <table:table-cell table:formula="of:=['farnell-a'.B14]+[farnell3310.B14]+[.H14]" office:value-type="float" office:value="22" calcext:value-type="float">
            <text:p>22</text:p>
          </table:table-cell>
          <table:table-cell office:value-type="string" calcext:value-type="string">
            <text:p>CBC3225T100MR</text:p>
          </table:table-cell>
          <table:table-cell office:value-type="string" calcext:value-type="string">
            <text:p>Product Range:CB Series; Inductance:10µH; Inductance Tolerance:± 20%; High Frequency Inductor Case:1210 [3225 Metric]; Self Resonant Frequency Min:23MHz; DC Resistance Max:0.133ohm; DC Cur</text:p>
          </table:table-cell>
          <table:table-cell office:value-type="float" office:value="16703" calcext:value-type="float">
            <text:p>16703</text:p>
          </table:table-cell>
          <table:table-cell office:value-type="float" office:value="108.527" calcext:value-type="float">
            <text:p>108.527</text:p>
          </table:table-cell>
          <table:table-cell table:formula="of:=[farnell.F14]*[farnell.B14]" office:value-type="float" office:value="2387.594" calcext:value-type="float">
            <text:p>2387.594</text:p>
          </table:table-cell>
          <table:table-cell/>
          <table:table-cell office:value-type="float" office:value="0.235" calcext:value-type="float">
            <text:p>0.235</text:p>
          </table:table-cell>
          <table:table-cell table:formula="of:=[.I14]*310" office:value-type="float" office:value="72.85" calcext:value-type="float">
            <text:p>72.85</text:p>
          </table:table-cell>
          <table:table-cell office:value-type="float" office:value="15" calcext:value-type="float">
            <text:p>15</text:p>
          </table:table-cell>
          <table:table-cell table:formula="of:=[.I14]*[.K14]" office:value-type="float" office:value="3.525" calcext:value-type="float">
            <text:p>3.525</text:p>
          </table:table-cell>
          <table:table-cell table:number-columns-repeated="2"/>
        </table:table-row>
        <table:table-row table:style-name="ro1">
          <table:table-cell office:value-type="float" office:value="7568150" calcext:value-type="float">
            <text:p>7568150</text:p>
          </table:table-cell>
          <table:table-cell table:formula="of:=['farnell-a'.B15]+[farnell3310.B15]+[.H15]" office:value-type="float" office:value="22" calcext:value-type="float">
            <text:p>22</text:p>
          </table:table-cell>
          <table:table-cell office:value-type="string" calcext:value-type="string">
            <text:p>06032U1R0BAT2A</text:p>
          </table:table-cell>
          <table:table-cell office:value-type="string" calcext:value-type="string">
            <text:p>Capacitance:1pF; Capacitance Tolerance:± 10%; Voltage Rating:200V; Capacitor Case Style:0603 [1608 Metric]; Operating Temperature Max:125°C; Packaging:Cut Tape; Product Range:Accu-P Ser</text:p>
          </table:table-cell>
          <table:table-cell office:value-type="float" office:value="178" calcext:value-type="float">
            <text:p>178</text:p>
          </table:table-cell>
          <table:table-cell office:value-type="float" office:value="91.521" calcext:value-type="float">
            <text:p>91.521</text:p>
          </table:table-cell>
          <table:table-cell table:formula="of:=[farnell.F15]*[farnell.B15]" office:value-type="float" office:value="2013.462" calcext:value-type="float">
            <text:p>2013.462</text:p>
          </table:table-cell>
          <table:table-cell/>
          <table:table-cell office:value-type="float" office:value="0.248" calcext:value-type="float">
            <text:p>0.248</text:p>
          </table:table-cell>
          <table:table-cell table:formula="of:=[.I15]*310" office:value-type="float" office:value="76.88" calcext:value-type="float">
            <text:p>76.88</text:p>
          </table:table-cell>
          <table:table-cell office:value-type="float" office:value="20" calcext:value-type="float">
            <text:p>20</text:p>
          </table:table-cell>
          <table:table-cell table:formula="of:=[.I15]*[.K15]" office:value-type="float" office:value="4.96" calcext:value-type="float">
            <text:p>4.96</text:p>
          </table:table-cell>
          <table:table-cell table:number-columns-repeated="2"/>
        </table:table-row>
        <table:table-row table:style-name="ro1">
          <table:table-cell office:value-type="float" office:value="7568177" calcext:value-type="float">
            <text:p>7568177</text:p>
          </table:table-cell>
          <table:table-cell table:formula="of:=['farnell-a'.B16]+[farnell3310.B16]+[.H16]" office:value-type="float" office:value="22" calcext:value-type="float">
            <text:p>22</text:p>
          </table:table-cell>
          <table:table-cell office:value-type="string" calcext:value-type="string">
            <text:p>06032U1R5BAT2A</text:p>
          </table:table-cell>
          <table:table-cell office:value-type="string" calcext:value-type="string">
            <text:p>Capacitance:1.5pF; Capacitance Tolerance:± 0.1pF; Voltage Rating:200V; Capacitor Case Style:0603 [1608 Metric]; Operating Temperature Max:125°C; Packaging:Cut Tape; Product Range:Accu</text:p>
          </table:table-cell>
          <table:table-cell office:value-type="float" office:value="2760" calcext:value-type="float">
            <text:p>2760</text:p>
          </table:table-cell>
          <table:table-cell office:value-type="float" office:value="87.811" calcext:value-type="float">
            <text:p>87.811</text:p>
          </table:table-cell>
          <table:table-cell table:formula="of:=[farnell.F16]*[farnell.B16]" office:value-type="float" office:value="1931.842" calcext:value-type="float">
            <text:p>1931.842</text:p>
          </table:table-cell>
          <table:table-cell/>
          <table:table-cell office:value-type="float" office:value="0.231" calcext:value-type="float">
            <text:p>0.231</text:p>
          </table:table-cell>
          <table:table-cell table:formula="of:=[.I16]*310" office:value-type="float" office:value="71.61" calcext:value-type="float">
            <text:p>71.61</text:p>
          </table:table-cell>
          <table:table-cell office:value-type="float" office:value="20" calcext:value-type="float">
            <text:p>20</text:p>
          </table:table-cell>
          <table:table-cell table:formula="of:=[.I16]*[.K16]" office:value-type="float" office:value="4.62" calcext:value-type="float">
            <text:p>4.62</text:p>
          </table:table-cell>
          <table:table-cell table:number-columns-repeated="2"/>
        </table:table-row>
        <table:table-row table:style-name="ro1">
          <table:table-cell office:value-type="float" office:value="1577639" calcext:value-type="float">
            <text:p>1577639</text:p>
          </table:table-cell>
          <table:table-cell table:formula="of:=['farnell-a'.B17]+[farnell3310.B17]+[.H17]" office:value-type="float" office:value="22" calcext:value-type="float">
            <text:p>22</text:p>
          </table:table-cell>
          <table:table-cell office:value-type="string" calcext:value-type="string">
            <text:p>ERA3AEB334V</text:p>
          </table:table-cell>
          <table:table-cell office:value-type="string" calcext:value-type="string">
            <text:p>Product Range:AEC-Q200 ERA Series; Resistance:330kohm; Power Rating:100mW; Resistance Tolerance:± 0.1%; Voltage Rating:75V; Resistor Case Style:0603 [1608 Metric]; Packaging:Cut Ta</text:p>
          </table:table-cell>
          <table:table-cell office:value-type="float" office:value="200" calcext:value-type="float">
            <text:p>200</text:p>
          </table:table-cell>
          <table:table-cell office:value-type="float" office:value="78.535" calcext:value-type="float">
            <text:p>78.535</text:p>
          </table:table-cell>
          <table:table-cell table:formula="of:=[farnell.F17]*[farnell.B17]" office:value-type="float" office:value="1727.77" calcext:value-type="float">
            <text:p>1727.77</text:p>
          </table:table-cell>
          <table:table-cell/>
          <table:table-cell office:value-type="float" office:value="0.164" calcext:value-type="float">
            <text:p>0.164</text:p>
          </table:table-cell>
          <table:table-cell table:formula="of:=[.I17]*310" office:value-type="float" office:value="50.84" calcext:value-type="float">
            <text:p>50.84</text:p>
          </table:table-cell>
          <table:table-cell office:value-type="float" office:value="20" calcext:value-type="float">
            <text:p>20</text:p>
          </table:table-cell>
          <table:table-cell table:formula="of:=[.I17]*[.K17]" office:value-type="float" office:value="3.28" calcext:value-type="float">
            <text:p>3.28</text:p>
          </table:table-cell>
          <table:table-cell table:number-columns-repeated="2"/>
        </table:table-row>
        <table:table-row table:style-name="ro1">
          <table:table-cell office:value-type="float" office:value="1670180" calcext:value-type="float">
            <text:p>1670180</text:p>
          </table:table-cell>
          <table:table-cell table:formula="of:=['farnell-a'.B18]+[farnell3310.B18]+[.H18]" office:value-type="float" office:value="22" calcext:value-type="float">
            <text:p>22</text:p>
          </table:table-cell>
          <table:table-cell office:value-type="string" calcext:value-type="string">
            <text:p>ERA3AEB202V</text:p>
          </table:table-cell>
          <table:table-cell office:value-type="string" calcext:value-type="string">
            <text:p>Product Range:AEC-Q200 ERA Series; Resistance:2kohm; Power Rating:100mW; Resistance Tolerance:± 0.1%; Voltage Rating:75V; Resistor Case Style:0603 [1608 Metric]; Packaging:Cut Tape;</text:p>
          </table:table-cell>
          <table:table-cell office:value-type="float" office:value="7565" calcext:value-type="float">
            <text:p>7565</text:p>
          </table:table-cell>
          <table:table-cell office:value-type="float" office:value="73.588" calcext:value-type="float">
            <text:p>73.588</text:p>
          </table:table-cell>
          <table:table-cell table:formula="of:=[farnell.F18]*[farnell.B18]" office:value-type="float" office:value="1618.936" calcext:value-type="float">
            <text:p>1618.936</text:p>
          </table:table-cell>
          <table:table-cell/>
          <table:table-cell office:value-type="float" office:value="0.263" calcext:value-type="float">
            <text:p>0.263</text:p>
          </table:table-cell>
          <table:table-cell table:formula="of:=[.I18]*310" office:value-type="float" office:value="81.53" calcext:value-type="float">
            <text:p>81.53</text:p>
          </table:table-cell>
          <table:table-cell office:value-type="float" office:value="0" calcext:value-type="float">
            <text:p>0</text:p>
          </table:table-cell>
          <table:table-cell table:formula="of:=[.I18]*[.K18]" office:value-type="float" office:value="0" calcext:value-type="float">
            <text:p>0</text:p>
          </table:table-cell>
          <table:table-cell office:value-type="string" calcext:value-type="string">
            <text:p>replaced by line 39</text:p>
          </table:table-cell>
          <table:table-cell/>
        </table:table-row>
        <table:table-row table:style-name="ro1">
          <table:table-cell office:value-type="float" office:value="1577624" calcext:value-type="float">
            <text:p>1577624</text:p>
          </table:table-cell>
          <table:table-cell table:formula="of:=['farnell-a'.B19]+[farnell3310.B19]+[.H19]" office:value-type="float" office:value="22" calcext:value-type="float">
            <text:p>22</text:p>
          </table:table-cell>
          <table:table-cell office:value-type="string" calcext:value-type="string">
            <text:p>ERA3AEB223V</text:p>
          </table:table-cell>
          <table:table-cell office:value-type="string" calcext:value-type="string">
            <text:p>Product Range:AEC-Q200 ERA Series; Resistance:22kohm; Power Rating:100mW; Resistance Tolerance:± 0.1%; Voltage Rating:75V; Resistor Case Style:0603 [1608 Metric]; Packaging:Cut Tape</text:p>
          </table:table-cell>
          <table:table-cell office:value-type="float" office:value="19037" calcext:value-type="float">
            <text:p>19037</text:p>
          </table:table-cell>
          <table:table-cell office:value-type="float" office:value="72.351" calcext:value-type="float">
            <text:p>72.351</text:p>
          </table:table-cell>
          <table:table-cell table:formula="of:=[farnell.F19]*[farnell.B19]" office:value-type="float" office:value="1591.722" calcext:value-type="float">
            <text:p>1591.722</text:p>
          </table:table-cell>
          <table:table-cell/>
          <table:table-cell office:value-type="float" office:value="0.216" calcext:value-type="float">
            <text:p>0.216</text:p>
          </table:table-cell>
          <table:table-cell table:formula="of:=[.I19]*310" office:value-type="float" office:value="66.96" calcext:value-type="float">
            <text:p>66.96</text:p>
          </table:table-cell>
          <table:table-cell office:value-type="float" office:value="15" calcext:value-type="float">
            <text:p>15</text:p>
          </table:table-cell>
          <table:table-cell table:formula="of:=[.I19]*[.K19]"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float" office:value="1577605" calcext:value-type="float">
            <text:p>1577605</text:p>
          </table:table-cell>
          <table:table-cell table:formula="of:=['farnell-a'.B20]+[farnell3310.B20]+[.H20]" office:value-type="float" office:value="22" calcext:value-type="float">
            <text:p>22</text:p>
          </table:table-cell>
          <table:table-cell office:value-type="string" calcext:value-type="string">
            <text:p>ERA-3AEB102V.</text:p>
          </table:table-cell>
          <table:table-cell office:value-type="string" calcext:value-type="string">
            <text:p>Product Range:AEC-Q200 ERA Series; Resistance:1kohm; Power Rating:100mW; Resistance Tolerance:± 0.1%; Voltage Rating:75V; Resistor Case Style:0603 [1608 Metric]; Packaging:Cut Tape;</text:p>
          </table:table-cell>
          <table:table-cell office:value-type="float" office:value="28550" calcext:value-type="float">
            <text:p>28550</text:p>
          </table:table-cell>
          <table:table-cell office:value-type="float" office:value="70.805" calcext:value-type="float">
            <text:p>70.805</text:p>
          </table:table-cell>
          <table:table-cell table:formula="of:=[farnell.F20]*[farnell.B20]" office:value-type="float" office:value="1557.71" calcext:value-type="float">
            <text:p>1557.71</text:p>
          </table:table-cell>
          <table:table-cell/>
          <table:table-cell office:value-type="float" office:value="0.204" calcext:value-type="float">
            <text:p>0.204</text:p>
          </table:table-cell>
          <table:table-cell table:formula="of:=[.I20]*310" office:value-type="float" office:value="63.24" calcext:value-type="float">
            <text:p>63.24</text:p>
          </table:table-cell>
          <table:table-cell office:value-type="float" office:value="15" calcext:value-type="float">
            <text:p>15</text:p>
          </table:table-cell>
          <table:table-cell table:formula="of:=[.I20]*[.K20]" office:value-type="float" office:value="3.06" calcext:value-type="float">
            <text:p>3.06</text:p>
          </table:table-cell>
          <table:table-cell table:number-columns-repeated="2"/>
        </table:table-row>
        <table:table-row table:style-name="ro1">
          <table:table-cell office:value-type="float" office:value="1735527" calcext:value-type="float">
            <text:p>1735527</text:p>
          </table:table-cell>
          <table:table-cell table:formula="of:=['farnell-a'.B21]+[farnell3310.B21]+[.H21]" office:value-type="float" office:value="66" calcext:value-type="float">
            <text:p>66</text:p>
          </table:table-cell>
          <table:table-cell office:value-type="string" calcext:value-type="string">
            <text:p>GRM188R60J475KE19D</text:p>
          </table:table-cell>
          <table:table-cell office:value-type="string" calcext:value-type="string">
            <text:p>Product Range:GRM Series; Capacitance:4.7µF; Capacitance Tolerance:± 10%; Dielectric Characteristic:X5R; Voltage Rating:6.3V; Ceramic Capacitor Case:0603 [1608 Metric]; Operating Temper</text:p>
          </table:table-cell>
          <table:table-cell office:value-type="float" office:value="19775" calcext:value-type="float">
            <text:p>19775</text:p>
          </table:table-cell>
          <table:table-cell office:value-type="float" office:value="20.283" calcext:value-type="float">
            <text:p>20.283</text:p>
          </table:table-cell>
          <table:table-cell table:formula="of:=[farnell.F21]*[farnell.B21]" office:value-type="float" office:value="1338.678" calcext:value-type="float">
            <text:p>1338.678</text:p>
          </table:table-cell>
          <table:table-cell/>
          <table:table-cell office:value-type="float" office:value="0.058" calcext:value-type="float">
            <text:p>0.058</text:p>
          </table:table-cell>
          <table:table-cell table:formula="of:=[.I21]*310" office:value-type="float" office:value="17.98" calcext:value-type="float">
            <text:p>17.98</text:p>
          </table:table-cell>
          <table:table-cell office:value-type="float" office:value="50" calcext:value-type="float">
            <text:p>50</text:p>
          </table:table-cell>
          <table:table-cell table:formula="of:=[.I21]*[.K21]" office:value-type="float" office:value="2.9" calcext:value-type="float">
            <text:p>2.9</text:p>
          </table:table-cell>
          <table:table-cell table:number-columns-repeated="2"/>
        </table:table-row>
        <table:table-row table:style-name="ro1">
          <table:table-cell office:value-type="float" office:value="1198370" calcext:value-type="float">
            <text:p>1198370</text:p>
          </table:table-cell>
          <table:table-cell table:formula="of:=['farnell-a'.B22]+[farnell3310.B22]+[.H22]" office:value-type="float" office:value="22" calcext:value-type="float">
            <text:p>22</text:p>
          </table:table-cell>
          <table:table-cell office:value-type="string" calcext:value-type="string">
            <text:p>ELJRE3N9JFA</text:p>
          </table:table-cell>
          <table:table-cell office:value-type="string" calcext:value-type="string">
            <text:p>Product Range:ELJ-RE Series; Inductance:3.9nH; Inductance Tolerance:± 5%; High Frequency Inductor Case:0603 [1608 Metric]; Self Resonant Frequency Min:5.5; Available until stocks are exhausted</text:p>
          </table:table-cell>
          <table:table-cell office:value-type="string" calcext:value-type="string">
            <text:p>148 Amíg a készlet tart</text:p>
          </table:table-cell>
          <table:table-cell office:value-type="float" office:value="56.119" calcext:value-type="float">
            <text:p>56.119</text:p>
          </table:table-cell>
          <table:table-cell table:formula="of:=[farnell.F22]*[farnell.B22]" office:value-type="float" office:value="1234.618" calcext:value-type="float">
            <text:p>1234.618</text:p>
          </table:table-cell>
          <table:table-cell/>
          <table:table-cell office:value-type="float" office:value="0.142" calcext:value-type="float">
            <text:p>0.142</text:p>
          </table:table-cell>
          <table:table-cell table:formula="of:=[.I22]*310" office:value-type="float" office:value="44.02" calcext:value-type="float">
            <text:p>44.02</text:p>
          </table:table-cell>
          <table:table-cell office:value-type="float" office:value="0" calcext:value-type="float">
            <text:p>0</text:p>
          </table:table-cell>
          <table:table-cell table:formula="of:=[.I22]*[.K22]" office:value-type="float" office:value="0" calcext:value-type="float">
            <text:p>0</text:p>
          </table:table-cell>
          <table:table-cell office:value-type="string" calcext:value-type="string">
            <text:p>replaced by line 38</text:p>
          </table:table-cell>
          <table:table-cell/>
        </table:table-row>
        <table:table-row table:style-name="ro1">
          <table:table-cell office:value-type="float" office:value="1327679" calcext:value-type="float">
            <text:p>1327679</text:p>
          </table:table-cell>
          <table:table-cell table:formula="of:=['farnell-a'.B23]+[farnell3310.B23]+[.H23]" office:value-type="float" office:value="187" calcext:value-type="float">
            <text:p>187</text:p>
          </table:table-cell>
          <table:table-cell office:value-type="string" calcext:value-type="string">
            <text:p>0603YC104KAT2A</text:p>
          </table:table-cell>
          <table:table-cell office:value-type="string" calcext:value-type="string">
            <text:p>Product Range:-; Capacitance:0.1µF; Capacitance Tolerance:± 10%; Dielectric Characteristic:X7R; Voltage Rating:16V; Ceramic Capacitor Case:0603 [1608 Metric]; Operating Temperature Min:-</text:p>
          </table:table-cell>
          <table:table-cell office:value-type="float" office:value="101916" calcext:value-type="float">
            <text:p>101916</text:p>
          </table:table-cell>
          <table:table-cell office:value-type="float" office:value="5.102" calcext:value-type="float">
            <text:p>5.102</text:p>
          </table:table-cell>
          <table:table-cell table:formula="of:=[farnell.F23]*[farnell.B23]" office:value-type="float" office:value="954.074" calcext:value-type="float">
            <text:p>954.074</text:p>
          </table:table-cell>
          <table:table-cell/>
          <table:table-cell office:value-type="float" office:value="0.015" calcext:value-type="float">
            <text:p>0.015</text:p>
          </table:table-cell>
          <table:table-cell table:formula="of:=[.I23]*310" office:value-type="float" office:value="4.65" calcext:value-type="float">
            <text:p>4.65</text:p>
          </table:table-cell>
          <table:table-cell office:value-type="float" office:value="140" calcext:value-type="float">
            <text:p>140</text:p>
          </table:table-cell>
          <table:table-cell table:formula="of:=[.I23]*[.K23]"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1833866" calcext:value-type="float">
            <text:p>1833866</text:p>
          </table:table-cell>
          <table:table-cell table:formula="of:=['farnell-a'.B24]+[farnell3310.B24]+[.H24]" office:value-type="float" office:value="22" calcext:value-type="float">
            <text:p>22</text:p>
          </table:table-cell>
          <table:table-cell office:value-type="string" calcext:value-type="string">
            <text:p>06035A4R7CAT2A</text:p>
          </table:table-cell>
          <table:table-cell office:value-type="string" calcext:value-type="string">
            <text:p>Product Range:-; Capacitance:4.7pF; Capacitance Tolerance:± 0.25pF; Dielectric Characteristic:C0G / NP0; Voltage Rating:50V; Ceramic Capacitor Case:0603 [1608 Metric]; Operating Temp</text:p>
          </table:table-cell>
          <table:table-cell office:value-type="float" office:value="11741" calcext:value-type="float">
            <text:p>11741</text:p>
          </table:table-cell>
          <table:table-cell office:value-type="float" office:value="40.813" calcext:value-type="float">
            <text:p>40.813</text:p>
          </table:table-cell>
          <table:table-cell table:formula="of:=[farnell.F24]*[farnell.B24]" office:value-type="float" office:value="897.886" calcext:value-type="float">
            <text:p>897.886</text:p>
          </table:table-cell>
          <table:table-cell/>
          <table:table-cell office:value-type="float" office:value="0.115" calcext:value-type="float">
            <text:p>0.115</text:p>
          </table:table-cell>
          <table:table-cell table:formula="of:=[.I24]*310" office:value-type="float" office:value="35.65" calcext:value-type="float">
            <text:p>35.65</text:p>
          </table:table-cell>
          <table:table-cell office:value-type="float" office:value="20" calcext:value-type="float">
            <text:p>20</text:p>
          </table:table-cell>
          <table:table-cell table:formula="of:=[.I24]*[.K24]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float" office:value="1198375" calcext:value-type="float">
            <text:p>1198375</text:p>
          </table:table-cell>
          <table:table-cell table:formula="of:=['farnell-a'.B25]+[farnell3310.B25]+[.H25]" office:value-type="float" office:value="22" calcext:value-type="float">
            <text:p>22</text:p>
          </table:table-cell>
          <table:table-cell office:value-type="string" calcext:value-type="string">
            <text:p>ELJRE8N2JFA</text:p>
          </table:table-cell>
          <table:table-cell office:value-type="string" calcext:value-type="string">
            <text:p>Product Range:ELJ-RE Series; Inductance:8.2nH; Inductance Tolerance:± 5%; High Frequency Inductor Case:0603 [1608 Metric]; Self Resonant Frequency Min:3.5; Available until stocks are exhausted</text:p>
          </table:table-cell>
          <table:table-cell office:value-type="string" calcext:value-type="string">
            <text:p>283 Amíg a készlet tart</text:p>
          </table:table-cell>
          <table:table-cell office:value-type="float" office:value="40.813" calcext:value-type="float">
            <text:p>40.813</text:p>
          </table:table-cell>
          <table:table-cell table:formula="of:=[farnell.F25]*[farnell.B25]" office:value-type="float" office:value="897.886" calcext:value-type="float">
            <text:p>897.886</text:p>
          </table:table-cell>
          <table:table-cell/>
          <table:table-cell office:value-type="float" office:value="0.108" calcext:value-type="float">
            <text:p>0.108</text:p>
          </table:table-cell>
          <table:table-cell table:formula="of:=[.I25]*310" office:value-type="float" office:value="33.48" calcext:value-type="float">
            <text:p>33.48</text:p>
          </table:table-cell>
          <table:table-cell office:value-type="float" office:value="15" calcext:value-type="float">
            <text:p>15</text:p>
          </table:table-cell>
          <table:table-cell table:formula="of:=[.I25]*[.K25]" office:value-type="float" office:value="1.62" calcext:value-type="float">
            <text:p>1.62</text:p>
          </table:table-cell>
          <table:table-cell office:value-type="string" calcext:value-type="string">
            <text:p>not in stock</text:p>
          </table:table-cell>
          <table:table-cell office:value-type="string" calcext:value-type="string">
            <text:p>MLG1608B8N2D</text:p>
          </table:table-cell>
        </table:table-row>
        <table:table-row table:style-name="ro1">
          <table:table-cell office:value-type="float" office:value="1669603" calcext:value-type="float">
            <text:p>1669603</text:p>
          </table:table-cell>
          <table:table-cell table:formula="of:=['farnell-a'.B26]+[farnell3310.B26]+[.H26]" office:value-type="float" office:value="22" calcext:value-type="float">
            <text:p>22</text:p>
          </table:table-cell>
          <table:table-cell office:value-type="string" calcext:value-type="string">
            <text:p>MLG1608B2N7S</text:p>
          </table:table-cell>
          <table:table-cell office:value-type="string" calcext:value-type="string">
            <text:p>Product Range:MLG Series; Inductance:2.7nH; Inductance Tolerance:± 0.3nH; High Frequency Inductor Case:0603 [1608 Metric]; Self Resonant Frequency Min:7GHz; DC Resistance Max:0.12ohm; DC Cu</text:p>
          </table:table-cell>
          <table:table-cell office:value-type="float" office:value="3092" calcext:value-type="float">
            <text:p>3092</text:p>
          </table:table-cell>
          <table:table-cell office:value-type="float" office:value="37.722" calcext:value-type="float">
            <text:p>37.722</text:p>
          </table:table-cell>
          <table:table-cell table:formula="of:=[farnell.F26]*[farnell.B26]" office:value-type="float" office:value="829.884" calcext:value-type="float">
            <text:p>829.884</text:p>
          </table:table-cell>
          <table:table-cell/>
          <table:table-cell office:value-type="float" office:value="0.112" calcext:value-type="float">
            <text:p>0.112</text:p>
          </table:table-cell>
          <table:table-cell table:formula="of:=[.I26]*310" office:value-type="float" office:value="34.72" calcext:value-type="float">
            <text:p>34.72</text:p>
          </table:table-cell>
          <table:table-cell office:value-type="float" office:value="20" calcext:value-type="float">
            <text:p>20</text:p>
          </table:table-cell>
          <table:table-cell table:formula="of:=[.I26]*[.K26]" office:value-type="float" office:value="2.24" calcext:value-type="float">
            <text:p>2.24</text:p>
          </table:table-cell>
          <table:table-cell table:number-columns-repeated="2"/>
        </table:table-row>
        <table:table-row table:style-name="ro1">
          <table:table-cell office:value-type="float" office:value="2395876" calcext:value-type="float">
            <text:p>2395876</text:p>
          </table:table-cell>
          <table:table-cell table:formula="of:=['farnell-a'.B27]+[farnell3310.B27]+[.H27]" office:value-type="float" office:value="22" calcext:value-type="float">
            <text:p>22</text:p>
          </table:table-cell>
          <table:table-cell office:value-type="string" calcext:value-type="string">
            <text:p>ILBB0603ER300V</text:p>
          </table:table-cell>
          <table:table-cell office:value-type="string" calcext:value-type="string">
            <text:p>Ferrite Case Style:0603 [1608 Metric]; Impedance @ 100MHz:30ohm; Impedance Tolerance:± 25%; DC Current Rating:500mA; DC Resistance Max:0.09ohm; Product Range:ILBB-0603 Series; Ferrite M</text:p>
          </table:table-cell>
          <table:table-cell office:value-type="float" office:value="30" calcext:value-type="float">
            <text:p>30</text:p>
          </table:table-cell>
          <table:table-cell office:value-type="float" office:value="20.747" calcext:value-type="float">
            <text:p>20.747</text:p>
          </table:table-cell>
          <table:table-cell table:formula="of:=[farnell.F27]*[farnell.B27]" office:value-type="float" office:value="456.434" calcext:value-type="float">
            <text:p>456.434</text:p>
          </table:table-cell>
          <table:table-cell/>
          <table:table-cell office:value-type="float" office:value="0.077" calcext:value-type="float">
            <text:p>0.077</text:p>
          </table:table-cell>
          <table:table-cell table:formula="of:=[.I27]*310" office:value-type="float" office:value="23.87" calcext:value-type="float">
            <text:p>23.87</text:p>
          </table:table-cell>
          <table:table-cell office:value-type="float" office:value="20" calcext:value-type="float">
            <text:p>20</text:p>
          </table:table-cell>
          <table:table-cell table:formula="of:=[.I27]*[.K27]" office:value-type="float" office:value="1.54" calcext:value-type="float">
            <text:p>1.54</text:p>
          </table:table-cell>
          <table:table-cell table:number-columns-repeated="2"/>
        </table:table-row>
        <table:table-row table:style-name="ro1">
          <table:table-cell office:value-type="float" office:value="1515683" calcext:value-type="float">
            <text:p>1515683</text:p>
          </table:table-cell>
          <table:table-cell table:formula="of:=['farnell-a'.B28]+[farnell3310.B28]+[.H28]" office:value-type="float" office:value="22" calcext:value-type="float">
            <text:p>22</text:p>
          </table:table-cell>
          <table:table-cell office:value-type="string" calcext:value-type="string">
            <text:p>BLM18BA220SN1D</text:p>
          </table:table-cell>
          <table:table-cell office:value-type="string" calcext:value-type="string">
            <text:p>Ferrite Case Style:0603 [1608 Metric]; Impedance @ 100MHz:22ohm; Impedance Tolerance:± 25%; DC Current Rating:500mA; DC Resistance Max:0.35ohm; Product Range:BLM18B Series; SVHC:No SVHC</text:p>
          </table:table-cell>
          <table:table-cell office:value-type="float" office:value="3416" calcext:value-type="float">
            <text:p>3416</text:p>
          </table:table-cell>
          <table:table-cell office:value-type="float" office:value="13.388" calcext:value-type="float">
            <text:p>13.388</text:p>
          </table:table-cell>
          <table:table-cell table:formula="of:=[farnell.F28]*[farnell.B28]" office:value-type="float" office:value="294.536" calcext:value-type="float">
            <text:p>294.536</text:p>
          </table:table-cell>
          <table:table-cell/>
          <table:table-cell office:value-type="float" office:value="0.049" calcext:value-type="float">
            <text:p>0.049</text:p>
          </table:table-cell>
          <table:table-cell table:formula="of:=[.I28]*310" office:value-type="float" office:value="15.19" calcext:value-type="float">
            <text:p>15.19</text:p>
          </table:table-cell>
          <table:table-cell office:value-type="float" office:value="20" calcext:value-type="float">
            <text:p>20</text:p>
          </table:table-cell>
          <table:table-cell table:formula="of:=[.I28]*[.K28]"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float" office:value="1828917" calcext:value-type="float">
            <text:p>1828917</text:p>
          </table:table-cell>
          <table:table-cell table:formula="of:=['farnell-a'.B29]+[farnell3310.B29]+[.H29]" office:value-type="float" office:value="22" calcext:value-type="float">
            <text:p>22</text:p>
          </table:table-cell>
          <table:table-cell office:value-type="string" calcext:value-type="string">
            <text:p>GRM188R71H333KA61D</text:p>
          </table:table-cell>
          <table:table-cell office:value-type="string" calcext:value-type="string">
            <text:p>Product Range:GRM Series; Capacitance:0.033µF; Capacitance Tolerance:± 10%; Dielectric Characteristic:X7R; Voltage Rating:50V; Ceramic Capacitor Case:0603 [1608 Metric]; Operating Tempera</text:p>
          </table:table-cell>
          <table:table-cell office:value-type="float" office:value="567" calcext:value-type="float">
            <text:p>567</text:p>
          </table:table-cell>
          <table:table-cell office:value-type="float" office:value="9.925" calcext:value-type="float">
            <text:p>9.925</text:p>
          </table:table-cell>
          <table:table-cell table:formula="of:=[farnell.F29]*[farnell.B29]" office:value-type="float" office:value="218.35" calcext:value-type="float">
            <text:p>218.35</text:p>
          </table:table-cell>
          <table:table-cell/>
          <table:table-cell office:value-type="float" office:value="0.041" calcext:value-type="float">
            <text:p>0.041</text:p>
          </table:table-cell>
          <table:table-cell table:formula="of:=[.I29]*310" office:value-type="float" office:value="12.71" calcext:value-type="float">
            <text:p>12.71</text:p>
          </table:table-cell>
          <table:table-cell office:value-type="float" office:value="20" calcext:value-type="float">
            <text:p>20</text:p>
          </table:table-cell>
          <table:table-cell table:formula="of:=[.I29]*[.K29]"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float" office:value="8819963" calcext:value-type="float">
            <text:p>8819963</text:p>
          </table:table-cell>
          <table:table-cell table:formula="of:=['farnell-a'.B30]+[farnell3310.B30]+[.H30]" office:value-type="float" office:value="22" calcext:value-type="float">
            <text:p>22</text:p>
          </table:table-cell>
          <table:table-cell office:value-type="string" calcext:value-type="string">
            <text:p>GRM188R71H222KA01D</text:p>
          </table:table-cell>
          <table:table-cell office:value-type="string" calcext:value-type="string">
            <text:p>Product Range:GRM Series; Capacitance:2200pF; Capacitance Tolerance:± 10%; Dielectric Characteristic:X7R; Voltage Rating:50V; Ceramic Capacitor Case:0603 [1608 Metric]; Operating Tempera</text:p>
          </table:table-cell>
          <table:table-cell office:value-type="float" office:value="9024" calcext:value-type="float">
            <text:p>9024</text:p>
          </table:table-cell>
          <table:table-cell office:value-type="float" office:value="6.833" calcext:value-type="float">
            <text:p>6.833</text:p>
          </table:table-cell>
          <table:table-cell table:formula="of:=[farnell.F30]*[farnell.B30]" office:value-type="float" office:value="150.326" calcext:value-type="float">
            <text:p>150.326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30]*310" office:value-type="float" office:value="6.2" calcext:value-type="float">
            <text:p>6.2</text:p>
          </table:table-cell>
          <table:table-cell office:value-type="float" office:value="20" calcext:value-type="float">
            <text:p>20</text:p>
          </table:table-cell>
          <table:table-cell table:formula="of:=[.I30]*[.K3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8819980" calcext:value-type="float">
            <text:p>8819980</text:p>
          </table:table-cell>
          <table:table-cell table:formula="of:=['farnell-a'.B31]+[farnell3310.B31]+[.H31]" office:value-type="float" office:value="44" calcext:value-type="float">
            <text:p>44</text:p>
          </table:table-cell>
          <table:table-cell office:value-type="string" calcext:value-type="string">
            <text:p>GRM188R71H103KA01D.</text:p>
          </table:table-cell>
          <table:table-cell office:value-type="string" calcext:value-type="string">
            <text:p>Product Range:GRM Series; Capacitance:0.01µF; Capacitance Tolerance:± 10%; Dielectric Characteristic:X7R; Voltage Rating:50V; Ceramic Capacitor Case:0603 [1608 Metric]; Operating Temperat</text:p>
          </table:table-cell>
          <table:table-cell office:value-type="float" office:value="116135" calcext:value-type="float">
            <text:p>116135</text:p>
          </table:table-cell>
          <table:table-cell office:value-type="float" office:value="6.555" calcext:value-type="float">
            <text:p>6.555</text:p>
          </table:table-cell>
          <table:table-cell table:formula="of:=[farnell.F31]*[farnell.B31]" office:value-type="float" office:value="288.42" calcext:value-type="float">
            <text:p>288.42</text:p>
          </table:table-cell>
          <table:table-cell/>
          <table:table-cell office:value-type="float" office:value="0.016" calcext:value-type="float">
            <text:p>0.016</text:p>
          </table:table-cell>
          <table:table-cell table:formula="of:=[.I31]*310" office:value-type="float" office:value="4.96" calcext:value-type="float">
            <text:p>4.96</text:p>
          </table:table-cell>
          <table:table-cell office:value-type="float" office:value="30" calcext:value-type="float">
            <text:p>30</text:p>
          </table:table-cell>
          <table:table-cell table:formula="of:=[.I31]*[.K31]"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float" office:value="8819955" calcext:value-type="float">
            <text:p>8819955</text:p>
          </table:table-cell>
          <table:table-cell table:formula="of:=['farnell-a'.B32]+[farnell3310.B32]+[.H32]" office:value-type="float" office:value="22" calcext:value-type="float">
            <text:p>22</text:p>
          </table:table-cell>
          <table:table-cell office:value-type="string" calcext:value-type="string">
            <text:p>GRM188R71H102KA01D</text:p>
          </table:table-cell>
          <table:table-cell office:value-type="string" calcext:value-type="string">
            <text:p>Product Range:GRM Series; Capacitance:1000pF; Capacitance Tolerance:± 10%; Dielectric Characteristic:X7R; Voltage Rating:50V; Ceramic Capacitor Case:0603 [1608 Metric]; Operating Temperatu</text:p>
          </table:table-cell>
          <table:table-cell office:value-type="float" office:value="15125" calcext:value-type="float">
            <text:p>15125</text:p>
          </table:table-cell>
          <table:table-cell office:value-type="float" office:value="6.493" calcext:value-type="float">
            <text:p>6.493</text:p>
          </table:table-cell>
          <table:table-cell table:formula="of:=[farnell.F32]*[farnell.B32]" office:value-type="float" office:value="142.846" calcext:value-type="float">
            <text:p>142.846</text:p>
          </table:table-cell>
          <table:table-cell/>
          <table:table-cell office:value-type="float" office:value="0.016" calcext:value-type="float">
            <text:p>0.016</text:p>
          </table:table-cell>
          <table:table-cell table:formula="of:=[.I32]*310" office:value-type="float" office:value="4.96" calcext:value-type="float">
            <text:p>4.96</text:p>
          </table:table-cell>
          <table:table-cell office:value-type="float" office:value="20" calcext:value-type="float">
            <text:p>20</text:p>
          </table:table-cell>
          <table:table-cell table:formula="of:=[.I32]*[.K32]"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2494240" calcext:value-type="float">
            <text:p>2494240</text:p>
          </table:table-cell>
          <table:table-cell table:formula="of:=['farnell-a'.B33]+[farnell3310.B33]+[.H33]" office:value-type="float" office:value="44" calcext:value-type="float">
            <text:p>44</text:p>
          </table:table-cell>
          <table:table-cell office:value-type="string" calcext:value-type="string">
            <text:p>GRM188R71H221KA01D</text:p>
          </table:table-cell>
          <table:table-cell office:value-type="string" calcext:value-type="string">
            <text:p>Product Range:GRM Series; Capacitance:220pF; Capacitance Tolerance:± 10%; Dielectric Characteristic:X7R; Voltage Rating:50V; Ceramic Capacitor Case:0603 [1608 Metric]; Operating Temperat</text:p>
          </table:table-cell>
          <table:table-cell office:value-type="float" office:value="4818" calcext:value-type="float">
            <text:p>4818</text:p>
          </table:table-cell>
          <table:table-cell office:value-type="float" office:value="5.658" calcext:value-type="float">
            <text:p>5.658</text:p>
          </table:table-cell>
          <table:table-cell table:formula="of:=[farnell.F33]*[farnell.B33]" office:value-type="float" office:value="248.952" calcext:value-type="float">
            <text:p>248.952</text:p>
          </table:table-cell>
          <table:table-cell/>
          <table:table-cell office:value-type="float" office:value="0.016" calcext:value-type="float">
            <text:p>0.016</text:p>
          </table:table-cell>
          <table:table-cell table:formula="of:=[.I33]*310" office:value-type="float" office:value="4.96" calcext:value-type="float">
            <text:p>4.96</text:p>
          </table:table-cell>
          <table:table-cell office:value-type="float" office:value="30" calcext:value-type="float">
            <text:p>30</text:p>
          </table:table-cell>
          <table:table-cell table:formula="of:=[.I33]*[.K33]"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float" office:value="1652902" calcext:value-type="float">
            <text:p>1652902</text:p>
          </table:table-cell>
          <table:table-cell table:formula="of:=['farnell-a'.B34]+[farnell3310.B34]+[.H34]" office:value-type="float" office:value="44" calcext:value-type="float">
            <text:p>44</text:p>
          </table:table-cell>
          <table:table-cell office:value-type="string" calcext:value-type="string">
            <text:p>CRCW06038K20FKEA</text:p>
          </table:table-cell>
          <table:table-cell office:value-type="string" calcext:value-type="string">
            <text:p>Product Range:AEC-Q200 CRCW Series; Resistance:8.2kohm; Power Rating:100mW; Resistance Tolerance:± 1%; Voltage Rating:75V; Resistor Case Style:0603 [1608 Metric]; Packaging:Cut Tape;</text:p>
          </table:table-cell>
          <table:table-cell office:value-type="float" office:value="18072" calcext:value-type="float">
            <text:p>18072</text:p>
          </table:table-cell>
          <table:table-cell office:value-type="float" office:value="5.751" calcext:value-type="float">
            <text:p>5.751</text:p>
          </table:table-cell>
          <table:table-cell table:formula="of:=[farnell.F34]*[farnell.B34]" office:value-type="float" office:value="253.044" calcext:value-type="float">
            <text:p>253.044</text:p>
          </table:table-cell>
          <table:table-cell/>
          <table:table-cell office:value-type="float" office:value="0.011" calcext:value-type="float">
            <text:p>0.011</text:p>
          </table:table-cell>
          <table:table-cell table:formula="of:=[.I34]*310" office:value-type="float" office:value="3.41" calcext:value-type="float">
            <text:p>3.41</text:p>
          </table:table-cell>
          <table:table-cell office:value-type="float" office:value="30" calcext:value-type="float">
            <text:p>30</text:p>
          </table:table-cell>
          <table:table-cell table:formula="of:=[.I34]*[.K34]"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2303192" calcext:value-type="float">
            <text:p>2303192</text:p>
          </table:table-cell>
          <table:table-cell table:formula="of:=['farnell-a'.B35]+[farnell3310.B35]+[.H35]" office:value-type="float" office:value="110" calcext:value-type="float">
            <text:p>110</text:p>
          </table:table-cell>
          <table:table-cell office:value-type="string" calcext:value-type="string">
            <text:p>ERJ3EKF1002V</text:p>
          </table:table-cell>
          <table:table-cell office:value-type="string" calcext:value-type="string">
            <text:p>Product Range:AEC-Q200 ERJ Series; Resistance:10kohm; Power Rating:100mW; Resistance Tolerance:± 1%; Voltage Rating:75V; Resistor Case Style:0603 [1608 Metric]; Packaging:Cut Tape; R</text:p>
          </table:table-cell>
          <table:table-cell office:value-type="float" office:value="273225" calcext:value-type="float">
            <text:p>273225</text:p>
          </table:table-cell>
          <table:table-cell office:value-type="float" office:value="2.659" calcext:value-type="float">
            <text:p>2.659</text:p>
          </table:table-cell>
          <table:table-cell table:formula="of:=[farnell.F35]*[farnell.B35]" office:value-type="float" office:value="292.49" calcext:value-type="float">
            <text:p>292.49</text:p>
          </table:table-cell>
          <table:table-cell/>
          <table:table-cell office:value-type="float" office:value="0.007" calcext:value-type="float">
            <text:p>0.007</text:p>
          </table:table-cell>
          <table:table-cell table:formula="of:=[.I35]*310" office:value-type="float" office:value="2.17" calcext:value-type="float">
            <text:p>2.17</text:p>
          </table:table-cell>
          <table:table-cell office:value-type="float" office:value="80" calcext:value-type="float">
            <text:p>80</text:p>
          </table:table-cell>
          <table:table-cell table:formula="of:=[.I35]*[.K35]"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2453270" calcext:value-type="float">
            <text:p>2453270</text:p>
          </table:table-cell>
          <table:table-cell table:formula="of:=[farnell3310.B36]+[.H36]" office:value-type="float" office:value="88" calcext:value-type="float">
            <text:p>88</text:p>
          </table:table-cell>
          <table:table-cell office:value-type="string" calcext:value-type="string">
            <text:p>1N4148WT</text:p>
          </table:table-cell>
          <table:table-cell office:value-type="string" calcext:value-type="string">
            <text:p>Diode Configuration:Single; Repetitive Reverse Voltage Vrrm Max:75V; Forward Current If(AV):300mA; Forward Voltage VF Max:1V; Reverse Recovery Time trr Max:4ns; Forward Surge Current If</text:p>
          </table:table-cell>
          <table:table-cell office:value-type="float" office:value="11630" calcext:value-type="float">
            <text:p>11630</text:p>
          </table:table-cell>
          <table:table-cell office:value-type="float" office:value="45.451" calcext:value-type="float">
            <text:p>45.451</text:p>
          </table:table-cell>
          <table:table-cell table:formula="of:=[farnell.F36]*[farnell.B36]" office:value-type="float" office:value="3999.688" calcext:value-type="float">
            <text:p>3999.688</text:p>
          </table:table-cell>
          <table:table-cell/>
          <table:table-cell office:value-type="float" office:value="0.119" calcext:value-type="float">
            <text:p>0.119</text:p>
          </table:table-cell>
          <table:table-cell table:formula="of:=[.I36]*310" office:value-type="float" office:value="36.89" calcext:value-type="float">
            <text:p>36.89</text:p>
          </table:table-cell>
          <table:table-cell office:value-type="float" office:value="40" calcext:value-type="float">
            <text:p>40</text:p>
          </table:table-cell>
          <table:table-cell table:formula="of:=[.I36]*[.K36]"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1581241" calcext:value-type="float">
            <text:p>1581241</text:p>
          </table:table-cell>
          <table:table-cell table:formula="of:=['farnell-a'.B36]+[.H37]" office:value-type="float" office:value="11" calcext:value-type="float">
            <text:p>11</text:p>
          </table:table-cell>
          <table:table-cell office:value-type="string" calcext:value-type="string">
            <text:p>MCL-S270YC</text:p>
          </table:table-cell>
          <table:table-cell table:style-name="ce12" office:value-type="string" calcext:value-type="string">
            <text:p>MCL-S270YC LED, SMD, 0805, YELLOW 85414010</text:p>
          </table:table-cell>
          <table:table-cell table:number-columns-repeated="4"/>
          <table:table-cell office:value-type="float" office:value="0.165" calcext:value-type="float">
            <text:p>0.165</text:p>
          </table:table-cell>
          <table:table-cell table:formula="of:=[.I37]*310" office:value-type="float" office:value="51.15" calcext:value-type="float">
            <text:p>51.15</text:p>
          </table:table-cell>
          <table:table-cell office:value-type="float" office:value="15" calcext:value-type="float">
            <text:p>15</text:p>
          </table:table-cell>
          <table:table-cell table:formula="of:=[.I37]*[.K37]" office:value-type="float" office:value="2.475" calcext:value-type="float">
            <text:p>2.475</text:p>
          </table:table-cell>
          <table:table-cell office:value-type="string" calcext:value-type="string">
            <text:p>not in stock</text:p>
          </table:table-cell>
          <table:table-cell office:value-type="string" calcext:value-type="string">
            <text:p>digikey?</text:p>
          </table:table-cell>
        </table:table-row>
        <table:table-row table:style-name="ro1">
          <table:table-cell office:value-type="float" office:value="2424712" calcext:value-type="float">
            <text:p>2424712</text:p>
          </table:table-cell>
          <table:table-cell table:formula="of:=['farnell-a'.B37]+[farnell3310.B38]+[.H38]" office:value-type="float" office:value="22" calcext:value-type="float">
            <text:p>22</text:p>
          </table:table-cell>
          <table:table-cell office:value-type="string" calcext:value-type="string">
            <text:p>744786039A</text:p>
          </table:table-cell>
          <table:table-cell office:value-type="string" calcext:value-type="string">
            <text:p>INDUCTOR, MULTILAYER, 3.9NH, 0.6A, 0603 85045095</text:p>
          </table:table-cell>
          <table:table-cell table:number-columns-repeated="4"/>
          <table:table-cell office:value-type="float" office:value="0.15" calcext:value-type="float">
            <text:p>0.15</text:p>
          </table:table-cell>
          <table:table-cell table:formula="of:=[.I38]*310" office:value-type="float" office:value="46.5" calcext:value-type="float">
            <text:p>46.5</text:p>
          </table:table-cell>
          <table:table-cell office:value-type="float" office:value="15" calcext:value-type="float">
            <text:p>15</text:p>
          </table:table-cell>
          <table:table-cell table:formula="of:=[.I38]*[.K38]" office:value-type="float" office:value="2.25" calcext:value-type="float">
            <text:p>2.25</text:p>
          </table:table-cell>
          <table:table-cell table:number-columns-repeated="2"/>
        </table:table-row>
        <table:table-row table:style-name="ro1">
          <table:table-cell office:value-type="float" office:value="1160331" calcext:value-type="float">
            <text:p>1160331</text:p>
          </table:table-cell>
          <table:table-cell table:formula="of:=['farnell-a'.B38]+[farnell3310.B39]+[.H39]" office:value-type="float" office:value="22" calcext:value-type="float">
            <text:p>22</text:p>
          </table:table-cell>
          <table:table-cell office:value-type="string" calcext:value-type="string">
            <text:p>PCF0603R-2K00BT1</text:p>
          </table:table-cell>
          <table:table-cell office:value-type="string" calcext:value-type="string">
            <text:p>PCF0603R-2K00BT1 RES, THIN FILM, 2K, 0.1%, 0.063W, 0603 85332100</text:p>
          </table:table-cell>
          <table:table-cell table:number-columns-repeated="4"/>
          <table:table-cell office:value-type="float" office:value="0.37" calcext:value-type="float">
            <text:p>0.37</text:p>
          </table:table-cell>
          <table:table-cell table:formula="of:=[.I39]*310" office:value-type="float" office:value="114.7" calcext:value-type="float">
            <text:p>114.7</text:p>
          </table:table-cell>
          <table:table-cell office:value-type="float" office:value="18" calcext:value-type="float">
            <text:p>18</text:p>
          </table:table-cell>
          <table:table-cell table:formula="of:=[.I39]*[.K39]" office:value-type="float" office:value="6.66" calcext:value-type="float">
            <text:p>6.66</text:p>
          </table:table-cell>
          <table:table-cell table:number-columns-repeated="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farnell.G2:.G36])" office:value-type="float" office:value="151178.962" calcext:value-type="float">
            <text:p>151178.962</text:p>
          </table:table-cell>
          <table:table-cell office:value-type="string" calcext:value-type="string">
            <text:p>HUF</text:p>
          </table:table-cell>
          <table:table-cell table:style-name="ce13" table:formula="of:=[farnell.F44]/310" office:value-type="float" office:value="487.674070967742" calcext:value-type="float">
            <text:p>487.67</text:p>
          </table:table-cell>
          <table:table-cell office:value-type="string" calcext:value-type="string">
            <text:p>EU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hipping</text:p>
          </table:table-cell>
          <table:table-cell office:value-type="string" calcext:value-type="string">
            <text:p>Shipp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HUF</text:p>
          </table:table-cell>
          <table:table-cell table:style-name="ce13" table:formula="of:=[farnell.F45]/310" office:value-type="float" office:value="4.51612903225807" calcext:value-type="float">
            <text:p>4.52</text:p>
          </table:table-cell>
          <table:table-cell office:value-type="string" calcext:value-type="string">
            <text:p>EUR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A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/>
          <table:table-cell table:number-columns-repeated="6"/>
        </table:table-row>
        <table:table-row table:style-name="ro1">
          <table:table-cell table:number-columns-repeated="5"/>
          <table:table-cell table:formula="of:=[farnell.F44]*[farnell.F46]+[farnell.F44]+[farnell.F45]" office:value-type="float" office:value="152578.962" calcext:value-type="float">
            <text:p>152578.962</text:p>
          </table:table-cell>
          <table:table-cell office:value-type="string" calcext:value-type="string">
            <text:p>HUF</text:p>
          </table:table-cell>
          <table:table-cell table:style-name="ce13" table:formula="of:=[farnell.F47]/310" office:value-type="float" office:value="492.1902" calcext:value-type="float">
            <text:p>492.19</text:p>
          </table:table-cell>
          <table:table-cell office:value-type="string" calcext:value-type="string">
            <text:p>EUR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paid</text:p>
          </table:table-cell>
          <table:table-cell office:value-type="float" office:value="109561.59" calcext:value-type="float">
            <text:p>109561.59</text:p>
          </table:table-cell>
          <table:table-cell office:value-type="string" calcext:value-type="string">
            <text:p>HUF</text:p>
          </table:table-cell>
          <table:table-cell table:formula="of:=[.F49]/310" office:value-type="float" office:value="353.424483870968" calcext:value-type="float">
            <text:p>353.424483870968</text:p>
          </table:table-cell>
          <table:table-cell office:value-type="string" calcext:value-type="string">
            <text:p>EUR</text:p>
          </table:table-cell>
          <table:table-cell table:number-columns-repeated="5"/>
        </table:table-row>
      </table:table>
      <table:table table:name="mouser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antity</text:p>
          </table:table-cell>
          <table:table-cell office:value-type="string" calcext:value-type="string">
            <text:p>mouser no</text:p>
          </table:table-cell>
          <table:table-cell office:value-type="string" calcext:value-type="string">
            <text:p>Manufacturer #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table:formula="of:=['mouser-a'.A2]+[mouser3310.A2]+[.F2]" office:value-type="float" office:value="22" calcext:value-type="float">
            <text:p>22</text:p>
          </table:table-cell>
          <table:table-cell office:value-type="string" calcext:value-type="string">
            <text:p>949-NRF24L01P-R7</text:p>
          </table:table-cell>
          <table:table-cell office:value-type="string" calcext:value-type="string">
            <text:p>NRF24L01P-R7</text:p>
          </table:table-cell>
          <table:table-cell office:value-type="float" office:value="2.72" calcext:value-type="float">
            <text:p>2.72</text:p>
          </table:table-cell>
          <table:table-cell table:formula="of:=[mouser.A2]*[mouser.D2]" office:value-type="float" office:value="59.84" calcext:value-type="float">
            <text:p>59.84</text:p>
          </table:table-cell>
          <table:table-cell/>
        </table:table-row>
        <table:table-row table:style-name="ro1">
          <table:table-cell table:formula="of:=['mouser-a'.A3]+[.F3]" office:value-type="float" office:value="55" calcext:value-type="float">
            <text:p>55</text:p>
          </table:table-cell>
          <table:table-cell office:value-type="string" calcext:value-type="string">
            <text:p>612-TL3330AF130QG</text:p>
          </table:table-cell>
          <table:table-cell office:value-type="string" calcext:value-type="string">
            <text:p>TL3330AF130QG</text:p>
          </table:table-cell>
          <table:table-cell office:value-type="float" office:value="0.38" calcext:value-type="float">
            <text:p>0.38</text:p>
          </table:table-cell>
          <table:table-cell table:formula="of:=[mouser.A3]*[mouser.D3]" office:value-type="float" office:value="20.9" calcext:value-type="float">
            <text:p>20.9</text:p>
          </table:table-cell>
          <table:table-cell/>
        </table:table-row>
        <table:table-row table:style-name="ro1">
          <table:table-cell table:formula="of:=['mouser-a'.A4]+[mouser3310.A6]+[.F4]" office:value-type="float" office:value="44" calcext:value-type="float">
            <text:p>44</text:p>
          </table:table-cell>
          <table:table-cell office:value-type="string" calcext:value-type="string">
            <text:p>612-EG1257</text:p>
          </table:table-cell>
          <table:table-cell office:value-type="string" calcext:value-type="string">
            <text:p>EG1257</text:p>
          </table:table-cell>
          <table:table-cell office:value-type="float" office:value="0.894" calcext:value-type="float">
            <text:p>0.894</text:p>
          </table:table-cell>
          <table:table-cell table:formula="of:=[mouser.A4]*[mouser.D4]" office:value-type="float" office:value="39.336" calcext:value-type="float">
            <text:p>39.336</text:p>
          </table:table-cell>
          <table:table-cell/>
        </table:table-row>
        <table:table-row table:style-name="ro1">
          <table:table-cell table:formula="of:=['mouser-a'.A5]+[mouser3310.A3]+[.F5]" office:value-type="float" office:value="22" calcext:value-type="float">
            <text:p>22</text:p>
          </table:table-cell>
          <table:table-cell office:value-type="string" calcext:value-type="string">
            <text:p>511-TSV912IQ2T</text:p>
          </table:table-cell>
          <table:table-cell office:value-type="string" calcext:value-type="string">
            <text:p>TSV912IQ2T</text:p>
          </table:table-cell>
          <table:table-cell office:value-type="float" office:value="0.623" calcext:value-type="float">
            <text:p>0.623</text:p>
          </table:table-cell>
          <table:table-cell table:formula="of:=[mouser.A5]*[mouser.D5]" office:value-type="float" office:value="13.706" calcext:value-type="float">
            <text:p>13.706</text:p>
          </table:table-cell>
          <table:table-cell/>
        </table:table-row>
        <table:table-row table:style-name="ro1">
          <table:table-cell table:formula="of:=['mouser-a'.A6]+[mouser3310.A4]+[.F6]" office:value-type="float" office:value="22" calcext:value-type="float">
            <text:p>22</text:p>
          </table:table-cell>
          <table:table-cell office:value-type="string" calcext:value-type="string">
            <text:p>757-TC75W57FKTE85LF</text:p>
          </table:table-cell>
          <table:table-cell office:value-type="string" calcext:value-type="string">
            <text:p>TC75W57FKTE85LF</text:p>
          </table:table-cell>
          <table:table-cell office:value-type="float" office:value="0.448" calcext:value-type="float">
            <text:p>0.448</text:p>
          </table:table-cell>
          <table:table-cell table:formula="of:=[mouser.A6]*[mouser.D6]" office:value-type="float" office:value="9.856" calcext:value-type="float">
            <text:p>9.856</text:p>
          </table:table-cell>
          <table:table-cell/>
        </table:table-row>
        <table:table-row table:style-name="ro1">
          <table:table-cell table:formula="of:=['mouser-a'.A7]+[mouser3310.A5]+[.F7]" office:value-type="float" office:value="44" calcext:value-type="float">
            <text:p>44</text:p>
          </table:table-cell>
          <table:table-cell office:value-type="string" calcext:value-type="string">
            <text:p>863-MC74VHC1G66DFT1G</text:p>
          </table:table-cell>
          <table:table-cell office:value-type="string" calcext:value-type="string">
            <text:p>MC74VHC1G66DFT1G</text:p>
          </table:table-cell>
          <table:table-cell office:value-type="float" office:value="0.214" calcext:value-type="float">
            <text:p>0.214</text:p>
          </table:table-cell>
          <table:table-cell table:formula="of:=[mouser.A7]*[mouser.D7]" office:value-type="float" office:value="9.416" calcext:value-type="float">
            <text:p>9.416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mouser.E2:.E7])" office:value-type="float" office:value="153.054" calcext:value-type="float">
            <text:p>153.054</text:p>
          </table:table-cell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pp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mouser.D11]*[mouser.D13]+[mouser.D11]+[mouser.D12]" office:value-type="float" office:value="173.054" calcext:value-type="float">
            <text:p>173.054</text:p>
          </table:table-cell>
          <table:table-cell office:value-type="string" calcext:value-type="string">
            <text:p>EUR</text:p>
          </table:table-cell>
          <table:table-cell/>
        </table:table-row>
      </table:table>
      <table:table table:name="DealExtreme" table:style-name="ta1"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Quantity/1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/pie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table:formula="of:=[.B2]*[Overview.$H$16]+[.G2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D1306 0.96 inch 128 x 64 White OLED Screen Display I2C / 4SPI / 3SPI Interface</text:p>
          </table:table-cell>
          <table:table-cell office:value-type="float" office:value="5.52" calcext:value-type="float">
            <text:p>5.52</text:p>
          </table:table-cell>
          <table:table-cell table:formula="of:=[DealExtreme.A2]*[DealExtreme.D2]" office:value-type="float" office:value="60.72" calcext:value-type="float">
            <text:p>60.72</text:p>
          </table:table-cell>
          <table:table-cell office:value-type="string" calcext:value-type="string">
            <text:p><text:a xlink:href="http://www.dx.com/p/ssd1306-0-96-inch-128-x-64-white-oled-screen-display-i2c-4spi-3spi-interface-414634#.VsH5W6aVs1I" xlink:type="simple">http://www.dx.com/p/ssd1306-0-96-inch-128-x-64-white-oled-screen-display-i2c-4spi-3spi-interface-414634#.VsH5W6aVs1I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B3]*[Overview.$H$16]+[.G3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2048P Replacement 3.7V 500mAh Li-Polymer Battery for Cellphone / MP3 / MP4 – Silver</text:p>
          </table:table-cell>
          <table:table-cell office:value-type="float" office:value="2.91" calcext:value-type="float">
            <text:p>2.91</text:p>
          </table:table-cell>
          <table:table-cell table:formula="of:=[DealExtreme.A3]*[DealExtreme.D3]" office:value-type="float" office:value="40.74" calcext:value-type="float">
            <text:p>40.74</text:p>
          </table:table-cell>
          <table:table-cell office:value-type="string" calcext:value-type="string">
            <text:p><text:a xlink:href="http://www.dx.com/p/042048p-replacement-3-7v-500mah-li-polymer-battery-for-cellphone-mp3-mp4-siliver-371986#.VsH5Q6aVs1" xlink:type="simple">http://www.dx.com/p/042048p-replacement-3-7v-500mah-li-polymer-battery-for-cellphone-mp3-mp4-siliver-371986#.VsH5Q6aVs1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DealExtreme.E2:.E3])" office:value-type="float" office:value="101.46" calcext:value-type="float">
            <text:p>101.46</text:p>
          </table:table-cell>
          <table:table-cell office:value-type="string" calcext:value-type="string">
            <text:p>EU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ipping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A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DealExtreme.D5]*[DealExtreme.D7]+[DealExtreme.D5]+[DealExtreme.D6]" office:value-type="float" office:value="101.46" calcext:value-type="float">
            <text:p>101.46</text:p>
          </table:table-cell>
          <table:table-cell office:value-type="string" calcext:value-type="string">
            <text:p>EUR</text:p>
          </table:table-cell>
          <table:table-cell table:number-columns-repeated="2"/>
        </table:table-row>
      </table:table>
      <table:table table:name="farnell-a" table:style-name="ta1">
        <table:table-column table:style-name="co23" table:default-cell-style-name="Default"/>
        <table:table-column table:style-name="co24" table:number-columns-repeated="2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arnell id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Quantity/1</text:p>
          </table:table-cell>
          <table:table-cell office:value-type="string" calcext:value-type="string">
            <text:p>Vendor #</text:p>
          </table:table-cell>
          <table:table-cell office:value-type="string" calcext:value-type="string">
            <text:p>Vendor / description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unit price (HUF)</text:p>
          </table:table-cell>
          <table:table-cell office:value-type="string" calcext:value-type="string">
            <text:p>total price (HUF)</text:p>
          </table:table-cell>
          <table:table-cell table:number-columns-repeated="2"/>
        </table:table-row>
        <table:table-row table:style-name="ro1">
          <table:table-cell office:value-type="float" office:value="2215221" calcext:value-type="float">
            <text:p>2215221</text:p>
          </table:table-cell>
          <table:table-cell table:formula="of:=[.C2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205RGT6</text:p>
          </table:table-cell>
          <table:table-cell office:value-type="string" calcext:value-type="string">
            <text:p>Architecture:ARM Cortex-M3; CPU Speed:120MHz; Program Memory Size:1MB; RAM Memory Size:128KB; No. of Pins:64; MCU Case Style:LQFP; No. of I/O's:51; Embedded Interface Type:CAN, I2C</text:p>
          </table:table-cell>
          <table:table-cell office:value-type="float" office:value="37" calcext:value-type="float">
            <text:p>37</text:p>
          </table:table-cell>
          <table:table-cell office:value-type="float" office:value="3122.849" calcext:value-type="float">
            <text:p>3122.849</text:p>
          </table:table-cell>
          <table:table-cell table:formula="of:=['farnell-a'.G2]*['farnell-a'.B2]" office:value-type="float" office:value="34351.339" calcext:value-type="float">
            <text:p>34351.339</text:p>
          </table:table-cell>
          <table:table-cell table:number-columns-repeated="2"/>
        </table:table-row>
        <table:table-row table:style-name="ro1">
          <table:table-cell office:value-type="float" office:value="1764377" calcext:value-type="float">
            <text:p>1764377</text:p>
          </table:table-cell>
          <table:table-cell table:formula="of:=[.C3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3D-SF</text:p>
          </table:table-cell>
          <table:table-cell office:value-type="string" calcext:value-type="string">
            <text:p>Product Range:DM3 Series; Connector Type:Memory Socket; No. of Contacts:8; Contact Material:Copper Alloy; Contact Plating:Gold Plated Contacts; Contact Resistance:100mohm; Contac</text:p>
          </table:table-cell>
          <table:table-cell office:value-type="float" office:value="13" calcext:value-type="float">
            <text:p>13</text:p>
          </table:table-cell>
          <table:table-cell office:value-type="float" office:value="371.032" calcext:value-type="float">
            <text:p>371.032</text:p>
          </table:table-cell>
          <table:table-cell table:formula="of:=['farnell-a'.G3]*['farnell-a'.B3]" office:value-type="float" office:value="4081.352" calcext:value-type="float">
            <text:p>4081.352</text:p>
          </table:table-cell>
          <table:table-cell table:number-columns-repeated="2"/>
        </table:table-row>
        <table:table-row table:style-name="ro1">
          <table:table-cell office:value-type="float" office:value="9786465" calcext:value-type="float">
            <text:p>9786465</text:p>
          </table:table-cell>
          <table:table-cell table:formula="of:=[.C4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548190519</text:p>
          </table:table-cell>
          <table:table-cell office:value-type="string" calcext:value-type="string">
            <text:p>USB Connector Type:Mini USB Type B; USB Standard:USB 2.0 OTG; Gender:Receptacle; No. of Positions:5; Connector Mounting:Through Hole Mount; Orientation:Right Angle; Contact Material:Co</text:p>
          </table:table-cell>
          <table:table-cell office:value-type="float" office:value="9634" calcext:value-type="float">
            <text:p>9634</text:p>
          </table:table-cell>
          <table:table-cell office:value-type="float" office:value="411.227" calcext:value-type="float">
            <text:p>411.227</text:p>
          </table:table-cell>
          <table:table-cell table:formula="of:=['farnell-a'.G4]*['farnell-a'.B4]" office:value-type="float" office:value="4523.497" calcext:value-type="float">
            <text:p>4523.497</text:p>
          </table:table-cell>
          <table:table-cell table:number-columns-repeated="2"/>
        </table:table-row>
        <table:table-row table:style-name="ro1">
          <table:table-cell office:value-type="float" office:value="1842068" calcext:value-type="float">
            <text:p>1842068</text:p>
          </table:table-cell>
          <table:table-cell table:formula="of:=[.C5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M-25.000MAAJ-T</text:p>
          </table:table-cell>
          <table:table-cell office:value-type="string" calcext:value-type="string">
            <text:p>Product Range:7M Series; Frequency Nom:25MHz; Frequency Stability + / -:30ppm; Frequency Tolerance + / -:30ppm; Crystal Case:SMD, 3.2mm x 2.5mm; Load Capacitance:18pF; Operating Tempe</text:p>
          </table:table-cell>
          <table:table-cell office:value-type="float" office:value="3037" calcext:value-type="float">
            <text:p>3037</text:p>
          </table:table-cell>
          <table:table-cell office:value-type="float" office:value="307.647" calcext:value-type="float">
            <text:p>307.647</text:p>
          </table:table-cell>
          <table:table-cell table:formula="of:=['farnell-a'.G5]*['farnell-a'.B5]" office:value-type="float" office:value="3384.117" calcext:value-type="float">
            <text:p>3384.117</text:p>
          </table:table-cell>
          <table:table-cell table:number-columns-repeated="2"/>
        </table:table-row>
        <table:table-row table:style-name="ro1">
          <table:table-cell office:value-type="float" office:value="1842060" calcext:value-type="float">
            <text:p>1842060</text:p>
          </table:table-cell>
          <table:table-cell table:formula="of:=[.C6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M-16.000MAAJ-T</text:p>
          </table:table-cell>
          <table:table-cell office:value-type="string" calcext:value-type="string">
            <text:p>Product Range:7M Series; Frequency Nom:16MHz; Frequency Stability + / -:30ppm; Frequency Tolerance + / -:30ppm; Crystal Case:SMD, 3.2mm x 2.5mm; Load Capacitance:18pF; Operating Tempe</text:p>
          </table:table-cell>
          <table:table-cell office:value-type="float" office:value="13369" calcext:value-type="float">
            <text:p>13369</text:p>
          </table:table-cell>
          <table:table-cell office:value-type="float" office:value="280.438" calcext:value-type="float">
            <text:p>280.438</text:p>
          </table:table-cell>
          <table:table-cell table:formula="of:=['farnell-a'.G6]*['farnell-a'.B6]" office:value-type="float" office:value="3084.818" calcext:value-type="float">
            <text:p>3084.818</text:p>
          </table:table-cell>
          <table:table-cell table:number-columns-repeated="2"/>
        </table:table-row>
        <table:table-row table:style-name="ro1">
          <table:table-cell office:value-type="float" office:value="7568347" calcext:value-type="float">
            <text:p>7568347</text:p>
          </table:table-cell>
          <table:table-cell table:formula="of:=[.C7]*[Overview.$H$1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031U220GAT2A</text:p>
          </table:table-cell>
          <table:table-cell office:value-type="string" calcext:value-type="string">
            <text:p>Capacitance:22pF; Capacitance Tolerance:± 2%; Voltage Rating:100V; Capacitor Case Style:0603 [1608 Metric]; Operating Temperature Max:125°C; Packaging:Cut Tape; Product Range:Accu-P Se</text:p>
          </table:table-cell>
          <table:table-cell office:value-type="float" office:value="6115" calcext:value-type="float">
            <text:p>6115</text:p>
          </table:table-cell>
          <table:table-cell office:value-type="float" office:value="64.931" calcext:value-type="float">
            <text:p>64.931</text:p>
          </table:table-cell>
          <table:table-cell table:formula="of:=['farnell-a'.G7]*['farnell-a'.B7]" office:value-type="float" office:value="2856.964" calcext:value-type="float">
            <text:p>2856.964</text:p>
          </table:table-cell>
          <table:table-cell table:number-columns-repeated="2"/>
        </table:table-row>
        <table:table-row table:style-name="ro1">
          <table:table-cell office:value-type="float" office:value="1685757" calcext:value-type="float">
            <text:p>1685757</text:p>
          </table:table-cell>
          <table:table-cell table:formula="of:=[.C8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670MF-3.3/NOPB</text:p>
          </table:table-cell>
          <table:table-cell office:value-type="string" calcext:value-type="string">
            <text:p>Input Voltage Min:2.5V; Input Voltage Max:5.5V; DC / DC Converter IC Case:SOT-23; No. of Pins:5; Output Current:350mA; Output Voltage Nom.:3.3V; Switching Frequency:1MHz; Topology:Buck (Step Down); O</text:p>
          </table:table-cell>
          <table:table-cell office:value-type="float" office:value="1396" calcext:value-type="float">
            <text:p>1396</text:p>
          </table:table-cell>
          <table:table-cell office:value-type="float" office:value="248.9" calcext:value-type="float">
            <text:p>248.9</text:p>
          </table:table-cell>
          <table:table-cell table:formula="of:=['farnell-a'.G8]*['farnell-a'.B8]" office:value-type="float" office:value="2737.9" calcext:value-type="float">
            <text:p>2737.9</text:p>
          </table:table-cell>
          <table:table-cell table:number-columns-repeated="2"/>
        </table:table-row>
        <table:table-row table:style-name="ro1">
          <table:table-cell office:value-type="float" office:value="1828826" calcext:value-type="float">
            <text:p>1828826</text:p>
          </table:table-cell>
          <table:table-cell table:formula="of:=[.C9]*[Overview.$H$16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M188R71C105KA12D</text:p>
          </table:table-cell>
          <table:table-cell office:value-type="string" calcext:value-type="string">
            <text:p>Product Range:GRM Series; Capacitance:1µF; Capacitance Tolerance:± 10%; Dielectric Characteristic:X7R; Voltage Rating:16V; Ceramic Capacitor Case:0603 [1608 Metric]; Operating Temperature</text:p>
          </table:table-cell>
          <table:table-cell office:value-type="float" office:value="18491" calcext:value-type="float">
            <text:p>18491</text:p>
          </table:table-cell>
          <table:table-cell office:value-type="float" office:value="40.288" calcext:value-type="float">
            <text:p>40.288</text:p>
          </table:table-cell>
          <table:table-cell table:formula="of:=['farnell-a'.G9]*['farnell-a'.B9]" office:value-type="float" office:value="2215.84" calcext:value-type="float">
            <text:p>2215.84</text:p>
          </table:table-cell>
          <table:table-cell table:number-columns-repeated="2"/>
        </table:table-row>
        <table:table-row table:style-name="ro1">
          <table:table-cell office:value-type="float" office:value="1797012" calcext:value-type="float">
            <text:p>1797012</text:p>
          </table:table-cell>
          <table:table-cell table:formula="of:=[.C10]*[Overview.$H$1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M188R71A225KE15D</text:p>
          </table:table-cell>
          <table:table-cell office:value-type="string" calcext:value-type="string">
            <text:p>Product Range:GRM Series; Capacitance:2.2µF; Capacitance Tolerance:± 10%; Dielectric Characteristic:X7R; Voltage Rating:10V; Ceramic Capacitor Case:0603 [1608 Metric]; Operating Temperat</text:p>
          </table:table-cell>
          <table:table-cell office:value-type="float" office:value="780" calcext:value-type="float">
            <text:p>780</text:p>
          </table:table-cell>
          <table:table-cell office:value-type="float" office:value="49.471" calcext:value-type="float">
            <text:p>49.471</text:p>
          </table:table-cell>
          <table:table-cell table:formula="of:=['farnell-a'.G10]*['farnell-a'.B10]" office:value-type="float" office:value="2176.724" calcext:value-type="float">
            <text:p>2176.724</text:p>
          </table:table-cell>
          <table:table-cell table:number-columns-repeated="2"/>
        </table:table-row>
        <table:table-row table:style-name="ro1">
          <table:table-cell office:value-type="float" office:value="1332159" calcext:value-type="float">
            <text:p>1332159</text:p>
          </table:table-cell>
          <table:table-cell table:formula="of:=[.C11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2T-2ACI/OT</text:p>
          </table:table-cell>
          <table:table-cell office:value-type="string" calcext:value-type="string">
            <text:p>Battery Type:Li-Ion, Li-Pol; Input Voltage:6V; Battery Charge Voltage:4.2V; Charge Current Max:500mA; Battery IC Case Style:SOT-23; No. of Pins:5; No. of Series Cells:1; Operating Temper</text:p>
          </table:table-cell>
          <table:table-cell office:value-type="float" office:value="9342" calcext:value-type="float">
            <text:p>9342</text:p>
          </table:table-cell>
          <table:table-cell office:value-type="float" office:value="161.708" calcext:value-type="float">
            <text:p>161.708</text:p>
          </table:table-cell>
          <table:table-cell table:formula="of:=['farnell-a'.G11]*['farnell-a'.B11]" office:value-type="float" office:value="1778.788" calcext:value-type="float">
            <text:p>1778.788</text:p>
          </table:table-cell>
          <table:table-cell table:number-columns-repeated="2"/>
        </table:table-row>
        <table:table-row table:style-name="ro1">
          <table:table-cell office:value-type="float" office:value="1735528" calcext:value-type="float">
            <text:p>1735528</text:p>
          </table:table-cell>
          <table:table-cell table:formula="of:=[.C12]*[Overview.$H$16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M188R60J106ME47D</text:p>
          </table:table-cell>
          <table:table-cell office:value-type="string" calcext:value-type="string">
            <text:p>Product Range:GRM Series; Capacitance:10µF; Capacitance Tolerance:± 20%; Dielectric Characteristic:X5R; Voltage Rating:6.3V; Ceramic Capacitor Case:0603 [1608 Metric]; Operating Temperat</text:p>
          </table:table-cell>
          <table:table-cell office:value-type="float" office:value="37278" calcext:value-type="float">
            <text:p>37278</text:p>
          </table:table-cell>
          <table:table-cell office:value-type="float" office:value="78.844" calcext:value-type="float">
            <text:p>78.844</text:p>
          </table:table-cell>
          <table:table-cell table:formula="of:=['farnell-a'.G12]*['farnell-a'.B12]" office:value-type="float" office:value="1734.568" calcext:value-type="float">
            <text:p>1734.568</text:p>
          </table:table-cell>
          <table:table-cell table:number-columns-repeated="2"/>
        </table:table-row>
        <table:table-row table:style-name="ro1">
          <table:table-cell office:value-type="float" office:value="1685057" calcext:value-type="float">
            <text:p>1685057</text:p>
          </table:table-cell>
          <table:table-cell table:formula="of:=[.C13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L-211YTT86K</text:p>
          </table:table-cell>
          <table:table-cell office:value-type="string" calcext:value-type="string">
            <text:p>LED Colour:Yellow; Bulb Size:1.25mm x 1.4mm; Wavelength Typ:590nm; Forward Voltage:1.8V; Forward Current If:2mA; Luminous Intensity:4mcd; Available until stocks are exhausted Alternative available</text:p>
          </table:table-cell>
          <table:table-cell office:value-type="string" calcext:value-type="string">
            <text:p>5227 Amíg a készlet tart</text:p>
          </table:table-cell>
          <table:table-cell office:value-type="float" office:value="155.215" calcext:value-type="float">
            <text:p>155.215</text:p>
          </table:table-cell>
          <table:table-cell table:formula="of:=['farnell-a'.G13]*['farnell-a'.B13]" office:value-type="float" office:value="1707.365" calcext:value-type="float">
            <text:p>1707.365</text:p>
          </table:table-cell>
          <table:table-cell table:number-columns-repeated="2"/>
        </table:table-row>
        <table:table-row table:style-name="ro1">
          <table:table-cell office:value-type="float" office:value="1463485" calcext:value-type="float">
            <text:p>1463485</text:p>
          </table:table-cell>
          <table:table-cell table:formula="of:=[.C14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C3225T100MR</text:p>
          </table:table-cell>
          <table:table-cell office:value-type="string" calcext:value-type="string">
            <text:p>Product Range:CB Series; Inductance:10µH; Inductance Tolerance:± 20%; High Frequency Inductor Case:1210 [3225 Metric]; Self Resonant Frequency Min:23MHz; DC Resistance Max:0.133ohm; DC Cur</text:p>
          </table:table-cell>
          <table:table-cell office:value-type="float" office:value="16703" calcext:value-type="float">
            <text:p>16703</text:p>
          </table:table-cell>
          <table:table-cell office:value-type="float" office:value="108.527" calcext:value-type="float">
            <text:p>108.527</text:p>
          </table:table-cell>
          <table:table-cell table:formula="of:=['farnell-a'.G14]*['farnell-a'.B14]" office:value-type="float" office:value="1193.797" calcext:value-type="float">
            <text:p>1193.797</text:p>
          </table:table-cell>
          <table:table-cell table:number-columns-repeated="2"/>
        </table:table-row>
        <table:table-row table:style-name="ro1">
          <table:table-cell office:value-type="float" office:value="7568150" calcext:value-type="float">
            <text:p>7568150</text:p>
          </table:table-cell>
          <table:table-cell table:formula="of:=[.C15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032U1R0BAT2A</text:p>
          </table:table-cell>
          <table:table-cell office:value-type="string" calcext:value-type="string">
            <text:p>Capacitance:1pF; Capacitance Tolerance:± 10%; Voltage Rating:200V; Capacitor Case Style:0603 [1608 Metric]; Operating Temperature Max:125°C; Packaging:Cut Tape; Product Range:Accu-P Ser</text:p>
          </table:table-cell>
          <table:table-cell office:value-type="float" office:value="178" calcext:value-type="float">
            <text:p>178</text:p>
          </table:table-cell>
          <table:table-cell office:value-type="float" office:value="91.521" calcext:value-type="float">
            <text:p>91.521</text:p>
          </table:table-cell>
          <table:table-cell table:formula="of:=['farnell-a'.G15]*['farnell-a'.B15]" office:value-type="float" office:value="1006.731" calcext:value-type="float">
            <text:p>1006.731</text:p>
          </table:table-cell>
          <table:table-cell table:number-columns-repeated="2"/>
        </table:table-row>
        <table:table-row table:style-name="ro1">
          <table:table-cell office:value-type="float" office:value="7568177" calcext:value-type="float">
            <text:p>7568177</text:p>
          </table:table-cell>
          <table:table-cell table:formula="of:=[.C16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032U1R5BAT2A</text:p>
          </table:table-cell>
          <table:table-cell office:value-type="string" calcext:value-type="string">
            <text:p>Capacitance:1.5pF; Capacitance Tolerance:± 0.1pF; Voltage Rating:200V; Capacitor Case Style:0603 [1608 Metric]; Operating Temperature Max:125°C; Packaging:Cut Tape; Product Range:Accu</text:p>
          </table:table-cell>
          <table:table-cell office:value-type="float" office:value="2760" calcext:value-type="float">
            <text:p>2760</text:p>
          </table:table-cell>
          <table:table-cell office:value-type="float" office:value="87.811" calcext:value-type="float">
            <text:p>87.811</text:p>
          </table:table-cell>
          <table:table-cell table:formula="of:=['farnell-a'.G16]*['farnell-a'.B16]" office:value-type="float" office:value="965.921" calcext:value-type="float">
            <text:p>965.921</text:p>
          </table:table-cell>
          <table:table-cell table:number-columns-repeated="2"/>
        </table:table-row>
        <table:table-row table:style-name="ro1">
          <table:table-cell office:value-type="float" office:value="1577639" calcext:value-type="float">
            <text:p>1577639</text:p>
          </table:table-cell>
          <table:table-cell table:formula="of:=[.C17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A3AEB334V</text:p>
          </table:table-cell>
          <table:table-cell office:value-type="string" calcext:value-type="string">
            <text:p>Product Range:AEC-Q200 ERA Series; Resistance:330kohm; Power Rating:100mW; Resistance Tolerance:± 0.1%; Voltage Rating:75V; Resistor Case Style:0603 [1608 Metric]; Packaging:Cut Ta</text:p>
          </table:table-cell>
          <table:table-cell office:value-type="float" office:value="200" calcext:value-type="float">
            <text:p>200</text:p>
          </table:table-cell>
          <table:table-cell office:value-type="float" office:value="78.535" calcext:value-type="float">
            <text:p>78.535</text:p>
          </table:table-cell>
          <table:table-cell table:formula="of:=['farnell-a'.G17]*['farnell-a'.B17]" office:value-type="float" office:value="863.885" calcext:value-type="float">
            <text:p>863.885</text:p>
          </table:table-cell>
          <table:table-cell table:number-columns-repeated="2"/>
        </table:table-row>
        <table:table-row table:style-name="ro1">
          <table:table-cell office:value-type="float" office:value="1670180" calcext:value-type="float">
            <text:p>1670180</text:p>
          </table:table-cell>
          <table:table-cell table:formula="of:=[.C18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A3AEB202V</text:p>
          </table:table-cell>
          <table:table-cell office:value-type="string" calcext:value-type="string">
            <text:p>Product Range:AEC-Q200 ERA Series; Resistance:2kohm; Power Rating:100mW; Resistance Tolerance:± 0.1%; Voltage Rating:75V; Resistor Case Style:0603 [1608 Metric]; Packaging:Cut Tape;</text:p>
          </table:table-cell>
          <table:table-cell office:value-type="float" office:value="7565" calcext:value-type="float">
            <text:p>7565</text:p>
          </table:table-cell>
          <table:table-cell office:value-type="float" office:value="73.588" calcext:value-type="float">
            <text:p>73.588</text:p>
          </table:table-cell>
          <table:table-cell table:formula="of:=['farnell-a'.G18]*['farnell-a'.B18]" office:value-type="float" office:value="809.468" calcext:value-type="float">
            <text:p>809.468</text:p>
          </table:table-cell>
          <table:table-cell table:number-columns-repeated="2"/>
        </table:table-row>
        <table:table-row table:style-name="ro1">
          <table:table-cell office:value-type="float" office:value="1577624" calcext:value-type="float">
            <text:p>1577624</text:p>
          </table:table-cell>
          <table:table-cell table:formula="of:=[.C19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A3AEB223V</text:p>
          </table:table-cell>
          <table:table-cell office:value-type="string" calcext:value-type="string">
            <text:p>Product Range:AEC-Q200 ERA Series; Resistance:22kohm; Power Rating:100mW; Resistance Tolerance:± 0.1%; Voltage Rating:75V; Resistor Case Style:0603 [1608 Metric]; Packaging:Cut Tape</text:p>
          </table:table-cell>
          <table:table-cell office:value-type="float" office:value="19037" calcext:value-type="float">
            <text:p>19037</text:p>
          </table:table-cell>
          <table:table-cell office:value-type="float" office:value="72.351" calcext:value-type="float">
            <text:p>72.351</text:p>
          </table:table-cell>
          <table:table-cell table:formula="of:=['farnell-a'.G19]*['farnell-a'.B19]" office:value-type="float" office:value="795.861" calcext:value-type="float">
            <text:p>795.861</text:p>
          </table:table-cell>
          <table:table-cell table:number-columns-repeated="2"/>
        </table:table-row>
        <table:table-row table:style-name="ro1">
          <table:table-cell office:value-type="float" office:value="1577605" calcext:value-type="float">
            <text:p>1577605</text:p>
          </table:table-cell>
          <table:table-cell table:formula="of:=[.C20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A-3AEB102V.</text:p>
          </table:table-cell>
          <table:table-cell office:value-type="string" calcext:value-type="string">
            <text:p>Product Range:AEC-Q200 ERA Series; Resistance:1kohm; Power Rating:100mW; Resistance Tolerance:± 0.1%; Voltage Rating:75V; Resistor Case Style:0603 [1608 Metric]; Packaging:Cut Tape;</text:p>
          </table:table-cell>
          <table:table-cell office:value-type="float" office:value="28550" calcext:value-type="float">
            <text:p>28550</text:p>
          </table:table-cell>
          <table:table-cell office:value-type="float" office:value="70.805" calcext:value-type="float">
            <text:p>70.805</text:p>
          </table:table-cell>
          <table:table-cell table:formula="of:=['farnell-a'.G20]*['farnell-a'.B20]" office:value-type="float" office:value="778.855" calcext:value-type="float">
            <text:p>778.855</text:p>
          </table:table-cell>
          <table:table-cell table:number-columns-repeated="2"/>
        </table:table-row>
        <table:table-row table:style-name="ro1">
          <table:table-cell office:value-type="float" office:value="1735527" calcext:value-type="float">
            <text:p>1735527</text:p>
          </table:table-cell>
          <table:table-cell table:formula="of:=[.C21]*[Overview.$H$16]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M188R60J475KE19D</text:p>
          </table:table-cell>
          <table:table-cell office:value-type="string" calcext:value-type="string">
            <text:p>Product Range:GRM Series; Capacitance:4.7µF; Capacitance Tolerance:± 10%; Dielectric Characteristic:X5R; Voltage Rating:6.3V; Ceramic Capacitor Case:0603 [1608 Metric]; Operating Temper</text:p>
          </table:table-cell>
          <table:table-cell office:value-type="float" office:value="19775" calcext:value-type="float">
            <text:p>19775</text:p>
          </table:table-cell>
          <table:table-cell office:value-type="float" office:value="20.283" calcext:value-type="float">
            <text:p>20.283</text:p>
          </table:table-cell>
          <table:table-cell table:formula="of:=['farnell-a'.G21]*['farnell-a'.B21]" office:value-type="float" office:value="669.339" calcext:value-type="float">
            <text:p>669.339</text:p>
          </table:table-cell>
          <table:table-cell table:number-columns-repeated="2"/>
        </table:table-row>
        <table:table-row table:style-name="ro1">
          <table:table-cell office:value-type="float" office:value="1198370" calcext:value-type="float">
            <text:p>1198370</text:p>
          </table:table-cell>
          <table:table-cell table:formula="of:=[.C22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JRE3N9JFA</text:p>
          </table:table-cell>
          <table:table-cell office:value-type="string" calcext:value-type="string">
            <text:p>Product Range:ELJ-RE Series; Inductance:3.9nH; Inductance Tolerance:± 5%; High Frequency Inductor Case:0603 [1608 Metric]; Self Resonant Frequency Min:5.5; Available until stocks are exhausted</text:p>
          </table:table-cell>
          <table:table-cell office:value-type="string" calcext:value-type="string">
            <text:p>148 Amíg a készlet tart</text:p>
          </table:table-cell>
          <table:table-cell office:value-type="float" office:value="56.119" calcext:value-type="float">
            <text:p>56.119</text:p>
          </table:table-cell>
          <table:table-cell table:formula="of:=['farnell-a'.G22]*['farnell-a'.B22]" office:value-type="float" office:value="617.309" calcext:value-type="float">
            <text:p>617.309</text:p>
          </table:table-cell>
          <table:table-cell table:number-columns-repeated="2"/>
        </table:table-row>
        <table:table-row table:style-name="ro1">
          <table:table-cell office:value-type="float" office:value="1327679" calcext:value-type="float">
            <text:p>1327679</text:p>
          </table:table-cell>
          <table:table-cell table:formula="of:=[.C23]*[Overview.$H$16]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603YC104KAT2A</text:p>
          </table:table-cell>
          <table:table-cell office:value-type="string" calcext:value-type="string">
            <text:p>Product Range:-; Capacitance:0.1µF; Capacitance Tolerance:± 10%; Dielectric Characteristic:X7R; Voltage Rating:16V; Ceramic Capacitor Case:0603 [1608 Metric]; Operating Temperature Min:-</text:p>
          </table:table-cell>
          <table:table-cell office:value-type="float" office:value="101916" calcext:value-type="float">
            <text:p>101916</text:p>
          </table:table-cell>
          <table:table-cell office:value-type="float" office:value="5.102" calcext:value-type="float">
            <text:p>5.102</text:p>
          </table:table-cell>
          <table:table-cell table:formula="of:=['farnell-a'.G23]*['farnell-a'.B23]" office:value-type="float" office:value="448.976" calcext:value-type="float">
            <text:p>448.976</text:p>
          </table:table-cell>
          <table:table-cell table:number-columns-repeated="2"/>
        </table:table-row>
        <table:table-row table:style-name="ro1">
          <table:table-cell office:value-type="float" office:value="1833866" calcext:value-type="float">
            <text:p>1833866</text:p>
          </table:table-cell>
          <table:table-cell table:formula="of:=[.C24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035A4R7CAT2A</text:p>
          </table:table-cell>
          <table:table-cell office:value-type="string" calcext:value-type="string">
            <text:p>Product Range:-; Capacitance:4.7pF; Capacitance Tolerance:± 0.25pF; Dielectric Characteristic:C0G / NP0; Voltage Rating:50V; Ceramic Capacitor Case:0603 [1608 Metric]; Operating Temp</text:p>
          </table:table-cell>
          <table:table-cell office:value-type="float" office:value="11741" calcext:value-type="float">
            <text:p>11741</text:p>
          </table:table-cell>
          <table:table-cell office:value-type="float" office:value="40.813" calcext:value-type="float">
            <text:p>40.813</text:p>
          </table:table-cell>
          <table:table-cell table:formula="of:=['farnell-a'.G24]*['farnell-a'.B24]" office:value-type="float" office:value="448.943" calcext:value-type="float">
            <text:p>448.943</text:p>
          </table:table-cell>
          <table:table-cell table:number-columns-repeated="2"/>
        </table:table-row>
        <table:table-row table:style-name="ro1">
          <table:table-cell office:value-type="float" office:value="1198375" calcext:value-type="float">
            <text:p>1198375</text:p>
          </table:table-cell>
          <table:table-cell table:formula="of:=[.C25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JRE8N2JFA</text:p>
          </table:table-cell>
          <table:table-cell office:value-type="string" calcext:value-type="string">
            <text:p>Product Range:ELJ-RE Series; Inductance:8.2nH; Inductance Tolerance:± 5%; High Frequency Inductor Case:0603 [1608 Metric]; Self Resonant Frequency Min:3.5; Available until stocks are exhausted</text:p>
          </table:table-cell>
          <table:table-cell office:value-type="string" calcext:value-type="string">
            <text:p>283 Amíg a készlet tart</text:p>
          </table:table-cell>
          <table:table-cell office:value-type="float" office:value="40.813" calcext:value-type="float">
            <text:p>40.813</text:p>
          </table:table-cell>
          <table:table-cell table:formula="of:=['farnell-a'.G25]*['farnell-a'.B25]" office:value-type="float" office:value="448.943" calcext:value-type="float">
            <text:p>448.943</text:p>
          </table:table-cell>
          <table:table-cell table:number-columns-repeated="2"/>
        </table:table-row>
        <table:table-row table:style-name="ro1">
          <table:table-cell office:value-type="float" office:value="1669603" calcext:value-type="float">
            <text:p>1669603</text:p>
          </table:table-cell>
          <table:table-cell table:formula="of:=[.C26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G1608B2N7S</text:p>
          </table:table-cell>
          <table:table-cell office:value-type="string" calcext:value-type="string">
            <text:p>Product Range:MLG Series; Inductance:2.7nH; Inductance Tolerance:± 0.3nH; High Frequency Inductor Case:0603 [1608 Metric]; Self Resonant Frequency Min:7GHz; DC Resistance Max:0.12ohm; DC Cu</text:p>
          </table:table-cell>
          <table:table-cell office:value-type="float" office:value="3092" calcext:value-type="float">
            <text:p>3092</text:p>
          </table:table-cell>
          <table:table-cell office:value-type="float" office:value="37.722" calcext:value-type="float">
            <text:p>37.722</text:p>
          </table:table-cell>
          <table:table-cell table:formula="of:=['farnell-a'.G26]*['farnell-a'.B26]" office:value-type="float" office:value="414.942" calcext:value-type="float">
            <text:p>414.942</text:p>
          </table:table-cell>
          <table:table-cell table:number-columns-repeated="2"/>
        </table:table-row>
        <table:table-row table:style-name="ro1">
          <table:table-cell office:value-type="float" office:value="2395876" calcext:value-type="float">
            <text:p>2395876</text:p>
          </table:table-cell>
          <table:table-cell table:formula="of:=[.C27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BB0603ER300V</text:p>
          </table:table-cell>
          <table:table-cell office:value-type="string" calcext:value-type="string">
            <text:p>Ferrite Case Style:0603 [1608 Metric]; Impedance @ 100MHz:30ohm; Impedance Tolerance:± 25%; DC Current Rating:500mA; DC Resistance Max:0.09ohm; Product Range:ILBB-0603 Series; Ferrite M</text:p>
          </table:table-cell>
          <table:table-cell office:value-type="float" office:value="30" calcext:value-type="float">
            <text:p>30</text:p>
          </table:table-cell>
          <table:table-cell office:value-type="float" office:value="20.747" calcext:value-type="float">
            <text:p>20.747</text:p>
          </table:table-cell>
          <table:table-cell table:formula="of:=['farnell-a'.G27]*['farnell-a'.B27]" office:value-type="float" office:value="228.217" calcext:value-type="float">
            <text:p>228.217</text:p>
          </table:table-cell>
          <table:table-cell table:number-columns-repeated="2"/>
        </table:table-row>
        <table:table-row table:style-name="ro1">
          <table:table-cell office:value-type="float" office:value="1515683" calcext:value-type="float">
            <text:p>1515683</text:p>
          </table:table-cell>
          <table:table-cell table:formula="of:=[.C28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M18BA220SN1D</text:p>
          </table:table-cell>
          <table:table-cell office:value-type="string" calcext:value-type="string">
            <text:p>Ferrite Case Style:0603 [1608 Metric]; Impedance @ 100MHz:22ohm; Impedance Tolerance:± 25%; DC Current Rating:500mA; DC Resistance Max:0.35ohm; Product Range:BLM18B Series; SVHC:No SVHC</text:p>
          </table:table-cell>
          <table:table-cell office:value-type="float" office:value="3416" calcext:value-type="float">
            <text:p>3416</text:p>
          </table:table-cell>
          <table:table-cell office:value-type="float" office:value="13.388" calcext:value-type="float">
            <text:p>13.388</text:p>
          </table:table-cell>
          <table:table-cell table:formula="of:=['farnell-a'.G28]*['farnell-a'.B28]" office:value-type="float" office:value="147.268" calcext:value-type="float">
            <text:p>147.268</text:p>
          </table:table-cell>
          <table:table-cell table:number-columns-repeated="2"/>
        </table:table-row>
        <table:table-row table:style-name="ro1">
          <table:table-cell office:value-type="float" office:value="1828917" calcext:value-type="float">
            <text:p>1828917</text:p>
          </table:table-cell>
          <table:table-cell table:formula="of:=[.C29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M188R71H333KA61D</text:p>
          </table:table-cell>
          <table:table-cell office:value-type="string" calcext:value-type="string">
            <text:p>Product Range:GRM Series; Capacitance:0.033µF; Capacitance Tolerance:± 10%; Dielectric Characteristic:X7R; Voltage Rating:50V; Ceramic Capacitor Case:0603 [1608 Metric]; Operating Tempera</text:p>
          </table:table-cell>
          <table:table-cell office:value-type="float" office:value="567" calcext:value-type="float">
            <text:p>567</text:p>
          </table:table-cell>
          <table:table-cell office:value-type="float" office:value="9.925" calcext:value-type="float">
            <text:p>9.925</text:p>
          </table:table-cell>
          <table:table-cell table:formula="of:=['farnell-a'.G29]*['farnell-a'.B29]" office:value-type="float" office:value="109.175" calcext:value-type="float">
            <text:p>109.175</text:p>
          </table:table-cell>
          <table:table-cell table:number-columns-repeated="2"/>
        </table:table-row>
        <table:table-row table:style-name="ro1">
          <table:table-cell office:value-type="float" office:value="8819963" calcext:value-type="float">
            <text:p>8819963</text:p>
          </table:table-cell>
          <table:table-cell table:formula="of:=[.C30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M188R71H222KA01D</text:p>
          </table:table-cell>
          <table:table-cell office:value-type="string" calcext:value-type="string">
            <text:p>Product Range:GRM Series; Capacitance:2200pF; Capacitance Tolerance:± 10%; Dielectric Characteristic:X7R; Voltage Rating:50V; Ceramic Capacitor Case:0603 [1608 Metric]; Operating Tempera</text:p>
          </table:table-cell>
          <table:table-cell office:value-type="float" office:value="9024" calcext:value-type="float">
            <text:p>9024</text:p>
          </table:table-cell>
          <table:table-cell office:value-type="float" office:value="6.833" calcext:value-type="float">
            <text:p>6.833</text:p>
          </table:table-cell>
          <table:table-cell table:formula="of:=['farnell-a'.G30]*['farnell-a'.B30]" office:value-type="float" office:value="75.163" calcext:value-type="float">
            <text:p>75.163</text:p>
          </table:table-cell>
          <table:table-cell table:number-columns-repeated="2"/>
        </table:table-row>
        <table:table-row table:style-name="ro1">
          <table:table-cell office:value-type="float" office:value="8819980" calcext:value-type="float">
            <text:p>8819980</text:p>
          </table:table-cell>
          <table:table-cell table:formula="of:=[.C31]*[Overview.$H$16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M188R71H103KA01D.</text:p>
          </table:table-cell>
          <table:table-cell office:value-type="string" calcext:value-type="string">
            <text:p>Product Range:GRM Series; Capacitance:0.01µF; Capacitance Tolerance:± 10%; Dielectric Characteristic:X7R; Voltage Rating:50V; Ceramic Capacitor Case:0603 [1608 Metric]; Operating Temperat</text:p>
          </table:table-cell>
          <table:table-cell office:value-type="float" office:value="116135" calcext:value-type="float">
            <text:p>116135</text:p>
          </table:table-cell>
          <table:table-cell office:value-type="float" office:value="6.555" calcext:value-type="float">
            <text:p>6.555</text:p>
          </table:table-cell>
          <table:table-cell table:formula="of:=['farnell-a'.G31]*['farnell-a'.B31]" office:value-type="float" office:value="144.21" calcext:value-type="float">
            <text:p>144.21</text:p>
          </table:table-cell>
          <table:table-cell table:number-columns-repeated="2"/>
        </table:table-row>
        <table:table-row table:style-name="ro1">
          <table:table-cell office:value-type="float" office:value="8819955" calcext:value-type="float">
            <text:p>8819955</text:p>
          </table:table-cell>
          <table:table-cell table:formula="of:=[.C32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M188R71H102KA01D</text:p>
          </table:table-cell>
          <table:table-cell office:value-type="string" calcext:value-type="string">
            <text:p>Product Range:GRM Series; Capacitance:1000pF; Capacitance Tolerance:± 10%; Dielectric Characteristic:X7R; Voltage Rating:50V; Ceramic Capacitor Case:0603 [1608 Metric]; Operating Temperatu</text:p>
          </table:table-cell>
          <table:table-cell office:value-type="float" office:value="15125" calcext:value-type="float">
            <text:p>15125</text:p>
          </table:table-cell>
          <table:table-cell office:value-type="float" office:value="6.493" calcext:value-type="float">
            <text:p>6.493</text:p>
          </table:table-cell>
          <table:table-cell table:formula="of:=['farnell-a'.G32]*['farnell-a'.B32]" office:value-type="float" office:value="71.423" calcext:value-type="float">
            <text:p>71.423</text:p>
          </table:table-cell>
          <table:table-cell table:number-columns-repeated="2"/>
        </table:table-row>
        <table:table-row table:style-name="ro1">
          <table:table-cell office:value-type="float" office:value="2494240" calcext:value-type="float">
            <text:p>2494240</text:p>
          </table:table-cell>
          <table:table-cell table:formula="of:=[.C33]*[Overview.$H$16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M188R71H221KA01D</text:p>
          </table:table-cell>
          <table:table-cell office:value-type="string" calcext:value-type="string">
            <text:p>Product Range:GRM Series; Capacitance:220pF; Capacitance Tolerance:± 10%; Dielectric Characteristic:X7R; Voltage Rating:50V; Ceramic Capacitor Case:0603 [1608 Metric]; Operating Temperat</text:p>
          </table:table-cell>
          <table:table-cell office:value-type="float" office:value="4818" calcext:value-type="float">
            <text:p>4818</text:p>
          </table:table-cell>
          <table:table-cell office:value-type="float" office:value="5.658" calcext:value-type="float">
            <text:p>5.658</text:p>
          </table:table-cell>
          <table:table-cell table:formula="of:=['farnell-a'.G33]*['farnell-a'.B33]" office:value-type="float" office:value="124.476" calcext:value-type="float">
            <text:p>124.476</text:p>
          </table:table-cell>
          <table:table-cell table:number-columns-repeated="2"/>
        </table:table-row>
        <table:table-row table:style-name="ro1">
          <table:table-cell office:value-type="float" office:value="1652902" calcext:value-type="float">
            <text:p>1652902</text:p>
          </table:table-cell>
          <table:table-cell table:formula="of:=[.C34]*[Overview.$H$16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CW06038K20FKEA</text:p>
          </table:table-cell>
          <table:table-cell office:value-type="string" calcext:value-type="string">
            <text:p>Product Range:AEC-Q200 CRCW Series; Resistance:8.2kohm; Power Rating:100mW; Resistance Tolerance:± 1%; Voltage Rating:75V; Resistor Case Style:0603 [1608 Metric]; Packaging:Cut Tape;</text:p>
          </table:table-cell>
          <table:table-cell office:value-type="float" office:value="18072" calcext:value-type="float">
            <text:p>18072</text:p>
          </table:table-cell>
          <table:table-cell office:value-type="float" office:value="5.751" calcext:value-type="float">
            <text:p>5.751</text:p>
          </table:table-cell>
          <table:table-cell table:formula="of:=['farnell-a'.G34]*['farnell-a'.B34]" office:value-type="float" office:value="126.522" calcext:value-type="float">
            <text:p>126.522</text:p>
          </table:table-cell>
          <table:table-cell table:number-columns-repeated="2"/>
        </table:table-row>
        <table:table-row table:style-name="ro1">
          <table:table-cell office:value-type="float" office:value="2303192" calcext:value-type="float">
            <text:p>2303192</text:p>
          </table:table-cell>
          <table:table-cell table:formula="of:=[.C35]*[Overview.$H$16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J3EKF1002V</text:p>
          </table:table-cell>
          <table:table-cell office:value-type="string" calcext:value-type="string">
            <text:p>Product Range:AEC-Q200 ERJ Series; Resistance:10kohm; Power Rating:100mW; Resistance Tolerance:± 1%; Voltage Rating:75V; Resistor Case Style:0603 [1608 Metric]; Packaging:Cut Tape; R</text:p>
          </table:table-cell>
          <table:table-cell office:value-type="float" office:value="273225" calcext:value-type="float">
            <text:p>273225</text:p>
          </table:table-cell>
          <table:table-cell office:value-type="float" office:value="2.659" calcext:value-type="float">
            <text:p>2.659</text:p>
          </table:table-cell>
          <table:table-cell table:formula="of:=['farnell-a'.G35]*['farnell-a'.B35]" office:value-type="float" office:value="146.245" calcext:value-type="float">
            <text:p>146.245</text:p>
          </table:table-cell>
          <table:table-cell table:number-columns-repeated="2"/>
        </table:table-row>
        <table:table-row table:style-name="ro1">
          <table:table-cell office:value-type="float" office:value="1581241" calcext:value-type="float">
            <text:p>1581241</text:p>
          </table:table-cell>
          <table:table-cell table:formula="of:=[.C36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L-S270YC</text:p>
          </table:table-cell>
          <table:table-cell table:style-name="ce26" office:value-type="string" calcext:value-type="string">
            <text:p>MCL-S270YC LED, SMD, 0805, YELLOW 85414010</text:p>
          </table:table-cell>
          <table:table-cell/>
          <table:table-cell office:value-type="float" office:value="51.15" calcext:value-type="float">
            <text:p>51.15</text:p>
          </table:table-cell>
          <table:table-cell table:formula="of:=['farnell-a'.G36]*['farnell-a'.B36]" office:value-type="float" office:value="562.65" calcext:value-type="float">
            <text:p>562.65</text:p>
          </table:table-cell>
          <table:table-cell table:number-columns-repeated="2"/>
        </table:table-row>
        <table:table-row table:style-name="ro1">
          <table:table-cell office:value-type="float" office:value="2424712" calcext:value-type="float">
            <text:p>2424712</text:p>
          </table:table-cell>
          <table:table-cell table:formula="of:=[.C37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4786039A</text:p>
          </table:table-cell>
          <table:table-cell office:value-type="string" calcext:value-type="string">
            <text:p>INDUCTOR, MULTILAYER, 3.9NH, 0.6A, 0603 85045095</text:p>
          </table:table-cell>
          <table:table-cell/>
          <table:table-cell office:value-type="float" office:value="46.5" calcext:value-type="float">
            <text:p>46.5</text:p>
          </table:table-cell>
          <table:table-cell table:formula="of:=['farnell-a'.G37]*['farnell-a'.B37]" office:value-type="float" office:value="511.5" calcext:value-type="float">
            <text:p>511.5</text:p>
          </table:table-cell>
          <table:table-cell table:number-columns-repeated="2"/>
        </table:table-row>
        <table:table-row table:style-name="ro1">
          <table:table-cell office:value-type="float" office:value="1160331" calcext:value-type="float">
            <text:p>1160331</text:p>
          </table:table-cell>
          <table:table-cell table:formula="of:=[.C38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F0603R-2K00BT1</text:p>
          </table:table-cell>
          <table:table-cell office:value-type="string" calcext:value-type="string">
            <text:p>PCF0603R-2K00BT1 RES, THIN FILM, 2K, 0.1%, 0.063W, 0603 85332100</text:p>
          </table:table-cell>
          <table:table-cell/>
          <table:table-cell office:value-type="float" office:value="114.7" calcext:value-type="float">
            <text:p>114.7</text:p>
          </table:table-cell>
          <table:table-cell table:formula="of:=['farnell-a'.G38]*['farnell-a'.B38]" office:value-type="float" office:value="1261.7" calcext:value-type="float">
            <text:p>1261.7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H2:.H38])" office:value-type="float" office:value="77604.791" calcext:value-type="float">
            <text:p>77604.79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hipp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HUF</text:p>
          </table:table-cell>
          <table:table-cell table:style-name="ce27" table:formula="of:=['farnell-a'.G40]/310" office:value-type="float" office:value="4.51612903225807" calcext:value-type="float">
            <text:p>4.52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T</text:p>
          </table:table-cell>
          <table:table-cell office:value-type="float" office:value="0" calcext:value-type="float">
            <text:p>0</text:p>
          </table:table-cell>
          <table:table-cell/>
          <table:table-cell table:style-name="ce27"/>
          <table:table-cell/>
        </table:table-row>
        <table:table-row table:style-name="ro1">
          <table:table-cell table:number-columns-repeated="6"/>
          <table:table-cell table:formula="of:=['farnell-a'.G39]*['farnell-a'.G41]+['farnell-a'.G39]+['farnell-a'.G40]" office:value-type="float" office:value="79004.791" calcext:value-type="float">
            <text:p>79004.791</text:p>
          </table:table-cell>
          <table:table-cell office:value-type="string" calcext:value-type="string">
            <text:p>HUF</text:p>
          </table:table-cell>
          <table:table-cell table:style-name="ce27" table:formula="of:=['farnell-a'.G42]/310" office:value-type="float" office:value="254.854164516129" calcext:value-type="float">
            <text:p>254.85</text:p>
          </table:table-cell>
          <table:table-cell office:value-type="string" calcext:value-type="string">
            <text:p>EUR</text:p>
          </table:table-cell>
        </table:table-row>
      </table:table>
      <table:table table:name="farnell3310" table:style-name="ta1">
        <table:table-column table:style-name="co23" table:default-cell-style-name="Default"/>
        <table:table-column table:style-name="co24" table:number-columns-repeated="2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arnell id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Vendor #</text:p>
          </table:table-cell>
          <table:table-cell office:value-type="string" calcext:value-type="string">
            <text:p>Vendor / description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 price</text:p>
          </table:table-cell>
          <table:table-cell table:number-columns-repeated="2"/>
        </table:table-row>
        <table:table-row table:style-name="ro1">
          <table:table-cell office:value-type="float" office:value="2215221" calcext:value-type="float">
            <text:p>2215221</text:p>
          </table:table-cell>
          <table:table-cell table:formula="of:=[.C2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205RGT6</text:p>
          </table:table-cell>
          <table:table-cell office:value-type="string" calcext:value-type="string">
            <text:p>Architecture:ARM Cortex-M3; CPU Speed:120MHz; Program Memory Size:1MB; RAM Memory Size:128KB; No. of Pins:64; MCU Case Style:LQFP; No. of I/O's:51; Embedded Interface Type:CAN, I2C</text:p>
          </table:table-cell>
          <table:table-cell office:value-type="float" office:value="37" calcext:value-type="float">
            <text:p>37</text:p>
          </table:table-cell>
          <table:table-cell office:value-type="float" office:value="3122.849" calcext:value-type="float">
            <text:p>3122.849</text:p>
          </table:table-cell>
          <table:table-cell table:formula="of:=[farnell3310.G2]*[farnell3310.B2]" office:value-type="float" office:value="34351.339" calcext:value-type="float">
            <text:p>34351.339</text:p>
          </table:table-cell>
          <table:table-cell table:number-columns-repeated="2"/>
        </table:table-row>
        <table:table-row table:style-name="ro1">
          <table:table-cell office:value-type="float" office:value="1764377" calcext:value-type="float">
            <text:p>1764377</text:p>
          </table:table-cell>
          <table:table-cell table:formula="of:=[.C3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3D-SF</text:p>
          </table:table-cell>
          <table:table-cell office:value-type="string" calcext:value-type="string">
            <text:p>Product Range:DM3 Series; Connector Type:Memory Socket; No. of Contacts:8; Contact Material:Copper Alloy; Contact Plating:Gold Plated Contacts; Contact Resistance:100mohm; Contac</text:p>
          </table:table-cell>
          <table:table-cell office:value-type="float" office:value="13" calcext:value-type="float">
            <text:p>13</text:p>
          </table:table-cell>
          <table:table-cell office:value-type="float" office:value="371.032" calcext:value-type="float">
            <text:p>371.032</text:p>
          </table:table-cell>
          <table:table-cell table:formula="of:=[farnell3310.G3]*[farnell3310.B3]" office:value-type="float" office:value="4081.352" calcext:value-type="float">
            <text:p>4081.352</text:p>
          </table:table-cell>
          <table:table-cell table:number-columns-repeated="2"/>
        </table:table-row>
        <table:table-row table:style-name="ro1">
          <table:table-cell office:value-type="float" office:value="9786465" calcext:value-type="float">
            <text:p>9786465</text:p>
          </table:table-cell>
          <table:table-cell table:formula="of:=[.C4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548190519</text:p>
          </table:table-cell>
          <table:table-cell office:value-type="string" calcext:value-type="string">
            <text:p>USB Connector Type:Mini USB Type B; USB Standard:USB 2.0 OTG; Gender:Receptacle; No. of Positions:5; Connector Mounting:Through Hole Mount; Orientation:Right Angle; Contact Material:Co</text:p>
          </table:table-cell>
          <table:table-cell office:value-type="float" office:value="9634" calcext:value-type="float">
            <text:p>9634</text:p>
          </table:table-cell>
          <table:table-cell office:value-type="float" office:value="411.227" calcext:value-type="float">
            <text:p>411.227</text:p>
          </table:table-cell>
          <table:table-cell table:formula="of:=[farnell3310.G4]*[farnell3310.B4]" office:value-type="float" office:value="4523.497" calcext:value-type="float">
            <text:p>4523.497</text:p>
          </table:table-cell>
          <table:table-cell table:number-columns-repeated="2"/>
        </table:table-row>
        <table:table-row table:style-name="ro1">
          <table:table-cell office:value-type="float" office:value="1842068" calcext:value-type="float">
            <text:p>1842068</text:p>
          </table:table-cell>
          <table:table-cell table:formula="of:=[.C5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M-25.000MAAJ-T</text:p>
          </table:table-cell>
          <table:table-cell office:value-type="string" calcext:value-type="string">
            <text:p>Product Range:7M Series; Frequency Nom:25MHz; Frequency Stability + / -:30ppm; Frequency Tolerance + / -:30ppm; Crystal Case:SMD, 3.2mm x 2.5mm; Load Capacitance:18pF; Operating Tempe</text:p>
          </table:table-cell>
          <table:table-cell office:value-type="float" office:value="3037" calcext:value-type="float">
            <text:p>3037</text:p>
          </table:table-cell>
          <table:table-cell office:value-type="float" office:value="307.647" calcext:value-type="float">
            <text:p>307.647</text:p>
          </table:table-cell>
          <table:table-cell table:formula="of:=[farnell3310.G5]*[farnell3310.B5]" office:value-type="float" office:value="3384.117" calcext:value-type="float">
            <text:p>3384.117</text:p>
          </table:table-cell>
          <table:table-cell table:number-columns-repeated="2"/>
        </table:table-row>
        <table:table-row table:style-name="ro1">
          <table:table-cell office:value-type="float" office:value="1842060" calcext:value-type="float">
            <text:p>1842060</text:p>
          </table:table-cell>
          <table:table-cell table:formula="of:=[.C6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M-16.000MAAJ-T</text:p>
          </table:table-cell>
          <table:table-cell office:value-type="string" calcext:value-type="string">
            <text:p>Product Range:7M Series; Frequency Nom:16MHz; Frequency Stability + / -:30ppm; Frequency Tolerance + / -:30ppm; Crystal Case:SMD, 3.2mm x 2.5mm; Load Capacitance:18pF; Operating Tempe</text:p>
          </table:table-cell>
          <table:table-cell office:value-type="float" office:value="13369" calcext:value-type="float">
            <text:p>13369</text:p>
          </table:table-cell>
          <table:table-cell office:value-type="float" office:value="280.438" calcext:value-type="float">
            <text:p>280.438</text:p>
          </table:table-cell>
          <table:table-cell table:formula="of:=[farnell3310.G6]*[farnell3310.B6]" office:value-type="float" office:value="3084.818" calcext:value-type="float">
            <text:p>3084.818</text:p>
          </table:table-cell>
          <table:table-cell table:number-columns-repeated="2"/>
        </table:table-row>
        <table:table-row table:style-name="ro1">
          <table:table-cell office:value-type="float" office:value="7568347" calcext:value-type="float">
            <text:p>7568347</text:p>
          </table:table-cell>
          <table:table-cell table:formula="of:=[.C7]*[Overview.$I$1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031U220GAT2A</text:p>
          </table:table-cell>
          <table:table-cell office:value-type="string" calcext:value-type="string">
            <text:p>Capacitance:22pF; Capacitance Tolerance:± 2%; Voltage Rating:100V; Capacitor Case Style:0603 [1608 Metric]; Operating Temperature Max:125°C; Packaging:Cut Tape; Product Range:Accu-P Se</text:p>
          </table:table-cell>
          <table:table-cell office:value-type="float" office:value="6115" calcext:value-type="float">
            <text:p>6115</text:p>
          </table:table-cell>
          <table:table-cell office:value-type="float" office:value="64.931" calcext:value-type="float">
            <text:p>64.931</text:p>
          </table:table-cell>
          <table:table-cell table:formula="of:=[farnell3310.G7]*[farnell3310.B7]" office:value-type="float" office:value="2856.964" calcext:value-type="float">
            <text:p>2856.964</text:p>
          </table:table-cell>
          <table:table-cell table:number-columns-repeated="2"/>
        </table:table-row>
        <table:table-row table:style-name="ro1">
          <table:table-cell office:value-type="float" office:value="1685757" calcext:value-type="float">
            <text:p>1685757</text:p>
          </table:table-cell>
          <table:table-cell table:formula="of:=[.C8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670MF-3.3/NOPB</text:p>
          </table:table-cell>
          <table:table-cell office:value-type="string" calcext:value-type="string">
            <text:p>Input Voltage Min:2.5V; Input Voltage Max:5.5V; DC / DC Converter IC Case:SOT-23; No. of Pins:5; Output Current:350mA; Output Voltage Nom.:3.3V; Switching Frequency:1MHz; Topology:Buck (Step Down); O</text:p>
          </table:table-cell>
          <table:table-cell office:value-type="float" office:value="1396" calcext:value-type="float">
            <text:p>1396</text:p>
          </table:table-cell>
          <table:table-cell office:value-type="float" office:value="248.9" calcext:value-type="float">
            <text:p>248.9</text:p>
          </table:table-cell>
          <table:table-cell table:formula="of:=[farnell3310.G8]*[farnell3310.B8]" office:value-type="float" office:value="2737.9" calcext:value-type="float">
            <text:p>2737.9</text:p>
          </table:table-cell>
          <table:table-cell table:number-columns-repeated="2"/>
        </table:table-row>
        <table:table-row table:style-name="ro1">
          <table:table-cell office:value-type="float" office:value="1828826" calcext:value-type="float">
            <text:p>1828826</text:p>
          </table:table-cell>
          <table:table-cell table:formula="of:=[.C9]*[Overview.$I$16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M188R71C105KA12D</text:p>
          </table:table-cell>
          <table:table-cell office:value-type="string" calcext:value-type="string">
            <text:p>Product Range:GRM Series; Capacitance:1µF; Capacitance Tolerance:± 10%; Dielectric Characteristic:X7R; Voltage Rating:16V; Ceramic Capacitor Case:0603 [1608 Metric]; Operating Temperature</text:p>
          </table:table-cell>
          <table:table-cell office:value-type="float" office:value="18491" calcext:value-type="float">
            <text:p>18491</text:p>
          </table:table-cell>
          <table:table-cell office:value-type="float" office:value="40.288" calcext:value-type="float">
            <text:p>40.288</text:p>
          </table:table-cell>
          <table:table-cell table:formula="of:=[farnell3310.G9]*[farnell3310.B9]" office:value-type="float" office:value="2215.84" calcext:value-type="float">
            <text:p>2215.84</text:p>
          </table:table-cell>
          <table:table-cell table:number-columns-repeated="2"/>
        </table:table-row>
        <table:table-row table:style-name="ro1">
          <table:table-cell office:value-type="float" office:value="1797012" calcext:value-type="float">
            <text:p>1797012</text:p>
          </table:table-cell>
          <table:table-cell table:formula="of:=[.C10]*[Overview.$I$1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M188R71A225KE15D</text:p>
          </table:table-cell>
          <table:table-cell office:value-type="string" calcext:value-type="string">
            <text:p>Product Range:GRM Series; Capacitance:2.2µF; Capacitance Tolerance:± 10%; Dielectric Characteristic:X7R; Voltage Rating:10V; Ceramic Capacitor Case:0603 [1608 Metric]; Operating Temperat</text:p>
          </table:table-cell>
          <table:table-cell office:value-type="float" office:value="780" calcext:value-type="float">
            <text:p>780</text:p>
          </table:table-cell>
          <table:table-cell office:value-type="float" office:value="49.471" calcext:value-type="float">
            <text:p>49.471</text:p>
          </table:table-cell>
          <table:table-cell table:formula="of:=[farnell3310.G10]*[farnell3310.B10]" office:value-type="float" office:value="2176.724" calcext:value-type="float">
            <text:p>2176.724</text:p>
          </table:table-cell>
          <table:table-cell table:number-columns-repeated="2"/>
        </table:table-row>
        <table:table-row table:style-name="ro1">
          <table:table-cell office:value-type="float" office:value="1332159" calcext:value-type="float">
            <text:p>1332159</text:p>
          </table:table-cell>
          <table:table-cell table:formula="of:=[.C11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2T-2ACI/OT</text:p>
          </table:table-cell>
          <table:table-cell office:value-type="string" calcext:value-type="string">
            <text:p>Battery Type:Li-Ion, Li-Pol; Input Voltage:6V; Battery Charge Voltage:4.2V; Charge Current Max:500mA; Battery IC Case Style:SOT-23; No. of Pins:5; No. of Series Cells:1; Operating Temper</text:p>
          </table:table-cell>
          <table:table-cell office:value-type="float" office:value="9342" calcext:value-type="float">
            <text:p>9342</text:p>
          </table:table-cell>
          <table:table-cell office:value-type="float" office:value="161.708" calcext:value-type="float">
            <text:p>161.708</text:p>
          </table:table-cell>
          <table:table-cell table:formula="of:=[farnell3310.G11]*[farnell3310.B11]" office:value-type="float" office:value="1778.788" calcext:value-type="float">
            <text:p>1778.788</text:p>
          </table:table-cell>
          <table:table-cell table:number-columns-repeated="2"/>
        </table:table-row>
        <table:table-row table:style-name="ro1">
          <table:table-cell office:value-type="float" office:value="1735528" calcext:value-type="float">
            <text:p>1735528</text:p>
          </table:table-cell>
          <table:table-cell table:formula="of:=[.C12]*[Overview.$I$16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M188R60J106ME47D</text:p>
          </table:table-cell>
          <table:table-cell office:value-type="string" calcext:value-type="string">
            <text:p>Product Range:GRM Series; Capacitance:10µF; Capacitance Tolerance:± 20%; Dielectric Characteristic:X5R; Voltage Rating:6.3V; Ceramic Capacitor Case:0603 [1608 Metric]; Operating Temperat</text:p>
          </table:table-cell>
          <table:table-cell office:value-type="float" office:value="37278" calcext:value-type="float">
            <text:p>37278</text:p>
          </table:table-cell>
          <table:table-cell office:value-type="float" office:value="78.844" calcext:value-type="float">
            <text:p>78.844</text:p>
          </table:table-cell>
          <table:table-cell table:formula="of:=[farnell3310.G12]*[farnell3310.B12]" office:value-type="float" office:value="1734.568" calcext:value-type="float">
            <text:p>1734.568</text:p>
          </table:table-cell>
          <table:table-cell table:number-columns-repeated="2"/>
        </table:table-row>
        <table:table-row table:style-name="ro1">
          <table:table-cell office:value-type="float" office:value="1685057" calcext:value-type="float">
            <text:p>1685057</text:p>
          </table:table-cell>
          <table:table-cell table:formula="of:=[.C13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L-211YTT86K</text:p>
          </table:table-cell>
          <table:table-cell office:value-type="string" calcext:value-type="string">
            <text:p>LED Colour:Yellow; Bulb Size:1.25mm x 1.4mm; Wavelength Typ:590nm; Forward Voltage:1.8V; Forward Current If:2mA; Luminous Intensity:4mcd; Available until stocks are exhausted Alternative available</text:p>
          </table:table-cell>
          <table:table-cell office:value-type="string" calcext:value-type="string">
            <text:p>5227 Amíg a készlet tart</text:p>
          </table:table-cell>
          <table:table-cell office:value-type="float" office:value="155.215" calcext:value-type="float">
            <text:p>155.215</text:p>
          </table:table-cell>
          <table:table-cell table:formula="of:=[farnell3310.G13]*[farnell3310.B13]" office:value-type="float" office:value="1707.365" calcext:value-type="float">
            <text:p>1707.365</text:p>
          </table:table-cell>
          <table:table-cell table:number-columns-repeated="2"/>
        </table:table-row>
        <table:table-row table:style-name="ro1">
          <table:table-cell office:value-type="float" office:value="1463485" calcext:value-type="float">
            <text:p>1463485</text:p>
          </table:table-cell>
          <table:table-cell table:formula="of:=[.C14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C3225T100MR</text:p>
          </table:table-cell>
          <table:table-cell office:value-type="string" calcext:value-type="string">
            <text:p>Product Range:CB Series; Inductance:10µH; Inductance Tolerance:± 20%; High Frequency Inductor Case:1210 [3225 Metric]; Self Resonant Frequency Min:23MHz; DC Resistance Max:0.133ohm; DC Cur</text:p>
          </table:table-cell>
          <table:table-cell office:value-type="float" office:value="16703" calcext:value-type="float">
            <text:p>16703</text:p>
          </table:table-cell>
          <table:table-cell office:value-type="float" office:value="108.527" calcext:value-type="float">
            <text:p>108.527</text:p>
          </table:table-cell>
          <table:table-cell table:formula="of:=[farnell3310.G14]*[farnell3310.B14]" office:value-type="float" office:value="1193.797" calcext:value-type="float">
            <text:p>1193.797</text:p>
          </table:table-cell>
          <table:table-cell table:number-columns-repeated="2"/>
        </table:table-row>
        <table:table-row table:style-name="ro1">
          <table:table-cell office:value-type="float" office:value="7568150" calcext:value-type="float">
            <text:p>7568150</text:p>
          </table:table-cell>
          <table:table-cell table:formula="of:=[.C15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032U1R0BAT2A</text:p>
          </table:table-cell>
          <table:table-cell office:value-type="string" calcext:value-type="string">
            <text:p>Capacitance:1pF; Capacitance Tolerance:± 10%; Voltage Rating:200V; Capacitor Case Style:0603 [1608 Metric]; Operating Temperature Max:125°C; Packaging:Cut Tape; Product Range:Accu-P Ser</text:p>
          </table:table-cell>
          <table:table-cell office:value-type="float" office:value="178" calcext:value-type="float">
            <text:p>178</text:p>
          </table:table-cell>
          <table:table-cell office:value-type="float" office:value="91.521" calcext:value-type="float">
            <text:p>91.521</text:p>
          </table:table-cell>
          <table:table-cell table:formula="of:=[farnell3310.G15]*[farnell3310.B15]" office:value-type="float" office:value="1006.731" calcext:value-type="float">
            <text:p>1006.731</text:p>
          </table:table-cell>
          <table:table-cell table:number-columns-repeated="2"/>
        </table:table-row>
        <table:table-row table:style-name="ro1">
          <table:table-cell office:value-type="float" office:value="7568177" calcext:value-type="float">
            <text:p>7568177</text:p>
          </table:table-cell>
          <table:table-cell table:formula="of:=[.C16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032U1R5BAT2A</text:p>
          </table:table-cell>
          <table:table-cell office:value-type="string" calcext:value-type="string">
            <text:p>Capacitance:1.5pF; Capacitance Tolerance:± 0.1pF; Voltage Rating:200V; Capacitor Case Style:0603 [1608 Metric]; Operating Temperature Max:125°C; Packaging:Cut Tape; Product Range:Accu</text:p>
          </table:table-cell>
          <table:table-cell office:value-type="float" office:value="2760" calcext:value-type="float">
            <text:p>2760</text:p>
          </table:table-cell>
          <table:table-cell office:value-type="float" office:value="87.811" calcext:value-type="float">
            <text:p>87.811</text:p>
          </table:table-cell>
          <table:table-cell table:formula="of:=[farnell3310.G16]*[farnell3310.B16]" office:value-type="float" office:value="965.921" calcext:value-type="float">
            <text:p>965.921</text:p>
          </table:table-cell>
          <table:table-cell table:number-columns-repeated="2"/>
        </table:table-row>
        <table:table-row table:style-name="ro1">
          <table:table-cell office:value-type="float" office:value="1577639" calcext:value-type="float">
            <text:p>1577639</text:p>
          </table:table-cell>
          <table:table-cell table:formula="of:=[.C17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A3AEB334V</text:p>
          </table:table-cell>
          <table:table-cell office:value-type="string" calcext:value-type="string">
            <text:p>Product Range:AEC-Q200 ERA Series; Resistance:330kohm; Power Rating:100mW; Resistance Tolerance:± 0.1%; Voltage Rating:75V; Resistor Case Style:0603 [1608 Metric]; Packaging:Cut Ta</text:p>
          </table:table-cell>
          <table:table-cell office:value-type="float" office:value="200" calcext:value-type="float">
            <text:p>200</text:p>
          </table:table-cell>
          <table:table-cell office:value-type="float" office:value="78.535" calcext:value-type="float">
            <text:p>78.535</text:p>
          </table:table-cell>
          <table:table-cell table:formula="of:=[farnell3310.G17]*[farnell3310.B17]" office:value-type="float" office:value="863.885" calcext:value-type="float">
            <text:p>863.885</text:p>
          </table:table-cell>
          <table:table-cell table:number-columns-repeated="2"/>
        </table:table-row>
        <table:table-row table:style-name="ro1">
          <table:table-cell office:value-type="float" office:value="1670180" calcext:value-type="float">
            <text:p>1670180</text:p>
          </table:table-cell>
          <table:table-cell table:formula="of:=[.C18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A3AEB202V</text:p>
          </table:table-cell>
          <table:table-cell office:value-type="string" calcext:value-type="string">
            <text:p>Product Range:AEC-Q200 ERA Series; Resistance:2kohm; Power Rating:100mW; Resistance Tolerance:± 0.1%; Voltage Rating:75V; Resistor Case Style:0603 [1608 Metric]; Packaging:Cut Tape;</text:p>
          </table:table-cell>
          <table:table-cell office:value-type="float" office:value="7565" calcext:value-type="float">
            <text:p>7565</text:p>
          </table:table-cell>
          <table:table-cell office:value-type="float" office:value="73.588" calcext:value-type="float">
            <text:p>73.588</text:p>
          </table:table-cell>
          <table:table-cell table:formula="of:=[farnell3310.G18]*[farnell3310.B18]" office:value-type="float" office:value="809.468" calcext:value-type="float">
            <text:p>809.468</text:p>
          </table:table-cell>
          <table:table-cell table:number-columns-repeated="2"/>
        </table:table-row>
        <table:table-row table:style-name="ro1">
          <table:table-cell office:value-type="float" office:value="1577624" calcext:value-type="float">
            <text:p>1577624</text:p>
          </table:table-cell>
          <table:table-cell table:formula="of:=[.C19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A3AEB223V</text:p>
          </table:table-cell>
          <table:table-cell office:value-type="string" calcext:value-type="string">
            <text:p>Product Range:AEC-Q200 ERA Series; Resistance:22kohm; Power Rating:100mW; Resistance Tolerance:± 0.1%; Voltage Rating:75V; Resistor Case Style:0603 [1608 Metric]; Packaging:Cut Tape</text:p>
          </table:table-cell>
          <table:table-cell office:value-type="float" office:value="19037" calcext:value-type="float">
            <text:p>19037</text:p>
          </table:table-cell>
          <table:table-cell office:value-type="float" office:value="72.351" calcext:value-type="float">
            <text:p>72.351</text:p>
          </table:table-cell>
          <table:table-cell table:formula="of:=[farnell3310.G19]*[farnell3310.B19]" office:value-type="float" office:value="795.861" calcext:value-type="float">
            <text:p>795.861</text:p>
          </table:table-cell>
          <table:table-cell table:number-columns-repeated="2"/>
        </table:table-row>
        <table:table-row table:style-name="ro1">
          <table:table-cell office:value-type="float" office:value="1577605" calcext:value-type="float">
            <text:p>1577605</text:p>
          </table:table-cell>
          <table:table-cell table:formula="of:=[.C20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A-3AEB102V.</text:p>
          </table:table-cell>
          <table:table-cell office:value-type="string" calcext:value-type="string">
            <text:p>Product Range:AEC-Q200 ERA Series; Resistance:1kohm; Power Rating:100mW; Resistance Tolerance:± 0.1%; Voltage Rating:75V; Resistor Case Style:0603 [1608 Metric]; Packaging:Cut Tape;</text:p>
          </table:table-cell>
          <table:table-cell office:value-type="float" office:value="28550" calcext:value-type="float">
            <text:p>28550</text:p>
          </table:table-cell>
          <table:table-cell office:value-type="float" office:value="70.805" calcext:value-type="float">
            <text:p>70.805</text:p>
          </table:table-cell>
          <table:table-cell table:formula="of:=[farnell3310.G20]*[farnell3310.B20]" office:value-type="float" office:value="778.855" calcext:value-type="float">
            <text:p>778.855</text:p>
          </table:table-cell>
          <table:table-cell table:number-columns-repeated="2"/>
        </table:table-row>
        <table:table-row table:style-name="ro1">
          <table:table-cell office:value-type="float" office:value="1735527" calcext:value-type="float">
            <text:p>1735527</text:p>
          </table:table-cell>
          <table:table-cell table:formula="of:=[.C21]*[Overview.$I$16]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M188R60J475KE19D</text:p>
          </table:table-cell>
          <table:table-cell office:value-type="string" calcext:value-type="string">
            <text:p>Product Range:GRM Series; Capacitance:4.7µF; Capacitance Tolerance:± 10%; Dielectric Characteristic:X5R; Voltage Rating:6.3V; Ceramic Capacitor Case:0603 [1608 Metric]; Operating Temper</text:p>
          </table:table-cell>
          <table:table-cell office:value-type="float" office:value="19775" calcext:value-type="float">
            <text:p>19775</text:p>
          </table:table-cell>
          <table:table-cell office:value-type="float" office:value="20.283" calcext:value-type="float">
            <text:p>20.283</text:p>
          </table:table-cell>
          <table:table-cell table:formula="of:=[farnell3310.G21]*[farnell3310.B21]" office:value-type="float" office:value="669.339" calcext:value-type="float">
            <text:p>669.339</text:p>
          </table:table-cell>
          <table:table-cell table:number-columns-repeated="2"/>
        </table:table-row>
        <table:table-row table:style-name="ro1">
          <table:table-cell office:value-type="float" office:value="1198370" calcext:value-type="float">
            <text:p>1198370</text:p>
          </table:table-cell>
          <table:table-cell table:formula="of:=[.C22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JRE3N9JFA</text:p>
          </table:table-cell>
          <table:table-cell office:value-type="string" calcext:value-type="string">
            <text:p>Product Range:ELJ-RE Series; Inductance:3.9nH; Inductance Tolerance:± 5%; High Frequency Inductor Case:0603 [1608 Metric]; Self Resonant Frequency Min:5.5; Available until stocks are exhausted</text:p>
          </table:table-cell>
          <table:table-cell office:value-type="string" calcext:value-type="string">
            <text:p>148 Amíg a készlet tart</text:p>
          </table:table-cell>
          <table:table-cell office:value-type="float" office:value="56.119" calcext:value-type="float">
            <text:p>56.119</text:p>
          </table:table-cell>
          <table:table-cell table:formula="of:=[farnell3310.G22]*[farnell3310.B22]" office:value-type="float" office:value="617.309" calcext:value-type="float">
            <text:p>617.309</text:p>
          </table:table-cell>
          <table:table-cell table:number-columns-repeated="2"/>
        </table:table-row>
        <table:table-row table:style-name="ro1">
          <table:table-cell office:value-type="float" office:value="1327679" calcext:value-type="float">
            <text:p>1327679</text:p>
          </table:table-cell>
          <table:table-cell table:formula="of:=[.C23]*[Overview.$I$16]"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603YC104KAT2A</text:p>
          </table:table-cell>
          <table:table-cell office:value-type="string" calcext:value-type="string">
            <text:p>Product Range:-; Capacitance:0.1µF; Capacitance Tolerance:± 10%; Dielectric Characteristic:X7R; Voltage Rating:16V; Ceramic Capacitor Case:0603 [1608 Metric]; Operating Temperature Min:-</text:p>
          </table:table-cell>
          <table:table-cell office:value-type="float" office:value="101916" calcext:value-type="float">
            <text:p>101916</text:p>
          </table:table-cell>
          <table:table-cell office:value-type="float" office:value="5.102" calcext:value-type="float">
            <text:p>5.102</text:p>
          </table:table-cell>
          <table:table-cell table:formula="of:=[farnell3310.G23]*[farnell3310.B23]" office:value-type="float" office:value="505.098" calcext:value-type="float">
            <text:p>505.098</text:p>
          </table:table-cell>
          <table:table-cell table:number-columns-repeated="2"/>
        </table:table-row>
        <table:table-row table:style-name="ro1">
          <table:table-cell office:value-type="float" office:value="1833866" calcext:value-type="float">
            <text:p>1833866</text:p>
          </table:table-cell>
          <table:table-cell table:formula="of:=[.C24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035A4R7CAT2A</text:p>
          </table:table-cell>
          <table:table-cell office:value-type="string" calcext:value-type="string">
            <text:p>Product Range:-; Capacitance:4.7pF; Capacitance Tolerance:± 0.25pF; Dielectric Characteristic:C0G / NP0; Voltage Rating:50V; Ceramic Capacitor Case:0603 [1608 Metric]; Operating Temp</text:p>
          </table:table-cell>
          <table:table-cell office:value-type="float" office:value="11741" calcext:value-type="float">
            <text:p>11741</text:p>
          </table:table-cell>
          <table:table-cell office:value-type="float" office:value="40.813" calcext:value-type="float">
            <text:p>40.813</text:p>
          </table:table-cell>
          <table:table-cell table:formula="of:=[farnell3310.G24]*[farnell3310.B24]" office:value-type="float" office:value="448.943" calcext:value-type="float">
            <text:p>448.943</text:p>
          </table:table-cell>
          <table:table-cell table:number-columns-repeated="2"/>
        </table:table-row>
        <table:table-row table:style-name="ro1">
          <table:table-cell office:value-type="float" office:value="1198375" calcext:value-type="float">
            <text:p>1198375</text:p>
          </table:table-cell>
          <table:table-cell table:formula="of:=[.C25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JRE8N2JFA</text:p>
          </table:table-cell>
          <table:table-cell office:value-type="string" calcext:value-type="string">
            <text:p>Product Range:ELJ-RE Series; Inductance:8.2nH; Inductance Tolerance:± 5%; High Frequency Inductor Case:0603 [1608 Metric]; Self Resonant Frequency Min:3.5; Available until stocks are exhausted</text:p>
          </table:table-cell>
          <table:table-cell office:value-type="string" calcext:value-type="string">
            <text:p>283 Amíg a készlet tart</text:p>
          </table:table-cell>
          <table:table-cell office:value-type="float" office:value="40.813" calcext:value-type="float">
            <text:p>40.813</text:p>
          </table:table-cell>
          <table:table-cell table:formula="of:=[farnell3310.G25]*[farnell3310.B25]" office:value-type="float" office:value="448.943" calcext:value-type="float">
            <text:p>448.943</text:p>
          </table:table-cell>
          <table:table-cell table:number-columns-repeated="2"/>
        </table:table-row>
        <table:table-row table:style-name="ro1">
          <table:table-cell office:value-type="float" office:value="1669603" calcext:value-type="float">
            <text:p>1669603</text:p>
          </table:table-cell>
          <table:table-cell table:formula="of:=[.C26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G1608B2N7S</text:p>
          </table:table-cell>
          <table:table-cell office:value-type="string" calcext:value-type="string">
            <text:p>Product Range:MLG Series; Inductance:2.7nH; Inductance Tolerance:± 0.3nH; High Frequency Inductor Case:0603 [1608 Metric]; Self Resonant Frequency Min:7GHz; DC Resistance Max:0.12ohm; DC Cu</text:p>
          </table:table-cell>
          <table:table-cell office:value-type="float" office:value="3092" calcext:value-type="float">
            <text:p>3092</text:p>
          </table:table-cell>
          <table:table-cell office:value-type="float" office:value="37.722" calcext:value-type="float">
            <text:p>37.722</text:p>
          </table:table-cell>
          <table:table-cell table:formula="of:=[farnell3310.G26]*[farnell3310.B26]" office:value-type="float" office:value="414.942" calcext:value-type="float">
            <text:p>414.942</text:p>
          </table:table-cell>
          <table:table-cell table:number-columns-repeated="2"/>
        </table:table-row>
        <table:table-row table:style-name="ro1">
          <table:table-cell office:value-type="float" office:value="2395876" calcext:value-type="float">
            <text:p>2395876</text:p>
          </table:table-cell>
          <table:table-cell table:formula="of:=[.C27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BB0603ER300V</text:p>
          </table:table-cell>
          <table:table-cell office:value-type="string" calcext:value-type="string">
            <text:p>Ferrite Case Style:0603 [1608 Metric]; Impedance @ 100MHz:30ohm; Impedance Tolerance:± 25%; DC Current Rating:500mA; DC Resistance Max:0.09ohm; Product Range:ILBB-0603 Series; Ferrite M</text:p>
          </table:table-cell>
          <table:table-cell office:value-type="float" office:value="30" calcext:value-type="float">
            <text:p>30</text:p>
          </table:table-cell>
          <table:table-cell office:value-type="float" office:value="20.747" calcext:value-type="float">
            <text:p>20.747</text:p>
          </table:table-cell>
          <table:table-cell table:formula="of:=[farnell3310.G27]*[farnell3310.B27]" office:value-type="float" office:value="228.217" calcext:value-type="float">
            <text:p>228.217</text:p>
          </table:table-cell>
          <table:table-cell table:number-columns-repeated="2"/>
        </table:table-row>
        <table:table-row table:style-name="ro1">
          <table:table-cell office:value-type="float" office:value="1515683" calcext:value-type="float">
            <text:p>1515683</text:p>
          </table:table-cell>
          <table:table-cell table:formula="of:=[.C28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M18BA220SN1D</text:p>
          </table:table-cell>
          <table:table-cell office:value-type="string" calcext:value-type="string">
            <text:p>Ferrite Case Style:0603 [1608 Metric]; Impedance @ 100MHz:22ohm; Impedance Tolerance:± 25%; DC Current Rating:500mA; DC Resistance Max:0.35ohm; Product Range:BLM18B Series; SVHC:No SVHC</text:p>
          </table:table-cell>
          <table:table-cell office:value-type="float" office:value="3416" calcext:value-type="float">
            <text:p>3416</text:p>
          </table:table-cell>
          <table:table-cell office:value-type="float" office:value="13.388" calcext:value-type="float">
            <text:p>13.388</text:p>
          </table:table-cell>
          <table:table-cell table:formula="of:=[farnell3310.G28]*[farnell3310.B28]" office:value-type="float" office:value="147.268" calcext:value-type="float">
            <text:p>147.268</text:p>
          </table:table-cell>
          <table:table-cell table:number-columns-repeated="2"/>
        </table:table-row>
        <table:table-row table:style-name="ro1">
          <table:table-cell office:value-type="float" office:value="1828917" calcext:value-type="float">
            <text:p>1828917</text:p>
          </table:table-cell>
          <table:table-cell table:formula="of:=[.C29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M188R71H333KA61D</text:p>
          </table:table-cell>
          <table:table-cell office:value-type="string" calcext:value-type="string">
            <text:p>Product Range:GRM Series; Capacitance:0.033µF; Capacitance Tolerance:± 10%; Dielectric Characteristic:X7R; Voltage Rating:50V; Ceramic Capacitor Case:0603 [1608 Metric]; Operating Tempera</text:p>
          </table:table-cell>
          <table:table-cell office:value-type="float" office:value="567" calcext:value-type="float">
            <text:p>567</text:p>
          </table:table-cell>
          <table:table-cell office:value-type="float" office:value="9.925" calcext:value-type="float">
            <text:p>9.925</text:p>
          </table:table-cell>
          <table:table-cell table:formula="of:=[farnell3310.G29]*[farnell3310.B29]" office:value-type="float" office:value="109.175" calcext:value-type="float">
            <text:p>109.175</text:p>
          </table:table-cell>
          <table:table-cell table:number-columns-repeated="2"/>
        </table:table-row>
        <table:table-row table:style-name="ro1">
          <table:table-cell office:value-type="float" office:value="8819963" calcext:value-type="float">
            <text:p>8819963</text:p>
          </table:table-cell>
          <table:table-cell table:formula="of:=[.C30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M188R71H222KA01D</text:p>
          </table:table-cell>
          <table:table-cell office:value-type="string" calcext:value-type="string">
            <text:p>Product Range:GRM Series; Capacitance:2200pF; Capacitance Tolerance:± 10%; Dielectric Characteristic:X7R; Voltage Rating:50V; Ceramic Capacitor Case:0603 [1608 Metric]; Operating Tempera</text:p>
          </table:table-cell>
          <table:table-cell office:value-type="float" office:value="9024" calcext:value-type="float">
            <text:p>9024</text:p>
          </table:table-cell>
          <table:table-cell office:value-type="float" office:value="6.833" calcext:value-type="float">
            <text:p>6.833</text:p>
          </table:table-cell>
          <table:table-cell table:formula="of:=[farnell3310.G30]*[farnell3310.B30]" office:value-type="float" office:value="75.163" calcext:value-type="float">
            <text:p>75.163</text:p>
          </table:table-cell>
          <table:table-cell table:number-columns-repeated="2"/>
        </table:table-row>
        <table:table-row table:style-name="ro1">
          <table:table-cell office:value-type="float" office:value="8819980" calcext:value-type="float">
            <text:p>8819980</text:p>
          </table:table-cell>
          <table:table-cell table:formula="of:=[.C31]*[Overview.$I$16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M188R71H103KA01D.</text:p>
          </table:table-cell>
          <table:table-cell office:value-type="string" calcext:value-type="string">
            <text:p>Product Range:GRM Series; Capacitance:0.01µF; Capacitance Tolerance:± 10%; Dielectric Characteristic:X7R; Voltage Rating:50V; Ceramic Capacitor Case:0603 [1608 Metric]; Operating Temperat</text:p>
          </table:table-cell>
          <table:table-cell office:value-type="float" office:value="116135" calcext:value-type="float">
            <text:p>116135</text:p>
          </table:table-cell>
          <table:table-cell office:value-type="float" office:value="6.555" calcext:value-type="float">
            <text:p>6.555</text:p>
          </table:table-cell>
          <table:table-cell table:formula="of:=[farnell3310.G31]*[farnell3310.B31]" office:value-type="float" office:value="144.21" calcext:value-type="float">
            <text:p>144.21</text:p>
          </table:table-cell>
          <table:table-cell table:number-columns-repeated="2"/>
        </table:table-row>
        <table:table-row table:style-name="ro1">
          <table:table-cell office:value-type="float" office:value="8819955" calcext:value-type="float">
            <text:p>8819955</text:p>
          </table:table-cell>
          <table:table-cell table:formula="of:=[.C32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M188R71H102KA01D</text:p>
          </table:table-cell>
          <table:table-cell office:value-type="string" calcext:value-type="string">
            <text:p>Product Range:GRM Series; Capacitance:1000pF; Capacitance Tolerance:± 10%; Dielectric Characteristic:X7R; Voltage Rating:50V; Ceramic Capacitor Case:0603 [1608 Metric]; Operating Temperatu</text:p>
          </table:table-cell>
          <table:table-cell office:value-type="float" office:value="15125" calcext:value-type="float">
            <text:p>15125</text:p>
          </table:table-cell>
          <table:table-cell office:value-type="float" office:value="6.493" calcext:value-type="float">
            <text:p>6.493</text:p>
          </table:table-cell>
          <table:table-cell table:formula="of:=[farnell3310.G32]*[farnell3310.B32]" office:value-type="float" office:value="71.423" calcext:value-type="float">
            <text:p>71.423</text:p>
          </table:table-cell>
          <table:table-cell table:number-columns-repeated="2"/>
        </table:table-row>
        <table:table-row table:style-name="ro1">
          <table:table-cell office:value-type="float" office:value="2494240" calcext:value-type="float">
            <text:p>2494240</text:p>
          </table:table-cell>
          <table:table-cell table:formula="of:=[.C33]*[Overview.$I$16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M188R71H221KA01D</text:p>
          </table:table-cell>
          <table:table-cell office:value-type="string" calcext:value-type="string">
            <text:p>Product Range:GRM Series; Capacitance:220pF; Capacitance Tolerance:± 10%; Dielectric Characteristic:X7R; Voltage Rating:50V; Ceramic Capacitor Case:0603 [1608 Metric]; Operating Temperat</text:p>
          </table:table-cell>
          <table:table-cell office:value-type="float" office:value="4818" calcext:value-type="float">
            <text:p>4818</text:p>
          </table:table-cell>
          <table:table-cell office:value-type="float" office:value="5.658" calcext:value-type="float">
            <text:p>5.658</text:p>
          </table:table-cell>
          <table:table-cell table:formula="of:=[farnell3310.G33]*[farnell3310.B33]" office:value-type="float" office:value="124.476" calcext:value-type="float">
            <text:p>124.476</text:p>
          </table:table-cell>
          <table:table-cell table:number-columns-repeated="2"/>
        </table:table-row>
        <table:table-row table:style-name="ro1">
          <table:table-cell office:value-type="float" office:value="1652902" calcext:value-type="float">
            <text:p>1652902</text:p>
          </table:table-cell>
          <table:table-cell table:formula="of:=[.C34]*[Overview.$I$16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CW06038K20FKEA</text:p>
          </table:table-cell>
          <table:table-cell office:value-type="string" calcext:value-type="string">
            <text:p>Product Range:AEC-Q200 CRCW Series; Resistance:8.2kohm; Power Rating:100mW; Resistance Tolerance:± 1%; Voltage Rating:75V; Resistor Case Style:0603 [1608 Metric]; Packaging:Cut Tape;</text:p>
          </table:table-cell>
          <table:table-cell office:value-type="float" office:value="18072" calcext:value-type="float">
            <text:p>18072</text:p>
          </table:table-cell>
          <table:table-cell office:value-type="float" office:value="5.751" calcext:value-type="float">
            <text:p>5.751</text:p>
          </table:table-cell>
          <table:table-cell table:formula="of:=[farnell3310.G34]*[farnell3310.B34]" office:value-type="float" office:value="126.522" calcext:value-type="float">
            <text:p>126.522</text:p>
          </table:table-cell>
          <table:table-cell table:number-columns-repeated="2"/>
        </table:table-row>
        <table:table-row table:style-name="ro1">
          <table:table-cell office:value-type="float" office:value="2303192" calcext:value-type="float">
            <text:p>2303192</text:p>
          </table:table-cell>
          <table:table-cell table:formula="of:=[.C35]*[Overview.$I$16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J3EKF1002V</text:p>
          </table:table-cell>
          <table:table-cell office:value-type="string" calcext:value-type="string">
            <text:p>Product Range:AEC-Q200 ERJ Series; Resistance:10kohm; Power Rating:100mW; Resistance Tolerance:± 1%; Voltage Rating:75V; Resistor Case Style:0603 [1608 Metric]; Packaging:Cut Tape; R</text:p>
          </table:table-cell>
          <table:table-cell office:value-type="float" office:value="273225" calcext:value-type="float">
            <text:p>273225</text:p>
          </table:table-cell>
          <table:table-cell office:value-type="float" office:value="2.659" calcext:value-type="float">
            <text:p>2.659</text:p>
          </table:table-cell>
          <table:table-cell table:formula="of:=[farnell3310.G35]*[farnell3310.B35]" office:value-type="float" office:value="146.245" calcext:value-type="float">
            <text:p>146.245</text:p>
          </table:table-cell>
          <table:table-cell table:number-columns-repeated="2"/>
        </table:table-row>
        <table:table-row table:style-name="ro1">
          <table:table-cell office:value-type="float" office:value="2453270" calcext:value-type="float">
            <text:p>2453270</text:p>
          </table:table-cell>
          <table:table-cell table:formula="of:=[.C36]*[Overview.$I$16]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N4148WT</text:p>
          </table:table-cell>
          <table:table-cell office:value-type="string" calcext:value-type="string">
            <text:p>Diode Configuration:Single; Repetitive Reverse Voltage Vrrm Max:75V; Forward Current If(AV):300mA; Forward Voltage VF Max:1V; Reverse Recovery Time trr Max:4ns; Forward Surge Current If</text:p>
          </table:table-cell>
          <table:table-cell office:value-type="float" office:value="11630" calcext:value-type="float">
            <text:p>11630</text:p>
          </table:table-cell>
          <table:table-cell office:value-type="float" office:value="45.451" calcext:value-type="float">
            <text:p>45.451</text:p>
          </table:table-cell>
          <table:table-cell table:formula="of:=[farnell3310.G36]*[farnell3310.B36]" office:value-type="float" office:value="3999.688" calcext:value-type="float">
            <text:p>3999.688</text:p>
          </table:table-cell>
          <table:table-cell table:number-columns-repeated="2"/>
        </table:table-row>
        <table:table-row table:style-name="ro1">
          <table:table-cell office:value-type="float" office:value="1581241" calcext:value-type="float">
            <text:p>1581241</text:p>
          </table:table-cell>
          <table:table-cell table:formula="of:=[.C37]*[Overview.$I$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L-S270YC</text:p>
          </table:table-cell>
          <table:table-cell table:style-name="ce26" office:value-type="string" calcext:value-type="string">
            <text:p>MCL-S270YC LED, SMD, 0805, YELLOW 85414010</text:p>
          </table:table-cell>
          <table:table-cell/>
          <table:table-cell office:value-type="float" office:value="51.15" calcext:value-type="float">
            <text:p>51.15</text:p>
          </table:table-cell>
          <table:table-cell table:formula="of:=[farnell3310.G37]*[farnell3310.B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4712" calcext:value-type="float">
            <text:p>2424712</text:p>
          </table:table-cell>
          <table:table-cell table:formula="of:=[.C38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4786039A</text:p>
          </table:table-cell>
          <table:table-cell office:value-type="string" calcext:value-type="string">
            <text:p>INDUCTOR, MULTILAYER, 3.9NH, 0.6A, 0603 85045095</text:p>
          </table:table-cell>
          <table:table-cell/>
          <table:table-cell office:value-type="float" office:value="46.5" calcext:value-type="float">
            <text:p>46.5</text:p>
          </table:table-cell>
          <table:table-cell table:formula="of:=[farnell3310.G38]*[farnell3310.B38]" office:value-type="float" office:value="511.5" calcext:value-type="float">
            <text:p>511.5</text:p>
          </table:table-cell>
          <table:table-cell table:number-columns-repeated="2"/>
        </table:table-row>
        <table:table-row table:style-name="ro1">
          <table:table-cell office:value-type="float" office:value="1160331" calcext:value-type="float">
            <text:p>1160331</text:p>
          </table:table-cell>
          <table:table-cell table:formula="of:=[.C39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F0603R-2K00BT1</text:p>
          </table:table-cell>
          <table:table-cell office:value-type="string" calcext:value-type="string">
            <text:p>PCF0603R-2K00BT1 RES, THIN FILM, 2K, 0.1%, 0.063W, 0603 85332100</text:p>
          </table:table-cell>
          <table:table-cell/>
          <table:table-cell office:value-type="float" office:value="114.7" calcext:value-type="float">
            <text:p>114.7</text:p>
          </table:table-cell>
          <table:table-cell table:formula="of:=[farnell3310.G39]*[farnell3310.B39]" office:value-type="float" office:value="1261.7" calcext:value-type="float">
            <text:p>1261.7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farnell3310.H2:.H39])" office:value-type="float" office:value="81097.951" calcext:value-type="float">
            <text:p>81097.951</text:p>
          </table:table-cell>
          <table:table-cell office:value-type="string" calcext:value-type="string">
            <text:p>HUF</text:p>
          </table:table-cell>
          <table:table-cell table:style-name="ce27" table:formula="of:=[farnell3310.G42]/310" office:value-type="float" office:value="261.606293548387" calcext:value-type="float">
            <text:p>261.61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ipp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HUF</text:p>
          </table:table-cell>
          <table:table-cell table:style-name="ce27" table:formula="of:=[farnell3310.G43]/310" office:value-type="float" office:value="4.51612903225807" calcext:value-type="float">
            <text:p>4.52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T</text:p>
          </table:table-cell>
          <table:table-cell office:value-type="float" office:value="0" calcext:value-type="float">
            <text:p>0</text:p>
          </table:table-cell>
          <table:table-cell/>
          <table:table-cell table:style-name="ce27"/>
          <table:table-cell/>
        </table:table-row>
        <table:table-row table:style-name="ro1">
          <table:table-cell table:number-columns-repeated="6"/>
          <table:table-cell table:formula="of:=[farnell3310.G42]*[farnell3310.G44]+[farnell3310.G42]+[farnell3310.G43]" office:value-type="float" office:value="82497.951" calcext:value-type="float">
            <text:p>82497.951</text:p>
          </table:table-cell>
          <table:table-cell office:value-type="string" calcext:value-type="string">
            <text:p>HUF</text:p>
          </table:table-cell>
          <table:table-cell table:style-name="ce27" table:formula="of:=[farnell3310.G45]/310" office:value-type="float" office:value="266.122422580645" calcext:value-type="float">
            <text:p>266.12</text:p>
          </table:table-cell>
          <table:table-cell office:value-type="string" calcext:value-type="string">
            <text:p>EUR</text:p>
          </table:table-cell>
        </table:table-row>
      </table:table>
      <table:table table:name="mouser-a" table:style-name="ta1">
        <table:table-column table:style-name="co1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qantity</text:p>
          </table:table-cell>
          <table:table-cell office:value-type="string" calcext:value-type="string">
            <text:p>Quantity/1</text:p>
          </table:table-cell>
          <table:table-cell office:value-type="string" calcext:value-type="string">
            <text:p>mouser no</text:p>
          </table:table-cell>
          <table:table-cell office:value-type="string" calcext:value-type="string">
            <text:p>Manufacturer #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formula="of:=[.B2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49-NRF24L01P-R7</text:p>
          </table:table-cell>
          <table:table-cell office:value-type="string" calcext:value-type="string">
            <text:p>NRF24L01P-R7</text:p>
          </table:table-cell>
          <table:table-cell office:value-type="float" office:value="2.72" calcext:value-type="float">
            <text:p>2.72</text:p>
          </table:table-cell>
          <table:table-cell table:formula="of:=['mouser-a'.A2]*['mouser-a'.E2]" office:value-type="float" office:value="29.92" calcext:value-type="float">
            <text:p>29.92</text:p>
          </table:table-cell>
        </table:table-row>
        <table:table-row table:style-name="ro1">
          <table:table-cell table:formula="of:=[.B3]*[Overview.$H$16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12-TL3330AF130QG</text:p>
          </table:table-cell>
          <table:table-cell office:value-type="string" calcext:value-type="string">
            <text:p>TL3330AF130QG</text:p>
          </table:table-cell>
          <table:table-cell office:value-type="float" office:value="0.38" calcext:value-type="float">
            <text:p>0.38</text:p>
          </table:table-cell>
          <table:table-cell table:formula="of:=['mouser-a'.A3]*['mouser-a'.E3]" office:value-type="float" office:value="20.9" calcext:value-type="float">
            <text:p>20.9</text:p>
          </table:table-cell>
        </table:table-row>
        <table:table-row table:style-name="ro1">
          <table:table-cell table:formula="of:=[.B4]*[Overview.$H$16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2-EG1257</text:p>
          </table:table-cell>
          <table:table-cell office:value-type="string" calcext:value-type="string">
            <text:p>EG1257</text:p>
          </table:table-cell>
          <table:table-cell office:value-type="float" office:value="0.894" calcext:value-type="float">
            <text:p>0.894</text:p>
          </table:table-cell>
          <table:table-cell table:formula="of:=['mouser-a'.A4]*['mouser-a'.E4]" office:value-type="float" office:value="19.668" calcext:value-type="float">
            <text:p>19.668</text:p>
          </table:table-cell>
        </table:table-row>
        <table:table-row table:style-name="ro1">
          <table:table-cell table:formula="of:=[.B5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1-TSV912IQ2T</text:p>
          </table:table-cell>
          <table:table-cell office:value-type="string" calcext:value-type="string">
            <text:p>TSV912IQ2T</text:p>
          </table:table-cell>
          <table:table-cell office:value-type="float" office:value="0.623" calcext:value-type="float">
            <text:p>0.623</text:p>
          </table:table-cell>
          <table:table-cell table:formula="of:=['mouser-a'.A5]*['mouser-a'.E5]" office:value-type="float" office:value="6.853" calcext:value-type="float">
            <text:p>6.853</text:p>
          </table:table-cell>
        </table:table-row>
        <table:table-row table:style-name="ro1">
          <table:table-cell table:formula="of:=[.B6]*[Overview.$H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-TC75W57FKTE85LF</text:p>
          </table:table-cell>
          <table:table-cell office:value-type="string" calcext:value-type="string">
            <text:p>TC75W57FKTE85LF</text:p>
          </table:table-cell>
          <table:table-cell office:value-type="float" office:value="0.448" calcext:value-type="float">
            <text:p>0.448</text:p>
          </table:table-cell>
          <table:table-cell table:formula="of:=['mouser-a'.A6]*['mouser-a'.E6]" office:value-type="float" office:value="4.928" calcext:value-type="float">
            <text:p>4.928</text:p>
          </table:table-cell>
        </table:table-row>
        <table:table-row table:style-name="ro1">
          <table:table-cell table:formula="of:=[.B7]*[Overview.$H$16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63-MC74VHC1G66DFT1G</text:p>
          </table:table-cell>
          <table:table-cell office:value-type="string" calcext:value-type="string">
            <text:p>MC74VHC1G66DFT1G</text:p>
          </table:table-cell>
          <table:table-cell office:value-type="float" office:value="0.214" calcext:value-type="float">
            <text:p>0.214</text:p>
          </table:table-cell>
          <table:table-cell table:formula="of:=['mouser-a'.A7]*['mouser-a'.E7]" office:value-type="float" office:value="4.708" calcext:value-type="float">
            <text:p>4.708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'mouser-a'.F2:.F7])" office:value-type="float" office:value="86.977" calcext:value-type="float">
            <text:p>86.977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ipp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'mouser-a'.E11]*['mouser-a'.E13]+['mouser-a'.E11]+['mouser-a'.E12]" office:value-type="float" office:value="86.977" calcext:value-type="float">
            <text:p>86.977</text:p>
          </table:table-cell>
          <table:table-cell office:value-type="string" calcext:value-type="string">
            <text:p>EUR</text:p>
          </table:table-cell>
        </table:table-row>
      </table:table>
      <table:table table:name="mouser3310" table:style-name="ta1">
        <table:table-column table:style-name="co1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Quantity/1</text:p>
          </table:table-cell>
          <table:table-cell office:value-type="string" calcext:value-type="string">
            <text:p>mouser no</text:p>
          </table:table-cell>
          <table:table-cell office:value-type="string" calcext:value-type="string">
            <text:p>Manufacturer #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formula="of:=[.B2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49-NRF24L01P-R7</text:p>
          </table:table-cell>
          <table:table-cell office:value-type="string" calcext:value-type="string">
            <text:p>NRF24L01P-R7</text:p>
          </table:table-cell>
          <table:table-cell office:value-type="float" office:value="2.72" calcext:value-type="float">
            <text:p>2.72</text:p>
          </table:table-cell>
          <table:table-cell table:formula="of:=[mouser3310.A2]*[mouser3310.E2]" office:value-type="float" office:value="29.92" calcext:value-type="float">
            <text:p>29.92</text:p>
          </table:table-cell>
        </table:table-row>
        <table:table-row table:style-name="ro1">
          <table:table-cell table:formula="of:=[.B3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1-TSV912IQ2T</text:p>
          </table:table-cell>
          <table:table-cell office:value-type="string" calcext:value-type="string">
            <text:p>TSV912IQ2T</text:p>
          </table:table-cell>
          <table:table-cell office:value-type="float" office:value="0.623" calcext:value-type="float">
            <text:p>0.623</text:p>
          </table:table-cell>
          <table:table-cell table:formula="of:=[mouser3310.A3]*[mouser3310.E3]" office:value-type="float" office:value="6.853" calcext:value-type="float">
            <text:p>6.853</text:p>
          </table:table-cell>
        </table:table-row>
        <table:table-row table:style-name="ro1">
          <table:table-cell table:formula="of:=[.B4]*[Overview.$I$16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-TC75W57FKTE85LF</text:p>
          </table:table-cell>
          <table:table-cell office:value-type="string" calcext:value-type="string">
            <text:p>TC75W57FKTE85LF</text:p>
          </table:table-cell>
          <table:table-cell office:value-type="float" office:value="0.448" calcext:value-type="float">
            <text:p>0.448</text:p>
          </table:table-cell>
          <table:table-cell table:formula="of:=[mouser3310.A4]*[mouser3310.E4]" office:value-type="float" office:value="4.928" calcext:value-type="float">
            <text:p>4.928</text:p>
          </table:table-cell>
        </table:table-row>
        <table:table-row table:style-name="ro1">
          <table:table-cell table:formula="of:=[.B5]*[Overview.$I$16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63-MC74VHC1G66DFT1G</text:p>
          </table:table-cell>
          <table:table-cell office:value-type="string" calcext:value-type="string">
            <text:p>MC74VHC1G66DFT1G</text:p>
          </table:table-cell>
          <table:table-cell office:value-type="float" office:value="0.214" calcext:value-type="float">
            <text:p>0.214</text:p>
          </table:table-cell>
          <table:table-cell table:formula="of:=[mouser3310.A5]*[mouser3310.E5]" office:value-type="float" office:value="4.708" calcext:value-type="float">
            <text:p>4.708</text:p>
          </table:table-cell>
        </table:table-row>
        <table:table-row table:style-name="ro1">
          <table:table-cell table:formula="of:=[.B6]*[Overview.$I$16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2-EG1257</text:p>
          </table:table-cell>
          <table:table-cell office:value-type="string" calcext:value-type="string">
            <text:p>EG1257</text:p>
          </table:table-cell>
          <table:table-cell office:value-type="float" office:value="0.894" calcext:value-type="float">
            <text:p>0.894</text:p>
          </table:table-cell>
          <table:table-cell table:formula="of:=[mouser3310.A6]*[mouser3310.E6]" office:value-type="float" office:value="19.668" calcext:value-type="float">
            <text:p>19.668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mouser3310.F2:.F7])" office:value-type="float" office:value="66.077" calcext:value-type="float">
            <text:p>66.077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ipp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mouser3310.E11]*[mouser3310.E13]+[mouser3310.E11]+[mouser3310.E12]" office:value-type="float" office:value="66.077" calcext:value-type="float">
            <text:p>66.077</text:p>
          </table:table-cell>
          <table:table-cell office:value-type="string" calcext:value-type="string">
            <text:p>EU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20:38:30.090716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20:40:39.654494476</dc:date>
    <meta:editing-duration>P29DT16H43M51S</meta:editing-duration>
    <meta:editing-cycles>62</meta:editing-cycles>
    <meta:generator>LibreOffice/5.2.5.1$Linux_X86_64 LibreOffice_project/20m0$Build-1</meta:generator>
    <meta:document-statistic meta:table-count="9" meta:cell-count="1360" meta:object-count="0"/>
  </office:meta>
</office:document-meta>
</file>